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" style:font-family-generic="roman"/>
    <style:font-face style:name="Andale Sans UI" svg:font-family="'Andale Sans UI', 'Arial Unicode MS'" style:font-pitch="variable"/>
    <style:font-face style:name="Calibri1" svg:font-family="Calibri" style:font-pitch="variable"/>
    <style:font-face style:name="Mangal3" svg:font-family="Mangal" style:font-pitch="variable"/>
    <style:font-face style:name="Microsoft YaHei" svg:font-family="'Microsoft YaHei'" style:font-pitch="variable"/>
    <style:font-face style:name="Times" svg:font-family="Times, 'Times New Roman'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_31_">
      <style:table-properties style:width="18.616cm" fo:margin-left="-0.025cm" style:page-number="auto" table:align="left" style:writing-mode="lr-tb"/>
    </style:style>
    <style:style style:name="Tabla1.A" style:family="table-column">
      <style:table-column-properties style:column-width="4.773cm"/>
    </style:style>
    <style:style style:name="Tabla1.B" style:family="table-column">
      <style:table-column-properties style:column-width="3.918cm"/>
    </style:style>
    <style:style style:name="Tabla1.C" style:family="table-column">
      <style:table-column-properties style:column-width="3.916cm"/>
    </style:style>
    <style:style style:name="Tabla1.D" style:family="table-column">
      <style:table-column-properties style:column-width="0.831cm"/>
    </style:style>
    <style:style style:name="Tabla1.E" style:family="table-column">
      <style:table-column-properties style:column-width="1.29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8.579cm" fo:margin-left="0.011cm" fo:break-before="page" table:align="left" style:writing-mode="lr-tb"/>
    </style:style>
    <style:style style:name="Tabla2.A" style:family="table-column">
      <style:table-column-properties style:column-width="4.985cm"/>
    </style:style>
    <style:style style:name="Tabla2.B" style:family="table-column">
      <style:table-column-properties style:column-width="4.235cm"/>
    </style:style>
    <style:style style:name="Tabla2.C" style:family="table-column">
      <style:table-column-properties style:column-width="4.302cm"/>
    </style:style>
    <style:style style:name="Tabla2.D" style:family="table-column">
      <style:table-column-properties style:column-width="0.591cm"/>
    </style:style>
    <style:style style:name="Tabla2.E" style:family="table-column">
      <style:table-column-properties style:column-width="1.1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999999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2.H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5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" style:family="table" style:master-page-name="_33_">
      <style:table-properties style:width="18.56cm" fo:margin-left="0.032cm" style:page-number="auto" fo:break-before="auto" fo:break-after="auto" table:align="left" style:writing-mode="lr-tb"/>
    </style:style>
    <style:style style:name="Tabla3.A" style:family="table-column">
      <style:table-column-properties style:column-width="0.85cm"/>
    </style:style>
    <style:style style:name="Tabla3.B" style:family="table-column">
      <style:table-column-properties style:column-width="7.923cm"/>
    </style:style>
    <style:style style:name="Tabla3.C" style:family="table-column">
      <style:table-column-properties style:column-width="8.505cm"/>
    </style:style>
    <style:style style:name="Tabla3.D" style:family="table-column">
      <style:table-column-properties style:column-width="1.28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B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D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4" style:family="table-cell">
      <style:table-cell-properties style:vertical-align="" fo:background-color="#4b1f6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D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8" style:family="table-cell">
      <style:table-cell-properties style:vertical-align="" fo:background-color="#00b05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4" style:family="table-cell">
      <style:table-cell-properties style:vertical-align="" fo:background-color="#ff808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D2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9" style:family="table-cell">
      <style:table-cell-properties style:vertical-align="" fo:background-color="#0099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3" style:family="table-cell">
      <style:table-cell-properties style:vertical-align="" fo:background-color="#c5000b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" style:family="table" style:master-page-name="_34_">
      <style:table-properties style:width="18.579cm" fo:margin-left="0.012cm" style:page-number="auto" table:align="left" style:writing-mode="lr-tb"/>
    </style:style>
    <style:style style:name="Tabla4.A" style:family="table-column">
      <style:table-column-properties style:column-width="0.85cm"/>
    </style:style>
    <style:style style:name="Tabla4.B" style:family="table-column">
      <style:table-column-properties style:column-width="8.207cm"/>
    </style:style>
    <style:style style:name="Tabla4.C" style:family="table-column">
      <style:table-column-properties style:column-width="8.241cm"/>
    </style:style>
    <style:style style:name="Tabla4.D" style:family="table-column">
      <style:table-column-properties style:column-width="1.28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D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" fo:background-color="#4b1f6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D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8" style:family="table-cell">
      <style:table-cell-properties style:vertical-align="" fo:background-color="#00b05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4" style:family="table-cell">
      <style:table-cell-properties style:vertical-align="" fo:background-color="#ff808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" fo:background-color="#0099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5" style:family="table-cell">
      <style:table-cell-properties style:vertical-align="" fo:background-color="#c5000b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" style:family="table" style:master-page-name="_35_">
      <style:table-properties style:width="18.579cm" fo:margin-left="0.012cm" style:page-number="auto" table:align="left" style:writing-mode="lr-tb"/>
    </style:style>
    <style:style style:name="Tabla5.A" style:family="table-column">
      <style:table-column-properties style:column-width="0.99cm"/>
    </style:style>
    <style:style style:name="Tabla5.B" style:family="table-column">
      <style:table-column-properties style:column-width="7.969cm"/>
    </style:style>
    <style:style style:name="Tabla5.D" style:family="table-column">
      <style:table-column-properties style:column-width="1.65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B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D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A4" style:family="table-cell">
      <style:table-cell-properties style:vertical-align="" fo:background-color="#4b1f6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A18" style:family="table-cell">
      <style:table-cell-properties style:vertical-align="" fo:background-color="#00b05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A24" style:family="table-cell">
      <style:table-cell-properties style:vertical-align="" fo:background-color="#ff808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B2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D2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A31" style:family="table-cell">
      <style:table-cell-properties style:vertical-align="" fo:background-color="#0099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A38" style:family="table-cell">
      <style:table-cell-properties style:vertical-align="" fo:background-color="#c5000b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5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5.D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" style:family="table" style:master-page-name="_36_">
      <style:table-properties style:width="18.597cm" fo:margin-left="-0.005cm" style:page-number="auto" table:align="left" style:writing-mode="lr-tb"/>
    </style:style>
    <style:style style:name="Tabla6.A" style:family="table-column">
      <style:table-column-properties style:column-width="1.004cm"/>
    </style:style>
    <style:style style:name="Tabla6.B" style:family="table-column">
      <style:table-column-properties style:column-width="7.987cm"/>
    </style:style>
    <style:style style:name="Tabla6.C" style:family="table-column">
      <style:table-column-properties style:column-width="7.962cm"/>
    </style:style>
    <style:style style:name="Tabla6.D" style:family="table-column">
      <style:table-column-properties style:column-width="1.64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B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D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A4" style:family="table-cell">
      <style:table-cell-properties style:vertical-align="" fo:background-color="#4b1f6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B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D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9" style:family="table-cell">
      <style:table-cell-properties style:vertical-align="" fo:background-color="#00b05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5" style:family="table-cell">
      <style:table-cell-properties style:vertical-align="" fo:background-color="#ff808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8" style:family="table-cell">
      <style:table-cell-properties style:vertical-align="" fo:background-color="#0099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35" style:family="table-cell">
      <style:table-cell-properties style:vertical-align="" fo:background-color="#c5000b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10pt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1545f9" style:font-size-asian="9pt" style:font-name-complex="Calibri" style:font-size-complex="1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ca" fo:country="ES" style:font-size-asian="10pt" style:font-name-complex="Calibri" style:font-size-complex="10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ca" fo:country="ES" style:font-name-asian="Lucida Sans Unicode" style:font-size-asian="10pt" style:font-name-complex="Calibri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10pt" fo:language="ca" fo:country="ES" style:font-size-asian="10pt" style:font-name-complex="Calibri1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10pt" fo:language="ca" fo:country="ES" style:font-name-asian="Lucida Sans Unicode" style:font-size-asian="10pt" style:font-name-complex="Calibri1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Calibri1" fo:font-size="10pt" fo:language="ca" fo:country="ES" style:font-name-asian="Lucida Sans Unicode" style:font-size-asian="10pt" style:font-name-complex="Calibri1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Calibri1" fo:font-size="10pt" fo:language="ca" fo:country="ES" style:font-size-asian="10pt" style:font-name-complex="Calibri1" style:font-size-complex="10pt"/>
    </style:style>
    <style:style style:name="P10" style:family="paragraph" style:parent-style-name="Standard">
      <style:paragraph-properties style:line-height-at-least="0.353cm" fo:text-align="justify" style:justify-single-word="false"/>
      <style:text-properties style:font-name="Calibri1" fo:font-size="8pt" fo:language="ca" fo:country="ES" style:font-size-asian="8pt" style:font-name-complex="Calibri1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Calibri" fo:font-size="10pt" fo:language="ca" fo:country="ES" style:font-size-asian="10pt" style:font-name-complex="Calibri" style:font-size-complex="10pt"/>
    </style:style>
    <style:style style:name="P12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153cm"/>
        </style:tab-stops>
      </style:paragraph-properties>
      <style:text-properties style:font-name="Calibri" fo:font-size="10pt" fo:language="ca" fo:country="ES" style:font-name-asian="Times New Roman" style:font-size-asian="10pt" style:language-asian="es" style:country-asian="ES" style:font-name-complex="Calibri" style:font-size-complex="10pt" style:language-complex="ar" style:country-complex="SA" fo:hyphenate="tru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1545f9" style:font-size-asian="9pt" style:font-name-complex="Calibri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1545f9" style:font-size-asian="9pt" style:font-name-complex="Calibri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1545f9" style:font-name-asian="Lucida Sans Unicode" style:font-size-asian="9pt" style:font-name-complex="Calibri" style:font-size-complex="10pt"/>
    </style:style>
    <style:style style:name="P16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38cm"/>
          <style:tab-stop style:position="1.42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54cm"/>
          <style:tab-stop style:position="1.436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0.554cm"/>
          <style:tab-stop style:position="1.436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349cm"/>
          <style:tab-stop style:position="1.445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54cm"/>
          <style:tab-stop style:position="1.436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349cm"/>
          <style:tab-stop style:position="1.445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style:font-size-complex="10pt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0pt" fo:language="ca" fo:country="ES" style:font-size-asian="10pt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545f9"/>
    </style:style>
    <style:style style:name="P25" style:family="paragraph" style:parent-style-name="Standard">
      <style:paragraph-properties fo:text-align="justify" style:justify-single-word="false" fo:orphans="2" fo:widows="2" style:snap-to-layout-grid="false"/>
      <style:text-properties fo:language="ca" fo:country="ES"/>
    </style:style>
    <style:style style:name="P26" style:family="paragraph" style:parent-style-name="Standard">
      <style:paragraph-properties fo:line-height="115%" fo:text-align="justify" style:justify-single-word="false" fo:orphans="2" fo:widows="2" style:snap-to-layout-grid="false"/>
      <style:text-properties fo:language="ca" fo:country="ES"/>
    </style:style>
    <style:style style:name="P27" style:family="paragraph" style:parent-style-name="Standard">
      <style:paragraph-properties style:line-height-at-least="0.353cm" fo:text-align="justify" style:justify-single-word="false" style:snap-to-layout-grid="false"/>
      <style:text-properties fo:language="ca" fo:country="ES"/>
    </style:style>
    <style:style style:name="P28" style:family="paragraph" style:parent-style-name="Standard">
      <style:text-properties fo:font-size="9pt" fo:language="ca" fo:country="ES" style:font-size-asian="7.84999990463257pt" style:font-size-complex="9pt"/>
    </style:style>
    <style:style style:name="P29" style:family="paragraph" style:parent-style-name="Standard">
      <style:paragraph-properties fo:text-align="justify" style:justify-single-word="false" fo:background-color="transparent" style:snap-to-layout-grid="false">
        <style:background-image/>
      </style:paragraph-properties>
      <style:text-properties fo:color="#000000" style:font-name="Calibri" fo:font-size="9pt" fo:language="ca" fo:country="ES" style:font-size-asian="9pt" style:font-name-complex="Calibri" style:font-size-complex="10pt"/>
    </style:style>
    <style:style style:name="P30" style:family="paragraph" style:parent-style-name="Standard">
      <style:paragraph-properties fo:text-align="justify" style:justify-single-word="false" fo:background-color="transparent" style:snap-to-layout-grid="false">
        <style:background-image/>
      </style:paragraph-properties>
      <style:text-properties fo:color="#000000" style:font-name="Calibri" fo:font-size="10pt" fo:language="ca" fo:country="ES" style:font-size-asian="10pt" style:font-name-complex="Calibri" style:font-size-complex="10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10pt" fo:language="ca" fo:country="ES" style:font-size-asian="10pt" style:font-name-complex="Calibri" style:font-size-complex="10pt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1545f9" style:font-size-asian="9pt" style:font-name-complex="Calibri" style:font-size-complex="10pt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language="ca" fo:country="ES"/>
    </style:style>
    <style:style style:name="P3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language="ca" fo:country="ES"/>
    </style:style>
    <style:style style:name="P35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style:snap-to-layout-grid="false">
        <style:tab-stops>
          <style:tab-stop style:position="0.538cm"/>
          <style:tab-stop style:position="1.42cm"/>
        </style:tab-stops>
      </style:paragraph-properties>
      <style:text-properties style:font-name="Calibri" fo:font-size="9pt" fo:language="ca" fo:country="ES" officeooo:paragraph-rsid="001545f9" style:font-name-asian="Times New Roman" style:font-size-asian="9pt" style:language-asian="es" style:country-asian="ES" style:font-name-complex="Calibri" style:font-size-complex="10pt" style:language-complex="ar" style:country-complex="SA" fo:hyphenate="true" fo:hyphenation-remain-char-count="2" fo:hyphenation-push-char-count="2"/>
    </style:style>
    <style:style style:name="P37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/>
    </style:style>
    <style:style style:name="P38" style:family="paragraph" style:parent-style-name="WW-Cuerpo_20_de_20_texto1">
      <style:paragraph-properties fo:margin-top="0cm" fo:margin-bottom="0cm" style:contextual-spacing="false" style:line-height-at-least="0.176cm" fo:text-align="justify" style:justify-single-word="false" style:snap-to-layout-grid="false"/>
      <style:text-properties fo:language="ca" fo:country="ES"/>
    </style:style>
    <style:style style:name="P39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language="ca" fo:country="ES" style:font-name-complex="Calibri1"/>
    </style:style>
    <style:style style:name="P40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fo:language="ca" fo:country="ES" style:font-size-asian="10pt" style:font-name-complex="Calibri" style:font-size-complex="10pt"/>
    </style:style>
    <style:style style:name="P41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fo:language="ca" fo:country="ES" fo:font-weight="normal" style:font-size-asian="10pt" style:font-weight-asian="normal" style:font-name-complex="Calibri" style:font-size-complex="10pt" style:font-weight-complex="normal"/>
    </style:style>
    <style:style style:name="P42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10pt" fo:language="ca" fo:country="ES" style:font-size-asian="10pt" style:font-name-complex="Calibri1" style:font-size-complex="10pt"/>
    </style:style>
    <style:style style:name="P43" style:family="paragraph" style:parent-style-name="WW-Cuerpo_20_de_20_texto">
      <style:paragraph-properties fo:margin-top="0cm" fo:margin-bottom="0cm" style:contextual-spacing="false" fo:line-height="100%" fo:text-align="center" style:justify-single-word="false" style:snap-to-layout-grid="false"/>
      <style:text-properties fo:color="#000000" style:font-name="Calibri1" fo:font-size="10pt" fo:language="ca" fo:country="ES" officeooo:rsid="001545f9" officeooo:paragraph-rsid="001545f9" style:font-size-asian="10pt" style:font-name-complex="Calibri1" style:font-size-complex="10pt"/>
    </style:style>
    <style:style style:name="P44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language="ca" fo:country="ES"/>
    </style:style>
    <style:style style:name="P45" style:family="paragraph" style:parent-style-name="Texto_20_independiente_20_3">
      <style:paragraph-properties fo:margin-top="0cm" fo:margin-bottom="0cm" style:contextual-spacing="false" fo:text-align="justify" style:justify-single-word="false" style:snap-to-layout-grid="false"/>
      <style:text-properties fo:language="ca" fo:country="ES"/>
    </style:style>
    <style:style style:name="P46" style:family="paragraph" style:parent-style-name="Texto_20_independiente_20_3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language="ca" fo:country="ES" style:font-name-asian="Arial"/>
    </style:style>
    <style:style style:name="P47" style:family="paragraph" style:parent-style-name="_34__20_competencias">
      <style:paragraph-properties fo:margin-top="0cm" fo:margin-bottom="0cm" style:contextual-spacing="false" fo:text-align="justify" style:justify-single-word="false" style:snap-to-layout-grid="false"/>
      <style:text-properties fo:language="ca" fo:country="ES"/>
    </style:style>
    <style:style style:name="P4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style:font-size-asian="9pt" style:font-name-complex="Calibri"/>
    </style:style>
    <style:style style:name="P49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style:font-name="Calibri" fo:font-size="9pt" fo:language="ca" fo:country="ES" style:font-size-asian="9pt" style:font-name-complex="Calibri" style:font-size-complex="9pt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Calibri" fo:font-size="9pt" fo:language="ca" fo:country="ES" style:font-size-asian="9pt" style:font-name-complex="Calibri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style:font-name="Calibri" fo:font-size="9pt" fo:language="ca" fo:country="ES" style:font-size-asian="9pt" style:font-name-complex="Calibri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 fo:orphans="2" fo:widows="2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5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style:font-name="Calibri" fo:font-size="10pt" fo:language="ca" fo:country="ES" style:font-name-asian="Times New Roman" style:font-size-asian="10pt" style:language-asian="es" style:country-asian="ES" style:font-name-complex="Calibri" style:font-size-complex="10pt" style:language-complex="ar" style:country-complex="SA"/>
    </style:style>
    <style:style style:name="P55" style:family="paragraph" style:parent-style-name="Text_20_body">
      <style:paragraph-properties fo:margin-top="0cm" fo:margin-bottom="0cm" style:contextual-spacing="false" fo:line-height="100%" fo:text-align="center" style:justify-single-word="false" style:snap-to-layout-grid="false"/>
      <style:text-properties style:font-name="Calibri" fo:font-size="10pt" fo:language="ca" fo:country="ES" officeooo:rsid="001545f9" officeooo:paragraph-rsid="001545f9" style:font-name-asian="Times New Roman" style:font-size-asian="10pt" style:language-asian="es" style:country-asian="ES" style:font-name-complex="Calibri" style:font-size-complex="10pt" style:language-complex="ar" style:country-complex="SA"/>
    </style:style>
    <style:style style:name="P56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10pt" fo:language="ca" fo:country="ES" style:font-size-asian="10pt" style:font-name-complex="Calibri1" style:font-size-complex="10pt"/>
    </style:style>
    <style:style style:name="P57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1" fo:font-size="10pt" fo:language="ca" fo:country="ES" style:font-size-asian="10pt" style:font-name-complex="Calibri1" style:font-size-complex="10pt"/>
    </style:style>
    <style:style style:name="P58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1" fo:font-size="10pt" fo:language="ca" fo:country="ES" officeooo:rsid="001545f9" officeooo:paragraph-rsid="001545f9" style:font-size-asian="10pt" style:font-name-complex="Calibri1" style:font-size-complex="10pt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10pt" fo:language="ca" fo:country="ES" style:font-name-asian="Lucida Sans Unicode" style:font-size-asian="10pt" style:font-name-complex="Calibri1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10pt" fo:language="ca" fo:country="ES" style:font-name-asian="Lucida Sans Unicode" style:font-size-asian="10pt" style:font-name-complex="Calibri1" style:font-size-complex="10pt"/>
    </style:style>
    <style:style style:name="P61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8pt" fo:language="ca" fo:country="ES" style:font-size-asian="8pt" style:font-name-complex="Calibri1" style:font-size-complex="8pt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style:font-name-asian="Lucida Sans Unicode" style:font-size-asian="9pt" style:font-name-complex="Calibri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1545f9" style:font-size-asian="9pt" style:font-name-complex="Calibri" style:font-size-complex="10pt"/>
    </style:style>
    <style:style style:name="P64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1545f9" style:font-size-asian="9pt" style:font-name-complex="Calibri" style:font-size-complex="10pt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1545f9" style:font-size-asian="9pt" style:font-name-complex="Calibri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" fo:font-size="9pt" fo:language="ca" fo:country="ES" officeooo:paragraph-rsid="001545f9" style:font-size-asian="9pt" style:font-name-complex="Calibri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10pt" fo:language="ca" fo:country="ES" style:font-name-asian="Lucida Sans Unicode" style:font-size-asian="10pt" style:font-name-complex="Calibri" style:font-size-complex="10pt"/>
    </style:style>
    <style:style style:name="P68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language="ca" fo:country="ES"/>
    </style:style>
    <style:style style:name="P69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/>
    </style:style>
    <style:style style:name="P70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style:snap-to-layout-grid="false"/>
      <style:text-properties fo:language="ca" fo:country="ES"/>
    </style:style>
    <style:style style:name="P71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language="ca" fo:country="ES"/>
    </style:style>
    <style:style style:name="P72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language="ca" fo:country="ES"/>
    </style:style>
    <style:style style:name="P73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language="ca" fo:country="ES"/>
    </style:style>
    <style:style style:name="P74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fo:background-color="transparent" style:snap-to-layout-grid="false">
        <style:background-image/>
      </style:paragraph-properties>
      <style:text-properties fo:language="ca" fo:country="ES"/>
    </style:style>
    <style:style style:name="P75" style:family="paragraph" style:parent-style-name="Text_20_body">
      <style:paragraph-properties fo:margin-top="0cm" fo:margin-bottom="0cm" style:contextual-spacing="false" fo:line-height="100%" fo:text-align="justify" style:justify-single-word="false" fo:background-color="transparent" style:snap-to-layout-grid="false">
        <style:background-image/>
      </style:paragraph-properties>
      <style:text-properties fo:color="#000000" style:font-name="Calibri1" fo:font-size="10pt" fo:language="ca" fo:country="ES" style:font-name-asian="Lucida Sans Unicode" style:font-size-asian="10pt" style:font-name-complex="Calibri1" style:font-size-complex="10pt"/>
    </style:style>
    <style:style style:name="P76" style:family="paragraph" style:parent-style-name="Standard">
      <style:paragraph-properties fo:margin-top="0cm" fo:margin-bottom="0.212cm" style:contextual-spacing="false" fo:text-align="justify" style:justify-single-word="false" style:snap-to-layout-grid="false"/>
      <style:text-properties fo:language="ca" fo:country="ES"/>
    </style:style>
    <style:style style:name="P77" style:family="paragraph" style:parent-style-name="LO-normal">
      <style:paragraph-properties fo:text-align="justify" style:justify-single-word="false" style:snap-to-layout-grid="false"/>
      <style:text-properties fo:language="ca" fo:country="ES"/>
    </style:style>
    <style:style style:name="P78" style:family="paragraph" style:parent-style-name="western">
      <style:paragraph-properties fo:margin-left="0.026cm" fo:margin-right="0cm" fo:margin-top="0cm" fo:margin-bottom="0cm" style:contextual-spacing="false" fo:text-align="justify" style:justify-single-word="false" fo:text-indent="0cm" style:auto-text-indent="false" style:snap-to-layout-grid="false">
        <style:tab-stops>
          <style:tab-stop style:position="0.958cm"/>
        </style:tab-stops>
      </style:paragraph-properties>
      <style:text-properties fo:language="ca" fo:country="ES"/>
    </style:style>
    <style:style style:name="P79" style:family="paragraph" style:parent-style-name="Texto_20_independiente_20_3">
      <style:text-properties fo:language="ca" fo:country="ES"/>
    </style:style>
    <style:style style:name="P80" style:family="paragraph" style:parent-style-name="Texto_20_independiente_20_3">
      <style:paragraph-properties fo:text-align="justify" style:justify-single-word="false" style:snap-to-layout-grid="false"/>
      <style:text-properties fo:language="ca" fo:country="ES" fo:font-weight="normal" style:font-weight-asian="normal" style:font-weight-complex="normal"/>
    </style:style>
    <style:style style:name="P81" style:family="paragraph" style:parent-style-name="Texto_20_independiente_20_3">
      <style:paragraph-properties fo:text-align="justify" style:justify-single-word="false" style:snap-to-layout-grid="false"/>
      <style:text-properties fo:language="ca" fo:country="ES"/>
    </style:style>
    <style:style style:name="P82" style:family="paragraph" style:parent-style-name="Texto_20_independiente_20_3">
      <style:paragraph-properties fo:line-height="115%" fo:text-align="justify" style:justify-single-word="false" fo:orphans="2" fo:widows="2" style:snap-to-layout-grid="false"/>
      <style:text-properties fo:language="ca" fo:country="ES" style:font-name-asian="Arial"/>
    </style:style>
    <style:style style:name="P83" style:family="paragraph" style:parent-style-name="Texto_20_independiente_20_3">
      <style:paragraph-properties fo:text-align="justify" style:justify-single-word="false" style:snap-to-layout-grid="false"/>
      <style:text-properties style:font-name="Calibri1" fo:font-size="9pt" fo:language="ca" fo:country="ES" fo:font-weight="bold" style:font-size-asian="9pt" style:font-weight-asian="bold" style:font-name-complex="Calibri1" style:font-size-complex="9pt" style:font-weight-complex="bold"/>
    </style:style>
    <style:style style:name="P84" style:family="paragraph" style:parent-style-name="_33__20_gris">
      <style:text-properties fo:language="ca" fo:country="ES"/>
    </style:style>
    <style:style style:name="P85" style:family="paragraph" style:parent-style-name="_33__20_gris">
      <style:text-properties fo:language="ca" fo:country="ES" officeooo:rsid="001545f9" officeooo:paragraph-rsid="001545f9"/>
    </style:style>
    <style:style style:name="P86" style:family="paragraph" style:parent-style-name="_32__20_barra_20_lateral">
      <style:text-properties fo:font-size="10pt" fo:language="ca" fo:country="ES" style:font-size-asian="10pt" style:font-size-complex="10pt"/>
    </style:style>
    <style:style style:name="P87" style:family="paragraph" style:parent-style-name="_32__20_barra_20_lateral">
      <style:text-properties fo:language="ca" fo:country="ES"/>
    </style:style>
    <style:style style:name="P88" style:family="paragraph" style:parent-style-name="_34__20_competencias">
      <style:text-properties fo:language="ca" fo:country="ES"/>
    </style:style>
    <style:style style:name="P89" style:family="paragraph" style:parent-style-name="_34__20_competencias">
      <style:text-properties fo:language="ca" fo:country="ES" style:font-name-asian="Lucida Sans Unicode"/>
    </style:style>
    <style:style style:name="P90" style:family="paragraph" style:parent-style-name="_34__20_competencias">
      <style:text-properties fo:color="#000000" fo:language="ca" fo:country="ES"/>
    </style:style>
    <style:style style:name="P91" style:family="paragraph" style:parent-style-name="_31__20_cabecera">
      <style:text-properties fo:language="ca" fo:country="ES"/>
    </style:style>
    <style:style style:name="P92" style:family="paragraph" style:parent-style-name="Texto_20_independiente_20_2">
      <style:paragraph-properties fo:text-align="justify" style:justify-single-word="false" style:snap-to-layout-grid="false"/>
      <style:text-properties fo:color="#000000" style:font-name="Calibri1" fo:font-size="10pt" fo:language="ca" fo:country="ES" style:font-name-asian="Lucida Sans Unicode" style:font-size-asian="10pt" style:font-name-complex="Calibri1" style:font-size-complex="10pt"/>
    </style:style>
    <style:style style:name="P93" style:family="paragraph" style:parent-style-name="Table_20_Contents">
      <style:paragraph-properties fo:text-align="justify" style:justify-single-word="false" style:snap-to-layout-grid="false"/>
      <style:text-properties style:font-name="Calibri1" fo:font-size="10pt" fo:language="ca" fo:country="ES" style:font-size-asian="10pt" style:font-name-complex="Calibri1" style:font-size-complex="10pt"/>
    </style:style>
    <style:style style:name="P94" style:family="paragraph" style:parent-style-name="Table_20_Contents">
      <style:paragraph-properties fo:text-align="center" style:justify-single-word="false" style:snap-to-layout-grid="false"/>
      <style:text-properties style:font-name="Calibri1" fo:font-size="10pt" fo:language="ca" fo:country="ES" officeooo:rsid="001545f9" officeooo:paragraph-rsid="001545f9" style:font-size-asian="10pt" style:font-name-complex="Calibri1" style:font-size-complex="10pt"/>
    </style:style>
    <style:style style:name="P95" style:family="paragraph" style:parent-style-name="_31__20_Cabecera">
      <style:text-properties fo:language="ca" fo:country="ES"/>
    </style:style>
    <style:style style:name="P96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ca" fo:country="ES" style:font-size-asian="10pt" style:font-name-complex="Calibri" style:font-size-complex="10pt"/>
    </style:style>
    <style:style style:name="P97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177621" style:font-size-asian="9pt" style:font-name-complex="Calibri" style:font-size-complex="10pt"/>
    </style:style>
    <style:style style:name="P98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177621" style:font-name-asian="Lucida Sans Unicode" style:font-size-asian="9pt" style:font-name-complex="Calibri" style:font-size-complex="10pt"/>
    </style:style>
    <style:style style:name="P99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100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77621"/>
    </style:style>
    <style:style style:name="P101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177621" style:font-size-asian="9pt" style:font-name-complex="Calibri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177621" style:font-size-asian="9pt" style:font-name-complex="Calibri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177621" style:font-size-asian="9pt" style:font-name-complex="Calibri" style:font-size-complex="10pt"/>
    </style:style>
    <style:style style:name="P104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fo:language="ca" fo:country="ES" style:font-size-asian="10pt" style:font-name-complex="Calibri" style:font-size-complex="10pt"/>
    </style:style>
    <style:style style:name="P105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fo:language="ca" fo:country="ES" officeooo:rsid="00177621" officeooo:paragraph-rsid="00177621" style:font-size-asian="10pt" style:font-name-complex="Calibri" style:font-size-complex="10pt"/>
    </style:style>
    <style:style style:name="P106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language="ca" fo:country="ES" style:font-name-complex="Calibri1"/>
    </style:style>
    <style:style style:name="P107" style:family="paragraph" style:parent-style-name="Table_20_Contents">
      <style:paragraph-properties fo:text-align="justify" style:justify-single-word="false" style:snap-to-layout-grid="false"/>
      <style:text-properties style:font-name="Calibri1" fo:font-size="10pt" fo:language="ca" fo:country="ES" style:font-size-asian="10pt" style:font-name-complex="Calibri1" style:font-size-complex="10pt"/>
    </style:style>
    <style:style style:name="P108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177621" style:font-name-asian="Lucida Sans Unicode" style:font-size-asian="9pt" style:font-name-complex="Calibri" style:font-size-complex="10pt"/>
    </style:style>
    <style:style style:name="P109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177621" style:font-size-asian="9pt" style:font-name-complex="Calibri"/>
    </style:style>
    <style:style style:name="P1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" fo:font-size="9pt" fo:language="ca" fo:country="ES" officeooo:paragraph-rsid="00177621" style:font-size-asian="9pt" style:font-name-complex="Calibri"/>
    </style:style>
    <style:style style:name="P11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style:font-size-asian="9pt" style:font-name-complex="Calibri"/>
    </style:style>
    <style:style style:name="P112" style:family="paragraph" style:parent-style-name="_33__20_gris">
      <style:text-properties fo:language="ca" fo:country="ES"/>
    </style:style>
    <style:style style:name="P113" style:family="paragraph" style:parent-style-name="_33__20_gris">
      <style:text-properties fo:language="ca" fo:country="ES" officeooo:rsid="00177621" officeooo:paragraph-rsid="00177621"/>
    </style:style>
    <style:style style:name="P114" style:family="paragraph" style:parent-style-name="_31__20_cabecera">
      <style:text-properties fo:language="ca" fo:country="ES"/>
    </style:style>
    <style:style style:name="P115" style:family="paragraph" style:parent-style-name="_34__20_competencias">
      <style:text-properties fo:language="ca" fo:country="ES"/>
    </style:style>
    <style:style style:name="P116" style:family="paragraph" style:parent-style-name="Texto_20_independiente_20_2">
      <style:paragraph-properties fo:text-align="justify" style:justify-single-word="false" style:snap-to-layout-grid="false"/>
      <style:text-properties fo:color="#000000" style:font-name="Calibri1" fo:font-size="10pt" fo:language="ca" fo:country="ES" style:font-name-asian="Lucida Sans Unicode" style:font-size-asian="10pt" style:font-name-complex="Calibri1" style:font-size-complex="10pt"/>
    </style:style>
    <style:style style:name="P117" style:family="paragraph" style:parent-style-name="Texto_20_independiente_20_2">
      <style:paragraph-properties fo:text-align="justify" style:justify-single-word="false" style:snap-to-layout-grid="false"/>
      <style:text-properties fo:color="#000000" style:font-name="Calibri1" fo:font-size="10pt" fo:language="ca" fo:country="ES" officeooo:rsid="00177621" officeooo:paragraph-rsid="00177621" style:font-name-asian="Lucida Sans Unicode" style:font-size-asian="10pt" style:font-name-complex="Calibri1" style:font-size-complex="10pt"/>
    </style:style>
    <style:style style:name="P118" style:family="paragraph" style:parent-style-name="Texto_20_independiente_20_2">
      <style:paragraph-properties fo:text-align="center" style:justify-single-word="false" style:snap-to-layout-grid="false"/>
      <style:text-properties fo:color="#000000" style:font-name="Calibri1" fo:font-size="10pt" fo:language="ca" fo:country="ES" officeooo:rsid="00177621" officeooo:paragraph-rsid="00177621" style:font-name-asian="Lucida Sans Unicode" style:font-size-asian="10pt" style:font-name-complex="Calibri1" style:font-size-complex="10pt"/>
    </style:style>
    <style:style style:name="P119" style:family="paragraph" style:parent-style-name="_31__20_Cabecera">
      <style:text-properties fo:language="ca" fo:country="ES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fo:font-size="10pt" style:font-name-asian="Lucida Sans Unicode" style:font-size-asian="10pt" style:font-name-complex="Calibri1" style:font-size-complex="10pt"/>
    </style:style>
    <style:style style:name="T3" style:family="text">
      <style:text-properties style:font-name="Calibri1" fo:font-size="10pt" style:font-size-asian="10pt" style:font-name-complex="Calibri1" style:font-size-complex="10pt"/>
    </style:style>
    <style:style style:name="T4" style:family="text">
      <style:text-properties style:font-name="Calibri1" fo:font-size="9pt" style:font-size-asian="9pt" style:font-name-complex="Calibri1" style:font-size-complex="9pt"/>
    </style:style>
    <style:style style:name="T5" style:family="text">
      <style:text-properties style:font-name="Calibri1" fo:font-size="9pt" fo:font-weight="bold" style:font-size-asian="9pt" style:font-weight-asian="bold" style:font-name-complex="Calibri1" style:font-size-complex="9pt"/>
    </style:style>
    <style:style style:name="T6" style:family="text">
      <style:text-properties style:font-name="Calibri1" fo:font-size="9pt" fo:font-weight="bold" style:font-size-asian="9pt" style:font-weight-asian="bold" style:font-name-complex="Calibri1" style:font-size-complex="9pt" style:font-weight-complex="bold"/>
    </style:style>
    <style:style style:name="T7" style:family="text">
      <style:text-properties style:font-name="Calibri1" fo:font-size="9pt" fo:font-weight="bold" fo:background-color="transparent" loext:char-shading-value="0" style:font-size-asian="9pt" style:font-weight-asian="bold" style:font-name-complex="Calibri1" style:font-size-complex="9pt"/>
    </style:style>
    <style:style style:name="T8" style:family="text">
      <style:text-properties style:font-name="Calibri1" fo:font-size="9pt" fo:font-weight="bold" style:font-name-asian="Arial" style:font-size-asian="9pt" style:font-weight-asian="bold" style:font-name-complex="Calibri1" style:font-size-complex="9pt"/>
    </style:style>
    <style:style style:name="T9" style:family="text">
      <style:text-properties style:font-name="Calibri1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10" style:family="text">
      <style:text-properties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11" style:family="text">
      <style:text-properties style:font-name="Calibri1" fo:font-size="9pt" fo:font-weight="normal" fo:background-color="transparent" loext:char-shading-value="0" style:font-size-asian="9pt" style:font-weight-asian="normal" style:font-name-complex="Calibri1" style:font-size-complex="9pt" style:font-weight-complex="normal"/>
    </style:style>
    <style:style style:name="T12" style:family="text">
      <style:text-properties style:font-name="Calibri1" fo:font-size="9pt" fo:background-color="transparent" loext:char-shading-value="0" style:font-size-asian="9pt" style:font-name-complex="Calibri1" style:font-size-complex="9pt"/>
    </style:style>
    <style:style style:name="T13" style:family="text">
      <style:text-properties style:font-name="Calibri1" fo:font-size="9pt" style:font-name-asian="Arial" style:font-size-asian="9pt" style:font-name-complex="Calibri1" style:font-size-complex="9pt"/>
    </style:style>
    <style:style style:name="T14" style:family="text">
      <style:text-properties style:font-name="Calibri1" fo:font-size="9pt" style:font-name-asian="Arial" style:font-size-asian="9pt" style:font-name-complex="Calibri1" style:font-size-complex="9pt" style:font-weight-complex="bold"/>
    </style:style>
    <style:style style:name="T15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16" style:family="text">
      <style:text-properties style:font-name="Calibri1" fo:font-weight="bold" style:font-weight-asian="bold" style:font-name-complex="Calibri1" style:font-size-complex="9pt" style:font-weight-complex="bold"/>
    </style:style>
    <style:style style:name="T17" style:family="text">
      <style:text-properties style:font-name="Calibri1" fo:font-size="8.5pt" style:font-size-asian="8.5pt" style:font-name-complex="Calibri1" style:font-size-complex="8.5pt"/>
    </style:style>
    <style:style style:name="T18" style:family="text">
      <style:text-properties style:font-name="Calibri1" fo:font-size="8.5pt" fo:font-weight="bold" style:font-size-asian="8.5pt" style:font-weight-asian="bold" style:font-name-complex="Calibri1" style:font-size-complex="8.5pt" style:font-weight-complex="bold"/>
    </style:style>
    <style:style style:name="T19" style:family="text">
      <style:text-properties fo:color="#000000" style:font-name="Calibri1" fo:font-size="10pt" style:font-size-asian="10pt" style:font-name-complex="Calibri1" style:font-size-complex="10pt"/>
    </style:style>
    <style:style style:name="T20" style:family="text">
      <style:text-properties fo:color="#000000" style:font-name="Calibri1" fo:font-size="10pt" style:font-name-asian="Lucida Sans Unicode" style:font-size-asian="10pt" style:font-name-complex="Calibri1" style:font-size-complex="10pt"/>
    </style:style>
    <style:style style:name="T21" style:family="text">
      <style:text-properties fo:color="#000000" style:font-name="Calibri1" fo:font-size="10pt" fo:background-color="transparent" loext:char-shading-value="0" style:font-size-asian="10pt" style:font-name-complex="Calibri1" style:font-size-complex="10pt"/>
    </style:style>
    <style:style style:name="T22" style:family="text">
      <style:text-properties fo:color="#000000" style:font-name="Calibri1" fo:font-size="10pt" fo:background-color="transparent" loext:char-shading-value="0" style:font-name-asian="Lucida Sans Unicode" style:font-size-asian="10pt" style:font-name-complex="Calibri1" style:font-size-complex="10pt"/>
    </style:style>
    <style:style style:name="T23" style:family="text">
      <style:text-properties fo:color="#000000" style:font-name="Calibri1" fo:font-size="9pt" style:font-size-asian="9pt" style:font-name-complex="Calibri1" style:font-size-complex="9pt"/>
    </style:style>
    <style:style style:name="T24" style:family="text">
      <style:text-properties fo:color="#000000" style:font-name="Calibri1" fo:font-size="9pt" fo:font-weight="bold" style:font-size-asian="9pt" style:font-weight-asian="bold" style:font-name-complex="Calibri1" style:font-size-complex="9pt"/>
    </style:style>
    <style:style style:name="T25" style:family="text">
      <style:text-properties fo:color="#000000" style:font-name="Calibri1" fo:font-size="9pt" fo:font-weight="bold" style:font-size-asian="9pt" style:font-weight-asian="bold" style:font-name-complex="Calibri1" style:font-size-complex="9pt" style:font-weight-complex="bold"/>
    </style:style>
    <style:style style:name="T26" style:family="text">
      <style:text-properties fo:color="#000000" style:font-name="Calibri1" fo:font-size="9pt" fo:font-weight="bold" style:font-name-asian="Arial" style:font-size-asian="9pt" style:font-weight-asian="bold" style:font-name-complex="Calibri1" style:font-size-complex="9pt"/>
    </style:style>
    <style:style style:name="T27" style:family="text">
      <style:text-properties fo:color="#000000" style:font-name="Calibri1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28" style:family="text">
      <style:text-properties fo:color="#000000" style:font-name="Calibri1" fo:font-size="9pt" fo:font-weight="bold" fo:background-color="transparent" loext:char-shading-value="0" style:font-size-asian="9pt" style:font-weight-asian="bold" style:font-name-complex="Calibri1" style:font-size-complex="9pt"/>
    </style:style>
    <style:style style:name="T29" style:family="text">
      <style:text-properties fo:color="#000000" style:font-name="Calibri1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30" style:family="text">
      <style:text-properties fo:color="#000000" style:font-name="Calibri1" fo:font-size="9pt" fo:font-weight="bold" fo:background-color="transparent" loext:char-shading-value="0" style:font-name-asian="Arial" style:font-size-asian="9pt" style:font-weight-asian="bold" style:font-name-complex="Calibri1" style:font-size-complex="9pt" style:font-weight-complex="bold"/>
    </style:style>
    <style:style style:name="T31" style:family="text">
      <style:text-properties fo:color="#000000" style:font-name="Calibri1" fo:font-size="9pt" fo:font-weight="bold" fo:background-color="transparent" loext:char-shading-value="0" style:font-name-asian="Lucida Sans Unicode" style:font-size-asian="9pt" style:font-weight-asian="bold" style:font-name-complex="Calibri1" style:font-size-complex="9pt" style:font-weight-complex="bold"/>
    </style:style>
    <style:style style:name="T32" style:family="text"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33" style:family="text">
      <style:text-properties fo:color="#000000" style:font-name="Calibri1" fo:font-size="9pt" fo:font-weight="bold" style:font-name-asian="Lucida Sans Unicode" style:font-size-asian="9pt" style:font-weight-asian="bold" style:font-name-complex="Calibri1" style:font-size-complex="9pt"/>
    </style:style>
    <style:style style:name="T34" style:family="text">
      <style:text-properties fo:color="#000000" style:font-name="Calibri1" fo:font-size="9pt" fo:font-weight="bold" style:font-name-asian="Lucida Sans Unicode" style:font-size-asian="9pt" style:font-weight-asian="bold" style:font-name-complex="Calibri1" style:font-size-complex="9pt" style:font-weight-complex="bold"/>
    </style:style>
    <style:style style:name="T35" style:family="text">
      <style:text-properties fo:color="#000000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36" style:family="text">
      <style:text-properties fo:color="#000000" style:font-name="Calibri1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T37" style:family="text">
      <style:text-properties fo:color="#000000" style:font-name="Calibri1" fo:font-size="9pt" fo:font-weight="normal" style:font-name-asian="Arial" style:font-size-asian="9pt" style:font-weight-asian="normal" style:font-name-complex="Calibri1" style:font-size-complex="9pt" style:font-weight-complex="normal"/>
    </style:style>
    <style:style style:name="T38" style:family="text">
      <style:text-properties fo:color="#000000" style:font-name="Calibri1" fo:font-size="9pt" fo:font-weight="normal" style:font-name-asian="Lucida Sans Unicode" style:font-size-asian="9pt" style:font-weight-asian="normal" style:font-name-complex="Calibri1" style:font-size-complex="9pt" style:font-weight-complex="normal"/>
    </style:style>
    <style:style style:name="T39" style:family="text">
      <style:text-properties fo:color="#000000" style:font-name="Calibri1" fo:font-size="9pt" fo:font-weight="normal" fo:background-color="transparent" loext:char-shading-value="0" style:font-name-asian="Arial" style:font-size-asian="9pt" style:font-weight-asian="normal" style:font-name-complex="Calibri1" style:font-size-complex="9pt" style:font-weight-complex="normal"/>
    </style:style>
    <style:style style:name="T40" style:family="text">
      <style:text-properties fo:color="#000000" style:font-name="Calibri1" fo:font-size="9pt" fo:font-weight="normal" officeooo:rsid="000f2639" fo:background-color="transparent" loext:char-shading-value="0" style:font-name-asian="Arial" style:font-size-asian="9pt" style:font-weight-asian="normal" style:font-name-complex="Calibri1" style:font-size-complex="9pt" style:font-weight-complex="normal"/>
    </style:style>
    <style:style style:name="T41" style:family="text">
      <style:text-properties fo:color="#000000" style:font-name="Calibri1" fo:font-size="9pt" fo:font-weight="normal" fo:background-color="transparent" loext:char-shading-value="0" style:font-size-asian="9pt" style:font-weight-asian="normal" style:font-name-complex="Calibri1" style:font-size-complex="9pt" style:font-weight-complex="normal"/>
    </style:style>
    <style:style style:name="T42" style:family="text">
      <style:text-properties fo:color="#000000" style:font-name="Calibri1" fo:font-size="9pt" fo:font-weight="normal" fo:background-color="transparent" loext:char-shading-value="0" style:font-name-asian="Lucida Sans Unicode" style:font-size-asian="9pt" style:font-weight-asian="normal" style:font-name-complex="Calibri1" style:font-size-complex="9pt" style:font-weight-complex="normal"/>
    </style:style>
    <style:style style:name="T43" style:family="text">
      <style:text-properties fo:color="#000000" style:font-name="Calibri1" fo:font-size="9pt" style:font-name-asian="Arial" style:font-size-asian="9pt" style:font-name-complex="Calibri1" style:font-size-complex="9pt"/>
    </style:style>
    <style:style style:name="T44" style:family="text">
      <style:text-properties fo:color="#000000" style:font-name="Calibri1" fo:font-size="9pt" style:text-underline-style="solid" style:text-underline-width="auto" style:text-underline-color="font-color" style:font-name-asian="Arial" style:font-size-asian="9pt" style:font-name-complex="Calibri1" style:font-size-complex="9pt"/>
    </style:style>
    <style:style style:name="T45" style:family="text">
      <style:text-properties fo:color="#000000" style:font-name="Calibri1" fo:font-size="9pt" style:text-underline-style="solid" style:text-underline-width="auto" style:text-underline-color="font-color" fo:background-color="transparent" loext:char-shading-value="0" style:font-name-asian="Arial" style:font-size-asian="9pt" style:font-name-complex="Calibri1" style:font-size-complex="9pt"/>
    </style:style>
    <style:style style:name="T46" style:family="text">
      <style:text-properties fo:color="#000000" style:font-name="Calibri1" fo:font-size="9pt" style:text-underline-style="solid" style:text-underline-width="auto" style:text-underline-color="font-color" fo:background-color="transparent" loext:char-shading-value="0" style:font-size-asian="9pt" style:font-name-complex="Calibri1" style:font-size-complex="9pt"/>
    </style:style>
    <style:style style:name="T47" style:family="text">
      <style:text-properties fo:color="#000000" style:font-name="Calibri1" fo:font-size="9pt" style:text-underline-style="solid" style:text-underline-width="auto" style:text-underline-color="font-color" style:font-size-asian="9pt" style:font-name-complex="Calibri1" style:font-size-complex="9pt"/>
    </style:style>
    <style:style style:name="T48" style:family="text">
      <style:text-properties fo:color="#000000" style:font-name="Calibri1" fo:font-size="9pt" style:text-underline-style="solid" style:text-underline-width="auto" style:text-underline-color="font-color" fo:font-weight="bold" fo:background-color="transparent" loext:char-shading-value="0" style:font-size-asian="9pt" style:font-weight-asian="bold" style:font-name-complex="Calibri1" style:font-size-complex="9pt"/>
    </style:style>
    <style:style style:name="T49" style:family="text">
      <style:text-properties fo:color="#000000" style:font-name="Calibri1" fo:font-size="9pt" style:text-underline-style="solid" style:text-underline-width="auto" style:text-underline-color="font-color" fo:font-weight="normal" fo:background-color="transparent" loext:char-shading-value="0" style:font-name-asian="Lucida Sans Unicode" style:font-size-asian="9pt" style:font-weight-asian="normal" style:font-name-complex="Calibri1" style:font-size-complex="9pt" style:font-weight-complex="normal"/>
    </style:style>
    <style:style style:name="T50" style:family="text">
      <style:text-properties fo:color="#000000" style:font-name="Calibri1" fo:font-size="9pt" fo:background-color="transparent" loext:char-shading-value="0" style:font-name-asian="Arial" style:font-size-asian="9pt" style:font-name-complex="Calibri1" style:font-size-complex="9pt"/>
    </style:style>
    <style:style style:name="T51" style:family="text">
      <style:text-properties fo:color="#000000" style:font-name="Calibri1" fo:font-size="9pt" fo:background-color="transparent" loext:char-shading-value="0" style:font-size-asian="9pt" style:font-name-complex="Calibri1" style:font-size-complex="9pt"/>
    </style:style>
    <style:style style:name="T52" style:family="text">
      <style:text-properties fo:color="#000000" style:font-name="Calibri1" fo:font-size="9pt" style:text-underline-style="none" fo:background-color="transparent" loext:char-shading-value="0" style:font-size-asian="9pt" style:font-name-complex="Calibri1" style:font-size-complex="9pt"/>
    </style:style>
    <style:style style:name="T53" style:family="text">
      <style:text-properties fo:color="#000000" style:font-name="Calibri1" fo:font-size="9pt" style:text-underline-style="none" fo:font-weight="bold" style:font-size-asian="9pt" style:font-weight-asian="bold" style:font-name-complex="Calibri1" style:font-size-complex="9pt"/>
    </style:style>
    <style:style style:name="T54" style:family="text">
      <style:text-properties fo:color="#000000" style:font-name="Calibri1" fo:font-size="9pt" style:text-underline-style="none" fo:font-weight="bold" fo:background-color="transparent" loext:char-shading-value="0" style:font-size-asian="9pt" style:font-weight-asian="bold" style:font-name-complex="Calibri1" style:font-size-complex="9pt"/>
    </style:style>
    <style:style style:name="T55" style:family="text">
      <style:text-properties fo:color="#000000" style:font-name="Calibri1" fo:font-size="9pt" style:text-underline-style="none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56" style:family="text">
      <style:text-properties fo:color="#000000" style:font-name="Calibri1" fo:font-size="9pt" style:text-underline-style="none" fo:font-weight="normal" style:font-name-asian="Lucida Sans Unicode" style:font-size-asian="9pt" style:font-weight-asian="normal" style:font-name-complex="Calibri1" style:font-size-complex="9pt" style:font-weight-complex="normal"/>
    </style:style>
    <style:style style:name="T57" style:family="text">
      <style:text-properties fo:color="#000000" style:font-name="Calibri1" fo:font-size="9pt" style:text-underline-style="none" fo:font-weight="normal" fo:background-color="transparent" loext:char-shading-value="0" style:font-name-asian="Lucida Sans Unicode" style:font-size-asian="9pt" style:font-weight-asian="normal" style:font-name-complex="Calibri1" style:font-size-complex="9pt" style:font-weight-complex="normal"/>
    </style:style>
    <style:style style:name="T58" style:family="text">
      <style:text-properties fo:color="#000000" style:font-name="Calibri1" fo:font-size="9pt" style:text-underline-style="none" style:font-size-asian="9pt" style:font-name-complex="Calibri1" style:font-size-complex="9pt"/>
    </style:style>
    <style:style style:name="T59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60" style:family="text">
      <style:text-properties fo:color="#000000" style:font-name="Calibri1" style:font-name-complex="Calibri1"/>
    </style:style>
    <style:style style:name="T61" style:family="text">
      <style:text-properties fo:color="#000000" style:font-name="Calibri1" style:font-name-complex="Calibri1" style:font-size-complex="9pt"/>
    </style:style>
    <style:style style:name="T62" style:family="text">
      <style:text-properties fo:color="#000000" style:font-name="Calibri1" fo:font-weight="bold" style:font-weight-asian="bold" style:font-name-complex="Calibri1" style:font-size-complex="9pt" style:font-weight-complex="bold"/>
    </style:style>
    <style:style style:name="T63" style:family="text">
      <style:text-properties fo:color="#000000" style:font-name="Calibri1" fo:font-weight="normal" style:font-weight-asian="normal" style:font-name-complex="Calibri1" style:font-size-complex="9pt" style:font-weight-complex="normal"/>
    </style:style>
    <style:style style:name="T64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65" style:family="text">
      <style:text-properties fo:color="#000000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T66" style:family="text">
      <style:text-properties fo:color="#000000" style:font-name="Calibri" fo:font-size="9pt" fo:font-weight="bold" style:font-size-asian="9pt" style:font-weight-asian="bold" style:font-name-complex="Calibri" style:font-size-complex="9pt"/>
    </style:style>
    <style:style style:name="T67" style:family="text">
      <style:text-properties fo:color="#000000" style:font-name="Calibri" fo:font-size="9pt" fo:font-weight="bold" style:font-size-asian="9pt" style:font-weight-asian="bold" style:font-name-complex="Calibri" style:font-size-complex="9pt" style:font-weight-complex="bold"/>
    </style:style>
    <style:style style:name="T68" style:family="text">
      <style:text-properties fo:color="#000000" style:font-name="Calibri" fo:font-size="9pt" fo:font-weight="bold" style:font-name-asian="Arial" style:font-size-asian="9pt" style:font-weight-asian="bold" style:font-name-complex="Calibri" style:font-size-complex="9pt"/>
    </style:style>
    <style:style style:name="T69" style:family="text">
      <style:text-properties fo:color="#000000" style:font-name="Calibri" fo:font-size="9pt" fo:font-weight="bold" style:font-name-asian="Arial" style:font-size-asian="9pt" style:font-weight-asian="bold" style:font-name-complex="Calibri" style:font-size-complex="9pt" style:font-weight-complex="bold"/>
    </style:style>
    <style:style style:name="T70" style:family="text">
      <style:text-properties fo:color="#000000" style:font-name="Calibri" fo:font-size="9pt" style:font-size-asian="9pt" style:font-name-complex="Calibri"/>
    </style:style>
    <style:style style:name="T71" style:family="text">
      <style:text-properties fo:color="#000000" style:font-name="Calibri" fo:font-size="9pt" style:font-size-asian="9pt" style:font-name-complex="Calibri" style:font-size-complex="9pt"/>
    </style:style>
    <style:style style:name="T72" style:family="text">
      <style:text-properties fo:color="#000000" style:font-name="Calibri" fo:font-size="9pt" style:font-name-asian="Arial" style:font-size-asian="9pt" style:font-name-complex="Calibri" style:font-size-complex="9pt"/>
    </style:style>
    <style:style style:name="T73" style:family="text">
      <style:text-properties fo:color="#00000a" style:font-name="Calibri1" fo:font-size="9pt" style:font-size-asian="9pt" style:font-name-complex="Calibri1" style:font-size-complex="9pt"/>
    </style:style>
    <style:style style:name="T74" style:family="text">
      <style:text-properties fo:color="#00000a" style:font-name="Calibri1" fo:font-size="9pt" fo:font-weight="bold" style:font-size-asian="9pt" style:font-weight-asian="bold" style:font-name-complex="Calibri1" style:font-size-complex="9pt" style:font-weight-complex="bold"/>
    </style:style>
    <style:style style:name="T75" style:family="text">
      <style:text-properties fo:color="#00000a" style:font-name="Calibri1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76" style:family="text">
      <style:text-properties fo:color="#00000a" style:font-name="Calibri1" fo:font-size="9pt" fo:font-weight="bold" style:font-name-asian="Arial" style:font-size-asian="9pt" style:font-weight-asian="bold" style:font-name-complex="Calibri1" style:font-size-complex="9pt"/>
    </style:style>
    <style:style style:name="T77" style:family="text">
      <style:text-properties fo:color="#00000a" style:font-name="Calibri1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78" style:family="text">
      <style:text-properties fo:color="#00000a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79" style:family="text">
      <style:text-properties fo:color="#00000a" style:font-name="Calibri1" fo:font-size="9pt" fo:font-weight="normal" fo:background-color="transparent" loext:char-shading-value="0" style:font-size-asian="9pt" style:font-weight-asian="normal" style:font-name-complex="Calibri1" style:font-size-complex="9pt" style:font-weight-complex="normal"/>
    </style:style>
    <style:style style:name="T80" style:family="text">
      <style:text-properties fo:color="#00000a" style:font-name="Calibri1" fo:font-size="9pt" fo:font-weight="normal" style:font-name-asian="Arial" style:font-size-asian="9pt" style:font-weight-asian="normal" style:font-name-complex="Calibri1" style:font-size-complex="9pt" style:font-weight-complex="normal"/>
    </style:style>
    <style:style style:name="T81" style:family="text">
      <style:text-properties fo:color="#00000a" style:font-name="Calibri1" fo:font-size="9pt" style:text-underline-style="solid" style:text-underline-width="auto" style:text-underline-color="font-color" fo:background-color="transparent" loext:char-shading-value="0" style:font-size-asian="9pt" style:font-name-complex="Calibri1" style:font-size-complex="9pt"/>
    </style:style>
    <style:style style:name="T82" style:family="text">
      <style:text-properties fo:color="#00000a" style:font-name="Calibri1" fo:font-size="9pt" style:text-underline-style="solid" style:text-underline-width="auto" style:text-underline-color="font-color" style:font-size-asian="9pt" style:font-name-complex="Calibri1" style:font-size-complex="9pt"/>
    </style:style>
    <style:style style:name="T83" style:family="text">
      <style:text-properties fo:color="#00000a" style:font-name="Calibri1" fo:font-size="9pt" style:text-underline-style="solid" style:text-underline-width="auto" style:text-underline-color="font-color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84" style:family="text">
      <style:text-properties fo:color="#00000a" style:font-name="Calibri1" fo:font-size="9pt" style:text-underline-style="none" fo:background-color="transparent" loext:char-shading-value="0" style:font-size-asian="9pt" style:font-name-complex="Calibri1" style:font-size-complex="9pt"/>
    </style:style>
    <style:style style:name="T85" style:family="text">
      <style:text-properties fo:color="#00000a" style:font-name="Calibri1" fo:font-size="9pt" style:text-underline-style="none" style:font-size-asian="9pt" style:font-name-complex="Calibri1" style:font-size-complex="9pt"/>
    </style:style>
    <style:style style:name="T86" style:family="text">
      <style:text-properties fo:color="#00000a" style:font-name="Calibri1" fo:font-size="9pt" fo:background-color="transparent" loext:char-shading-value="0" style:font-size-asian="9pt" style:font-name-complex="Calibri1" style:font-size-complex="9pt"/>
    </style:style>
    <style:style style:name="T87" style:family="text">
      <style:text-properties fo:color="#00000a" style:font-name="Calibri1" fo:font-size="9pt" style:font-name-asian="Arial" style:font-size-asian="9pt" style:font-name-complex="Calibri1" style:font-size-complex="9pt"/>
    </style:style>
    <style:style style:name="T88" style:family="text">
      <style:text-properties fo:color="#00000a" style:font-name="Calibri1" fo:font-weight="bold" style:font-weight-asian="bold" style:font-name-complex="Calibri1" style:font-size-complex="9pt" style:font-weight-complex="bold"/>
    </style:style>
    <style:style style:name="T89" style:family="text">
      <style:text-properties fo:color="#00000a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T90" style:family="text">
      <style:text-properties fo:color="#00000a" style:font-name="Calibri" fo:font-size="9pt" fo:font-weight="bold" style:font-size-asian="9pt" style:font-weight-asian="bold" style:font-name-complex="Calibri" style:font-size-complex="9pt" style:font-weight-complex="bold"/>
    </style:style>
    <style:style style:name="T91" style:family="text">
      <style:text-properties style:font-name="Calibri" fo:font-size="9pt" style:font-size-asian="9pt" style:font-name-complex="Calibri"/>
    </style:style>
    <style:style style:name="T92" style:family="text">
      <style:text-properties style:font-name="Calibri" fo:font-size="9pt" style:font-size-asian="9pt" style:font-name-complex="Calibri" style:font-size-complex="9pt"/>
    </style:style>
    <style:style style:name="T93" style:family="text">
      <style:text-properties style:font-name="Calibri" fo:font-size="9pt" fo:font-weight="bold" style:font-size-asian="9pt" style:font-weight-asian="bold" style:font-name-complex="Calibri" style:font-size-complex="9pt"/>
    </style:style>
    <style:style style:name="T94" style:family="text">
      <style:text-properties style:font-name="Calibri" fo:font-size="9pt" fo:font-weight="bold" style:font-size-asian="9pt" style:font-weight-asian="bold" style:font-name-complex="Calibri" style:font-size-complex="9pt" style:font-weight-complex="bold"/>
    </style:style>
    <style:style style:name="T95" style:family="text">
      <style:text-properties style:font-name="Calibri" fo:font-size="9pt" fo:font-weight="bold" style:font-name-asian="Arial" style:font-size-asian="9pt" style:font-weight-asian="bold" style:font-name-complex="Calibri" style:font-weight-complex="bold"/>
    </style:style>
    <style:style style:name="T96" style:family="text">
      <style:text-properties style:font-name="Calibri" fo:font-size="9pt" fo:font-weight="bold" style:font-name-asian="Arial" style:font-size-asian="9pt" style:font-weight-asian="bold" style:font-name-complex="Calibri" style:font-size-complex="9pt" style:font-weight-complex="bold"/>
    </style:style>
    <style:style style:name="T97" style:family="text">
      <style:text-properties style:font-name="Calibri" fo:font-size="9pt" style:font-name-asian="Arial" style:font-size-asian="9pt" style:font-name-complex="Calibri" style:font-size-complex="9pt"/>
    </style:style>
    <style:style style:name="T98" style:family="text">
      <style:text-properties style:font-name="Calibri" fo:font-size="9pt" fo:font-weight="normal" style:font-name-asian="Arial" style:font-size-asian="9pt" style:font-weight-asian="normal" style:font-name-complex="Calibri" style:font-weight-complex="normal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size="9.5pt" style:font-size-asian="9.5pt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4"/>
        <table:table-row table:style-name="Tabla1.1">
          <table:table-cell table:style-name="Tabla1.A1" table:number-columns-spanned="8" office:value-type="string">
            <text:p text:style-name="P91">ÀREA: CIÈNCIES DE LA NATURALESA <text:s text:c="19"/>NIVELL: 1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8" office:value-type="string">
            <text:p text:style-name="P95"><text:s text:c="16"/>BLOC 1: INICIACIÓ A L’ACTIVITAT CIENTÍF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85">CONTINGUTS</text:p>
          </table:table-cell>
          <table:table-cell table:style-name="Tabla1.A3" office:value-type="string">
            <text:p text:style-name="P84">CRITERIS D'AVALUACIÓ</text:p>
          </table:table-cell>
          <table:table-cell table:style-name="Tabla1.C3" office:value-type="string">
            <text:p text:style-name="P84"><text:span text:style-name="T1">INDICADORS </text:span><text:span text:style-name="T15">D'ÈXIT</text:span></text:p>
          </table:table-cell>
          <table:table-cell table:style-name="Tabla1.C3" office:value-type="string">
            <text:p text:style-name="P84">CCLV</text:p>
          </table:table-cell>
          <table:table-cell table:style-name="Tabla1.C3" office:value-type="string">
            <text:p text:style-name="P85">1rT</text:p>
          </table:table-cell>
          <table:table-cell table:style-name="Tabla1.C3" office:value-type="string">
            <text:p text:style-name="P85">2nT</text:p>
          </table:table-cell>
          <table:table-cell table:style-name="Tabla1.C3" office:value-type="string">
            <text:p text:style-name="P85">3rT</text:p>
          </table:table-cell>
          <table:table-cell table:style-name="Tabla1.H3" office:value-type="string">
            <text:p text:style-name="P85">FIN</text:p>
          </table:table-cell>
        </table:table-row>
        <table:table-row table:style-name="Tabla1.1">
          <table:table-cell table:style-name="Tabla1.A4" table:number-rows-spanned="2" office:value-type="string">
            <text:p text:style-name="P24"><text:span text:style-name="T70">Exploració i observació sistemàtica d’objectes de l’entorn </text:span><text:span text:style-name="T91">escolar i familiar de l’alumnat.</text:span></text:p>
            <text:p text:style-name="P3"/>
          </table:table-cell>
          <table:table-cell table:style-name="Tabla1.A4" table:number-rows-spanned="2" office:value-type="string">
            <text:p text:style-name="P2">1rCN.BL1.1 Formular preguntes com a mostra de curiositat i amb l’ajuda del docent sobre aspectes del propi cos, de l’entorn natural i entorn físic més immediat, determinar els conceptes clau i establir els mètodes i instruments més adequats.</text:p>
            <text:p text:style-name="P2"/>
            <text:p text:style-name="P2"/>
          </table:table-cell>
          <table:table-cell table:style-name="Tabla1.A4" office:value-type="string">
            <text:p text:style-name="P79">1rCN.BL1.1.1 Formula preguntes com a mostra de curiositat i amb l’ajuda del docent sobre aspectes del propi <text:span text:style-name="T99">cos, de l’entorn natural i entorn físic més immediat, i la seua influència en la vida quotidiana.</text:span></text:p>
          </table:table-cell>
          <table:table-cell table:style-name="Tabla1.A4" office:value-type="string">
            <text:p text:style-name="P88">CMCT</text:p>
            <text:p text:style-name="P88">CCLI</text:p>
            <text:p text:style-name="P88">CAA</text:p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H4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5" office:value-type="string">
            <text:p text:style-name="P33"><text:span text:style-name="T4">1rCN.BL1.1.2 Identifica els </text:span><text:span text:style-name="T6">conceptes clau</text:span><text:span text:style-name="T4">, amb l’ajuda del docent,</text:span><text:span text:style-name="T6"> sobre aspectes del propi cos, de l’entorn natural i entorn físic més immediat</text:span><text:span text:style-name="T4">, a partir de les preguntes formulades.</text:span></text:p>
          </table:table-cell>
          <table:table-cell table:style-name="Tabla1.D5" office:value-type="string">
            <text:p text:style-name="P88">CMCT</text:p>
            <text:p text:style-name="P88">CAA</text:p>
          </table:table-cell>
          <table:table-cell table:style-name="Tabla1.E5" office:value-type="string">
            <text:p text:style-name="P88"/>
          </table:table-cell>
          <table:table-cell table:style-name="Tabla1.F5" office:value-type="string">
            <text:p text:style-name="P88"/>
          </table:table-cell>
          <table:table-cell table:style-name="Tabla1.G5" office:value-type="string">
            <text:p text:style-name="P88"/>
          </table:table-cell>
          <table:table-cell table:style-name="Tabla1.H5" office:value-type="string">
            <text:p text:style-name="P88"/>
          </table:table-cell>
        </table:table-row>
        <table:table-row table:style-name="Tabla1.1">
          <table:table-cell table:style-name="Tabla1.A7" table:number-rows-spanned="2" office:value-type="string">
            <text:p text:style-name="P13">Desenrotllament d’hàbits de treball entorn de l’activitat científica.</text:p>
            <text:p text:style-name="P14">Ús de llistes i imatges.</text:p>
            <text:p text:style-name="P32">Observacions i registre.</text:p>
          </table:table-cell>
          <table:table-cell table:style-name="Tabla1.B7" table:number-rows-spanned="2" office:value-type="string">
            <text:p text:style-name="P56">1rCN.BL1.2 Amb les orientacions del professorat, obtindre informació per mitjà de l'exploració i observació de si mateixos i del seu entorn més immediat i registrar-la per mitjà de llistes i imatges, utilitzant mitjans digitals d'emmagatzematge i cuidant del seu bon ús i manteniment.</text:p>
          </table:table-cell>
          <table:table-cell table:style-name="Tabla1.C6" office:value-type="string">
            <text:p text:style-name="P23"><text:span text:style-name="T4">1rCN.BL1.2.1 </text:span><text:span text:style-name="T23">Busca i selecciona informació, a partir de pistes suggerides pel professor,</text:span><text:span text:style-name="T4"> </text:span><text:span text:style-name="T6">per mitjà de l'exploració i observació</text:span><text:span text:style-name="T4"> </text:span><text:span text:style-name="T6">de si mateix i del seu entorn més immediat.</text:span></text:p>
          </table:table-cell>
          <table:table-cell table:style-name="Tabla1.D6" office:value-type="string">
            <text:p text:style-name="P88">CMCT</text:p>
            <text:p text:style-name="P88">CAA</text:p>
          </table:table-cell>
          <table:table-cell table:style-name="Tabla1.E6" office:value-type="string">
            <text:p text:style-name="P88"/>
          </table:table-cell>
          <table:table-cell table:style-name="Tabla1.F6" office:value-type="string">
            <text:p text:style-name="P88"/>
          </table:table-cell>
          <table:table-cell table:style-name="Tabla1.G6" office:value-type="string">
            <text:p text:style-name="P88"/>
          </table:table-cell>
          <table:table-cell table:style-name="Tabla1.H6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7" office:value-type="string">
            <text:p text:style-name="P23"><text:span text:style-name="T23">1rCN.BL1.2.2 Registra, amb la guia del docent, la informació obtinguda</text:span><text:span text:style-name="T25"> </text:span><text:span text:style-name="T35">per mitjà de</text:span><text:span text:style-name="T25"> llistes, imatges o taules.</text:span></text:p>
            <text:p text:style-name="P61"/>
          </table:table-cell>
          <table:table-cell table:style-name="Tabla1.D7" office:value-type="string">
            <text:p text:style-name="P88">CAA</text:p>
            <text:p text:style-name="P88">CD</text:p>
          </table:table-cell>
          <table:table-cell table:style-name="Tabla1.E7" office:value-type="string">
            <text:p text:style-name="P88"/>
          </table:table-cell>
          <table:table-cell table:style-name="Tabla1.F7" office:value-type="string">
            <text:p text:style-name="P88"/>
          </table:table-cell>
          <table:table-cell table:style-name="Tabla1.G7" office:value-type="string">
            <text:p text:style-name="P88"/>
          </table:table-cell>
          <table:table-cell table:style-name="Tabla1.H7" office:value-type="string">
            <text:p text:style-name="P88"/>
          </table:table-cell>
        </table:table-row>
        <table:table-row table:style-name="Tabla1.1">
          <table:table-cell table:style-name="Tabla1.A8" office:value-type="string">
            <text:p text:style-name="P13">Exposició oral del resultat d’una experiència.</text:p>
            <text:p text:style-name="P14">Escolta de les aportacions alienes.</text:p>
            <text:p text:style-name="P32"/>
          </table:table-cell>
          <table:table-cell table:style-name="Tabla1.B8" office:value-type="string">
            <text:p text:style-name="P31">1rCN.BL1.3 Descriure la informació arreplegada del que s’ha observat i del que s’ha fet, sobre el ser humà i la salut, els sers vius, la matèria i l’energia i la tecnologia, i destacar allò que siga rellevant.</text:p>
          </table:table-cell>
          <table:table-cell table:style-name="Tabla1.C8" office:value-type="string">
            <text:p text:style-name="P80">1rCN.BL1.3.1 Descriu la informació arreplegada en llistes, imatges o taules sobre el ser humà i la salut, els sers vius, la matèria i l’energia i la tecnologia, a través de l’observació i l’experimentació, i <text:span text:style-name="T99">destaca allò que siga rellevant</text:span>.</text:p>
          </table:table-cell>
          <table:table-cell table:style-name="Tabla1.D8" office:value-type="string">
            <text:p text:style-name="P88">CMCT</text:p>
            <text:p text:style-name="P88">CAA</text:p>
            <text:p text:style-name="P88"><text:bookmark text:name="__DdeLink__374_664610594"/>CCLI</text:p>
          </table:table-cell>
          <table:table-cell table:style-name="Tabla1.E8" office:value-type="string">
            <text:p text:style-name="P88"/>
          </table:table-cell>
          <table:table-cell table:style-name="Tabla1.F8" office:value-type="string">
            <text:p text:style-name="P88"/>
          </table:table-cell>
          <table:table-cell table:style-name="Tabla1.G8" office:value-type="string">
            <text:p text:style-name="P88"/>
          </table:table-cell>
          <table:table-cell table:style-name="Tabla1.H8" office:value-type="string">
            <text:p text:style-name="P88"/>
          </table:table-cell>
        </table:table-row>
        <table:table-row table:style-name="Tabla1.1">
          <table:table-cell table:style-name="Tabla1.A9" office:value-type="string">
            <text:p text:style-name="P13">Ús de diferents fonts d’informació, diversos materials així com les TIC, complint les mesures necessàries de protecció i seguretat.</text:p>
            <text:p text:style-name="P32">Presentació d’informes per a comunicar resultats.</text:p>
          </table:table-cell>
          <table:table-cell table:style-name="Tabla1.B9" office:value-type="string">
            <text:p text:style-name="P56">1rCN.BL1.4 Comunicar oralment i per escrit alguns fets de l'entorn immediat relacionats amb les Ciències Naturals fent ús d'imatges amb suport paper i/o digital.</text:p>
          </table:table-cell>
          <table:table-cell table:style-name="Tabla1.C9" office:value-type="string">
            <text:p text:style-name="P68"><text:span text:style-name="T4">1rCN.BL1.4.1 Comunica oralment i per escrit alguns</text:span><text:span text:style-name="T6"> fets de l'entorn immediat</text:span><text:span text:style-name="T4"> relacionats amb les Ciències Naturals,</text:span><text:span text:style-name="T6"> fent ús d'imatges amb suport paper i/o digital.</text:span></text:p>
          </table:table-cell>
          <table:table-cell table:style-name="Tabla1.D9" office:value-type="string">
            <text:p text:style-name="P88">CCLI</text:p>
            <text:p text:style-name="P88"><text:bookmark text:name="__DdeLink__963_664610594"/>CAA</text:p>
            <text:p text:style-name="P88">CD</text:p>
          </table:table-cell>
          <table:table-cell table:style-name="Tabla1.E9" office:value-type="string">
            <text:p text:style-name="P88"/>
          </table:table-cell>
          <table:table-cell table:style-name="Tabla1.F9" office:value-type="string">
            <text:p text:style-name="P88"/>
          </table:table-cell>
          <table:table-cell table:style-name="Tabla1.G9" office:value-type="string">
            <text:p text:style-name="P88"/>
          </table:table-cell>
          <table:table-cell table:style-name="Tabla1.H9" office:value-type="string">
            <text:p text:style-name="P88"/>
          </table:table-cell>
        </table:table-row>
        <table:table-row table:style-name="Tabla1.1">
          <table:table-cell table:style-name="Tabla1.A10" office:value-type="string">
            <text:p text:style-name="P13">Desenrotllament de projectes en equip de forma guiada.</text:p>
            <text:p text:style-name="P14">Escolta de les aportacions alienes.</text:p>
            <text:p text:style-name="P14">Aportació d’idees pròpies constructives.</text:p>
            <text:p text:style-name="P14">Responsabilitat davant del treball personal per a aconseguir una meta col·lectiva.</text:p>
            <text:p text:style-name="P3">Diàleg entre iguals sota direcció.</text:p>
          </table:table-cell>
          <table:table-cell table:style-name="Tabla1.B10" office:value-type="string">
            <text:p text:style-name="P6">1rCN.BL1.5 Participar en equips de treball de forma guiada i col·laborar amb els altres membres del grup per a aconseguir metes comunes.</text:p>
          </table:table-cell>
          <table:table-cell table:style-name="Tabla1.C10" office:value-type="string">
            <text:p text:style-name="P46"><text:span text:style-name="T43">1rCN.BL1.5.1 Participa, amb la </text:span><text:span text:style-name="T47">guia de l’adult</text:span><text:span text:style-name="T43">, en equips de treball i </text:span><text:span text:style-name="T25">col·labora amb els altres</text:span><text:span text:style-name="T43"> membres del grup per a aconseguir metes comunes.</text:span></text:p>
          </table:table-cell>
          <table:table-cell table:style-name="Tabla1.D10" office:value-type="string">
            <text:p text:style-name="P88">CSC</text:p>
            <text:p text:style-name="P88">CAA</text:p>
            <text:p text:style-name="P88">SIEE</text:p>
          </table:table-cell>
          <table:table-cell table:style-name="Tabla1.E10" office:value-type="string">
            <text:p text:style-name="P88"/>
          </table:table-cell>
          <table:table-cell table:style-name="Tabla1.F10" office:value-type="string">
            <text:p text:style-name="P88"/>
          </table:table-cell>
          <table:table-cell table:style-name="Tabla1.G10" office:value-type="string">
            <text:p text:style-name="P88"/>
          </table:table-cell>
          <table:table-cell table:style-name="Tabla1.H10" office:value-type="string">
            <text:p text:style-name="P88"/>
          </table:table-cell>
        </table:table-row>
        <table:table-row table:style-name="Tabla1.1">
          <table:table-cell table:style-name="Tabla1.A12" table:number-rows-spanned="2" office:value-type="string">
            <text:p text:style-name="P13">Esforç, força de voluntat. Constància i hàbits de treball.</text:p>
            <text:p text:style-name="P15">Aplicació d’estratègies d’aprenentatge cooperatiu i per projectes.</text:p>
          </table:table-cell>
          <table:table-cell table:style-name="Tabla1.B12" table:number-rows-spanned="2" office:value-type="string">
            <text:p text:style-name="P8">1rCN.BL1.6 Esforçar-se i mantindre l'atenció mentres realitza una activitat sense abandonar quan li costa realitzar-la.</text:p>
          </table:table-cell>
          <table:table-cell table:style-name="Tabla1.C11" office:value-type="string">
            <text:p text:style-name="P69"><text:span text:style-name="T43">1rCN.BL1.6.1 </text:span><text:span text:style-name="T27">S'esforça</text:span><text:span text:style-name="T43"> i manté </text:span><text:span text:style-name="T27">l'atenció</text:span><text:span text:style-name="T43"> mentres realitza una activitat.</text:span></text:p>
          </table:table-cell>
          <table:table-cell table:style-name="Tabla1.D11" office:value-type="string">
            <text:p text:style-name="P88">CAA</text:p>
            <text:p text:style-name="P88"/>
          </table:table-cell>
          <table:table-cell table:style-name="Tabla1.E11" office:value-type="string">
            <text:p text:style-name="P88"/>
          </table:table-cell>
          <table:table-cell table:style-name="Tabla1.F11" office:value-type="string">
            <text:p text:style-name="P88"/>
          </table:table-cell>
          <table:table-cell table:style-name="Tabla1.G11" office:value-type="string">
            <text:p text:style-name="P88"/>
          </table:table-cell>
          <table:table-cell table:style-name="Tabla1.H11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12" office:value-type="string">
            <text:p text:style-name="P76"><text:span text:style-name="T43">1rCN.BL1.6.2 Persistix en la realització d'una activitat </text:span><text:span text:style-name="T27">sense abandonar</text:span><text:span text:style-name="T43"> encara que li coste realitzar-la.</text:span></text:p>
          </table:table-cell>
          <table:table-cell table:style-name="Tabla1.D12" office:value-type="string">
            <text:p text:style-name="P89">SIEE</text:p>
          </table:table-cell>
          <table:table-cell table:style-name="Tabla1.E12" office:value-type="string">
            <text:p text:style-name="P89"/>
          </table:table-cell>
          <table:table-cell table:style-name="Tabla1.F12" office:value-type="string">
            <text:p text:style-name="P89"/>
          </table:table-cell>
          <table:table-cell table:style-name="Tabla1.G12" office:value-type="string">
            <text:p text:style-name="P89"/>
          </table:table-cell>
          <table:table-cell table:style-name="Tabla1.H12" office:value-type="string">
            <text:p text:style-name="P89"/>
          </table:table-cell>
        </table:table-row>
        <table:table-row table:style-name="Tabla1.1">
          <table:table-cell table:style-name="Tabla1.A14" table:number-rows-spanned="2" office:value-type="string">
            <text:p text:style-name="P13">Planificació creativa de projectes individuals o col·lectius.</text:p>
            <text:p text:style-name="P14">Aportació d’idees pròpies <text:soft-page-break/>constructives.</text:p>
            <text:p text:style-name="P14">Responsabilitat davant del treball personal per a aconseguir una meta col·lectiva.</text:p>
            <text:p text:style-name="P13">Desenrotllament de projectes en equip de forma guiada.</text:p>
          </table:table-cell>
          <table:table-cell table:style-name="Tabla1.B14" table:number-rows-spanned="2" office:value-type="string">
            <text:p text:style-name="P23"><text:span text:style-name="T20">1rCN.</text:span><text:span text:style-name="T2">BL1.7 Participar en el procés de planificació del </text:span><text:soft-page-break/><text:span text:style-name="T2">desenrotllament d'un producte o una tasca, ordenar amb ajuda els passos que cal seguir i expressar les seues opinions sobre el procés i el resultat.</text:span></text:p>
          </table:table-cell>
          <table:table-cell table:style-name="Tabla1.C13" office:value-type="string">
            <text:p text:style-name="P68"><text:span text:style-name="T43">1rCN.BL1.7.1 Participa en el procés de planificació del desenrotllament d'un </text:span><text:soft-page-break/><text:span text:style-name="T43">producte o una tasca i </text:span><text:span text:style-name="T27">ordena, amb ajuda, els passos que</text:span><text:span text:style-name="T43"> s'han de seguir.</text:span></text:p>
          </table:table-cell>
          <table:table-cell table:style-name="Tabla1.D13" office:value-type="string">
            <text:p text:style-name="P88">CAA</text:p>
            <text:p text:style-name="P88">SIEE</text:p>
            <text:p text:style-name="P88"/>
          </table:table-cell>
          <table:table-cell table:style-name="Tabla1.E13" office:value-type="string">
            <text:p text:style-name="P88"/>
          </table:table-cell>
          <table:table-cell table:style-name="Tabla1.F13" office:value-type="string">
            <text:p text:style-name="P88"/>
          </table:table-cell>
          <table:table-cell table:style-name="Tabla1.G13" office:value-type="string">
            <text:p text:style-name="P88"/>
          </table:table-cell>
          <table:table-cell table:style-name="Tabla1.H13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14" office:value-type="string">
            <text:p text:style-name="P26"><text:span text:style-name="T43">1rCN.BL1.7.2 Expressa els seus </text:span><text:span text:style-name="T27">gustos i opinions</text:span><text:span text:style-name="T43"> sobre el </text:span><text:span text:style-name="T27">resultat</text:span><text:span text:style-name="T43"> d'un producte o tasca.</text:span></text:p>
          </table:table-cell>
          <table:table-cell table:style-name="Tabla1.D14" office:value-type="string">
            <text:p text:style-name="P88">CAA</text:p>
            <text:p text:style-name="P88">SIEE</text:p>
          </table:table-cell>
          <table:table-cell table:style-name="Tabla1.E14" office:value-type="string">
            <text:p text:style-name="P88"/>
          </table:table-cell>
          <table:table-cell table:style-name="Tabla1.F14" office:value-type="string">
            <text:p text:style-name="P88"/>
          </table:table-cell>
          <table:table-cell table:style-name="Tabla1.G14" office:value-type="string">
            <text:p text:style-name="P88"/>
          </table:table-cell>
          <table:table-cell table:style-name="Tabla1.H14" office:value-type="string">
            <text:p text:style-name="P88"/>
          </table:table-cell>
        </table:table-row>
        <table:table-row table:style-name="Tabla1.1">
          <table:table-cell table:style-name="Tabla1.A15" table:number-columns-spanned="8" office:value-type="string">
            <text:p text:style-name="P58"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7" office:value-type="string">
            <text:p text:style-name="P85">CONTINGUTS</text:p>
          </table:table-cell>
          <table:table-cell table:style-name="Tabla1.B17" office:value-type="string">
            <text:p text:style-name="P84">CRITERIS D'AVALUACIÓ</text:p>
          </table:table-cell>
          <table:table-cell table:style-name="Tabla1.C17" office:value-type="string">
            <text:p text:style-name="P84"><text:span text:style-name="T1">INDICADORS </text:span><text:span text:style-name="T15">D'ÈXIT</text:span></text:p>
          </table:table-cell>
          <table:table-cell table:style-name="Tabla1.D17" office:value-type="string">
            <text:p text:style-name="P84">CCLV</text:p>
          </table:table-cell>
          <table:table-cell table:style-name="Tabla1.E17" office:value-type="string">
            <text:p text:style-name="P85">1rT</text:p>
          </table:table-cell>
          <table:table-cell table:style-name="Tabla1.F17" office:value-type="string">
            <text:p text:style-name="P85">2nT</text:p>
          </table:table-cell>
          <table:table-cell table:style-name="Tabla1.G17" office:value-type="string">
            <text:p text:style-name="P85">3rT</text:p>
          </table:table-cell>
          <table:table-cell table:style-name="Tabla1.H17" office:value-type="string">
            <text:p text:style-name="P85">FIN</text:p>
          </table:table-cell>
        </table:table-row>
        <table:table-row table:style-name="Tabla1.1">
          <table:table-cell table:style-name="Tabla1.A17" office:value-type="string">
            <text:p text:style-name="P65">Parts del cos: cap, tronc, extremitats.</text:p>
            <text:p text:style-name="P66">Sentits.</text:p>
            <text:p text:style-name="P63">Observació dels trets físics de les persones.</text:p>
          </table:table-cell>
          <table:table-cell table:style-name="Tabla1.B17" office:value-type="string">
            <text:p text:style-name="P56">1rCN.BL2.1 Identificar i localitzar el cap, el tronc i les extremitats del seu cos i els sentits per mitjà del dibuix d'un mateix i de les persones del seu entorn pròxim.</text:p>
          </table:table-cell>
          <table:table-cell table:style-name="Tabla1.C17" office:value-type="string">
            <text:p text:style-name="P68"><text:span text:style-name="T23">1rCN.BL2.1.1 Identifica el </text:span><text:span text:style-name="T25">cap</text:span><text:span text:style-name="T23">, el</text:span><text:span text:style-name="T25"> tronc</text:span><text:span text:style-name="T23"> i les </text:span><text:span text:style-name="T25">extremitats del seu cos i</text:span><text:span text:style-name="T23"> els </text:span><text:span text:style-name="T25">sentits</text:span><text:span text:style-name="T23"> per mitjà del dibuix</text:span><text:span text:style-name="T25"> d'un mateix i de les persones del seu entorn pròxim.</text:span></text:p>
          </table:table-cell>
          <table:table-cell table:style-name="Tabla1.D17" office:value-type="string">
            <text:p text:style-name="P90">CMCT</text:p>
          </table:table-cell>
          <table:table-cell table:style-name="Tabla1.E17" office:value-type="string">
            <text:p text:style-name="P90"/>
          </table:table-cell>
          <table:table-cell table:style-name="Tabla1.F17" office:value-type="string">
            <text:p text:style-name="P90"/>
          </table:table-cell>
          <table:table-cell table:style-name="Tabla1.G17" office:value-type="string">
            <text:p text:style-name="P90"/>
          </table:table-cell>
          <table:table-cell table:style-name="Tabla1.H17" office:value-type="string">
            <text:p text:style-name="P90"/>
          </table:table-cell>
        </table:table-row>
        <table:table-row table:style-name="Tabla1.1">
          <table:table-cell table:style-name="Tabla1.A19" table:number-rows-spanned="2" office:value-type="string">
            <text:p text:style-name="P65">Normes d’higiene i neteja personal.</text:p>
            <text:p text:style-name="P63">Identitat i autonomia personal: valdre’s per si mateix, augment de responsabilitats...</text:p>
          </table:table-cell>
          <table:table-cell table:style-name="Tabla1.B19" table:number-rows-spanned="2" office:value-type="string">
            <text:p text:style-name="P56">1rCN.BL2.2 Adoptar en la seua vida quotidiana hàbits d'higiene i neteja personal i relacionar-los amb una bona salut i imatge personal.</text:p>
          </table:table-cell>
          <table:table-cell table:style-name="Tabla1.C18" office:value-type="string">
            <text:p text:style-name="P68"><text:span text:style-name="T73">1rCN.BL2.2.1 Adopta hàbits en la </text:span><text:span text:style-name="T74">vida quotidiana d'higiene i neteja personal.</text:span></text:p>
          </table:table-cell>
          <table:table-cell table:style-name="Tabla1.D18" office:value-type="string">
            <text:p text:style-name="P88">CMCT</text:p>
            <text:p text:style-name="P88"><text:bookmark text:name="__DdeLink__212_829602312"/>SIEE</text:p>
          </table:table-cell>
          <table:table-cell table:style-name="Tabla1.E18" office:value-type="string">
            <text:p text:style-name="P88"/>
          </table:table-cell>
          <table:table-cell table:style-name="Tabla1.F18" office:value-type="string">
            <text:p text:style-name="P88"/>
          </table:table-cell>
          <table:table-cell table:style-name="Tabla1.G18" office:value-type="string">
            <text:p text:style-name="P88"/>
          </table:table-cell>
          <table:table-cell table:style-name="Tabla1.H18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19" office:value-type="string">
            <text:p text:style-name="P68"><text:span text:style-name="T73">1rCN.BL2.2.2 Relaciona els hàbits d'</text:span><text:span text:style-name="T74">higiene i </text:span><text:span text:style-name="T75">neteja</text:span><text:span text:style-name="T74"> persona</text:span><text:span text:style-name="T73">l amb una </text:span><text:span text:style-name="T74">bona salut i imatge personal.</text:span></text:p>
          </table:table-cell>
          <table:table-cell table:style-name="Tabla1.D19" office:value-type="string">
            <text:p text:style-name="P88">CMCT</text:p>
            <text:p text:style-name="P88">SIEE</text:p>
          </table:table-cell>
          <table:table-cell table:style-name="Tabla1.E19" office:value-type="string">
            <text:p text:style-name="P88"/>
          </table:table-cell>
          <table:table-cell table:style-name="Tabla1.F19" office:value-type="string">
            <text:p text:style-name="P88"/>
          </table:table-cell>
          <table:table-cell table:style-name="Tabla1.G19" office:value-type="string">
            <text:p text:style-name="P88"/>
          </table:table-cell>
          <table:table-cell table:style-name="Tabla1.H19" office:value-type="string">
            <text:p text:style-name="P88"/>
          </table:table-cell>
        </table:table-row>
        <table:table-row table:style-name="Tabla1.1">
          <table:table-cell table:style-name="Tabla1.A21" table:number-rows-spanned="2" office:value-type="string">
            <text:p text:style-name="P63">Jocs d’autoconeixement.</text:p>
          </table:table-cell>
          <table:table-cell table:style-name="Tabla1.B21" table:number-rows-spanned="2" office:value-type="string">
            <text:p text:style-name="P56">1rCN.BL2.3 Reconéixer i expressar les <text:s/>emocions i sentiments a través del joc.</text:p>
          </table:table-cell>
          <table:table-cell table:style-name="Tabla1.C20" office:value-type="string">
            <text:p text:style-name="P68"><text:span text:style-name="T23">1rCN.BL2.3.1 Reconeix, a través del joc,</text:span><text:span text:style-name="T25"> les <text:s/>emocions i sentiments.</text:span></text:p>
          </table:table-cell>
          <table:table-cell table:style-name="Tabla1.D20" office:value-type="string">
            <text:p text:style-name="P88">CSC</text:p>
            <text:p text:style-name="P88">CAA</text:p>
          </table:table-cell>
          <table:table-cell table:style-name="Tabla1.E20" office:value-type="string">
            <text:p text:style-name="P88"/>
          </table:table-cell>
          <table:table-cell table:style-name="Tabla1.F20" office:value-type="string">
            <text:p text:style-name="P88"/>
          </table:table-cell>
          <table:table-cell table:style-name="Tabla1.G20" office:value-type="string">
            <text:p text:style-name="P88"/>
          </table:table-cell>
          <table:table-cell table:style-name="Tabla1.H20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21" office:value-type="string">
            <text:p text:style-name="P68"><text:span text:style-name="T23">1rCN.BL2.3.2 Expressa, a través del joc, <text:s/>les </text:span><text:span text:style-name="T25"><text:s/>emocions i sentiments.</text:span></text:p>
          </table:table-cell>
          <table:table-cell table:style-name="Tabla1.D21" office:value-type="string">
            <text:p text:style-name="P88">CSC</text:p>
            <text:p text:style-name="P88">CAA</text:p>
          </table:table-cell>
          <table:table-cell table:style-name="Tabla1.E21" office:value-type="string">
            <text:p text:style-name="P88"/>
          </table:table-cell>
          <table:table-cell table:style-name="Tabla1.F21" office:value-type="string">
            <text:p text:style-name="P88"/>
          </table:table-cell>
          <table:table-cell table:style-name="Tabla1.G21" office:value-type="string">
            <text:p text:style-name="P88"/>
          </table:table-cell>
          <table:table-cell table:style-name="Tabla1.H21" office:value-type="string">
            <text:p text:style-name="P88"/>
          </table:table-cell>
        </table:table-row>
        <table:table-row table:style-name="Tabla1.1">
          <table:table-cell table:style-name="Tabla1.H4" table:number-columns-spanned="8" office:value-type="string">
            <text:p text:style-name="P55">BLOC <text:s/>3.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85">CONTINGUTS</text:p>
          </table:table-cell>
          <table:table-cell table:style-name="Tabla1.A4" office:value-type="string">
            <text:p text:style-name="P84">CRITERIS D'AVALUACIÓ</text:p>
          </table:table-cell>
          <table:table-cell table:style-name="Tabla1.A4" office:value-type="string">
            <text:p text:style-name="P84"><text:span text:style-name="T1">INDICADORS </text:span><text:span text:style-name="T15">D'ÈXIT</text:span></text:p>
          </table:table-cell>
          <table:table-cell table:style-name="Tabla1.A4" office:value-type="string">
            <text:p text:style-name="P84">CCLV</text:p>
          </table:table-cell>
          <table:table-cell table:style-name="Tabla1.A4" office:value-type="string">
            <text:p text:style-name="P85">1rT</text:p>
          </table:table-cell>
          <table:table-cell table:style-name="Tabla1.A4" office:value-type="string">
            <text:p text:style-name="P85">2nT</text:p>
          </table:table-cell>
          <table:table-cell table:style-name="Tabla1.A4" office:value-type="string">
            <text:p text:style-name="P85">3rT</text:p>
          </table:table-cell>
          <table:table-cell table:style-name="Tabla1.H4" office:value-type="string">
            <text:p text:style-name="P85">FIN</text:p>
          </table:table-cell>
        </table:table-row>
        <table:table-row table:style-name="Tabla1.1">
          <table:table-cell table:style-name="Tabla1.A4" office:value-type="string">
            <text:p text:style-name="P16">Diferenciació de sers vius i sers inerts.</text:p>
            <text:p text:style-name="P36">Ús d’objectes de l’entorn.</text:p>
          </table:table-cell>
          <table:table-cell table:style-name="Tabla1.A4" office:value-type="string">
            <text:p text:style-name="P54">1rCN.BL3.1 Identificar i explicar les diferències entre sers vius i sers inerts, i reconéixer les seues característiques a través de l’observació.</text:p>
          </table:table-cell>
          <table:table-cell table:style-name="Tabla1.A4" office:value-type="string">
            <text:p text:style-name="P48"><text:span text:style-name="T4">1rCN.BL3.1.1 Descriu les </text:span><text:span text:style-name="T16">diferències entre sers vius i sers inerts</text:span><text:span text:style-name="T4"> i reconeix les seues característiques a través de l’observació de materials manipulatius.</text:span></text:p>
            <text:p text:style-name="Standard"/>
          </table:table-cell>
          <table:table-cell table:style-name="Tabla1.A4" office:value-type="string">
            <text:p text:style-name="P88">CMCT</text:p>
            <text:p text:style-name="P88">CSC</text:p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H4" office:value-type="string">
            <text:p text:style-name="P88"/>
          </table:table-cell>
        </table:table-row>
        <table:table-row table:style-name="Tabla1.1">
          <table:table-cell table:style-name="Tabla1.A25" office:value-type="string">
            <text:p text:style-name="P17">Diferències entre animals i plantes.</text:p>
            <text:p text:style-name="P18">Sers vius de l’entorn natural pròxim.</text:p>
            <text:p text:style-name="P20">Observació de diferents tipus de sers vius.</text:p>
          </table:table-cell>
          <table:table-cell table:style-name="Tabla1.B25" office:value-type="string">
            <text:p text:style-name="Standard">1rCN.BL3.2 Observar i identificar les <text:s/>diferències entre animals i plantes, així com els sers vius de l'entorn natural pròxim, per mitjà de l'observació i experimentació.</text:p>
          </table:table-cell>
          <table:table-cell table:style-name="Tabla1.C25" office:value-type="string">
            <text:p text:style-name="P37"><text:span text:style-name="T23">1rCN.BL3.2.1 Descriu, a partir de l'observació i l'experimentació, les </text:span><text:span text:style-name="T25">diferències</text:span><text:span text:style-name="T24"> entre animals i plantes</text:span><text:span text:style-name="T23">, així com els sers vius de l'entorn natural pròxim.</text:span></text:p>
          </table:table-cell>
          <table:table-cell table:style-name="Tabla1.D25" office:value-type="string">
            <text:p text:style-name="P88">CMCT</text:p>
            <text:p text:style-name="P88">CSC</text:p>
          </table:table-cell>
          <table:table-cell table:style-name="Tabla1.E25" office:value-type="string">
            <text:p text:style-name="P88"/>
          </table:table-cell>
          <table:table-cell table:style-name="Tabla1.F25" office:value-type="string">
            <text:p text:style-name="P88"/>
          </table:table-cell>
          <table:table-cell table:style-name="Tabla1.G25" office:value-type="string">
            <text:p text:style-name="P88"/>
          </table:table-cell>
          <table:table-cell table:style-name="Tabla1.H25" office:value-type="string">
            <text:p text:style-name="P88"/>
          </table:table-cell>
        </table:table-row>
        <table:table-row table:style-name="Tabla1.1">
          <table:table-cell table:style-name="Tabla1.A28" table:number-rows-spanned="3" office:value-type="string">
            <text:p text:style-name="P17">Principals grups d’animals i plantes.</text:p>
            <text:p text:style-name="P20">Causes d’extinció d’espècies relacionades amb la cura i el respecte.</text:p>
          </table:table-cell>
          <table:table-cell table:style-name="Tabla1.B28" table:number-rows-spanned="3" office:value-type="string">
            <text:p text:style-name="P12">1rCN.BL3.3 Observar i identificar plantes silvestres i cultivades, animals domèstics i salvatges i algunes causes de l’extinció d’espècies relacionades amb la seua atenció i respecte, i proposar actuacions per a cuidar-les.</text:p>
          </table:table-cell>
          <table:table-cell table:style-name="Tabla1.C26" office:value-type="string">
            <text:p text:style-name="P37"><text:span text:style-name="T23">1rCN.BL3.3.1 Descriu les </text:span><text:span text:style-name="T25">plantes</text:span><text:span text:style-name="T24"> silvestres i cultivades, els animals domèstics i salvatges.</text:span></text:p>
          </table:table-cell>
          <table:table-cell table:style-name="Tabla1.D26" office:value-type="string">
            <text:p text:style-name="P88">CMCT</text:p>
            <text:p text:style-name="P88">CSC</text:p>
          </table:table-cell>
          <table:table-cell table:style-name="Tabla1.E26" office:value-type="string">
            <text:p text:style-name="P88"/>
          </table:table-cell>
          <table:table-cell table:style-name="Tabla1.F26" office:value-type="string">
            <text:p text:style-name="P88"/>
          </table:table-cell>
          <table:table-cell table:style-name="Tabla1.G26" office:value-type="string">
            <text:p text:style-name="P88"/>
          </table:table-cell>
          <table:table-cell table:style-name="Tabla1.H26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27" office:value-type="string">
            <text:p text:style-name="P37"><text:span text:style-name="T23">1rCN.BL3.3.2 Reconeix algunes de les causes de l'extinció de les espècies </text:span><text:span text:style-name="T25">relacionades</text:span><text:span text:style-name="T24"> amb la seua protecció i respecte</text:span><text:span text:style-name="T23">.</text:span></text:p>
          </table:table-cell>
          <table:table-cell table:style-name="Tabla1.D27" office:value-type="string">
            <text:p text:style-name="P88">CMCT</text:p>
            <text:p text:style-name="P88">CSC</text:p>
          </table:table-cell>
          <table:table-cell table:style-name="Tabla1.E27" office:value-type="string">
            <text:p text:style-name="P88"/>
          </table:table-cell>
          <table:table-cell table:style-name="Tabla1.F27" office:value-type="string">
            <text:p text:style-name="P88"/>
          </table:table-cell>
          <table:table-cell table:style-name="Tabla1.G27" office:value-type="string">
            <text:p text:style-name="P88"/>
          </table:table-cell>
          <table:table-cell table:style-name="Tabla1.H27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28" office:value-type="string">
            <text:p text:style-name="P37"><text:span text:style-name="T23">1rCN.BL3.3.3 Proposa actuacions del ser humà per a la protecció de </text:span><text:span text:style-name="T25">plantes</text:span><text:span text:style-name="T24"> i animals.</text:span></text:p>
          </table:table-cell>
          <table:table-cell table:style-name="Tabla1.D28" office:value-type="string">
            <text:p text:style-name="P88">CMCT</text:p>
            <text:p text:style-name="P88">CSC</text:p>
          </table:table-cell>
          <table:table-cell table:style-name="Tabla1.E28" office:value-type="string">
            <text:p text:style-name="P88"/>
          </table:table-cell>
          <table:table-cell table:style-name="Tabla1.F28" office:value-type="string">
            <text:p text:style-name="P88"/>
          </table:table-cell>
          <table:table-cell table:style-name="Tabla1.G28" office:value-type="string">
            <text:p text:style-name="P88"/>
          </table:table-cell>
          <table:table-cell table:style-name="Tabla1.H28" office:value-type="string">
            <text:p text:style-name="P88"/>
          </table:table-cell>
        </table:table-row>
        <table:table-row table:style-name="Tabla1.1">
          <table:table-cell table:style-name="Tabla1.H4" table:number-columns-spanned="8" office:value-type="string">
            <text:p text:style-name="P43"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85">CONTINGUTS</text:p>
          </table:table-cell>
          <table:table-cell table:style-name="Tabla1.A4" office:value-type="string">
            <text:p text:style-name="P84">CRITERIS D'AVALUACIÓ</text:p>
          </table:table-cell>
          <table:table-cell table:style-name="Tabla1.A4" office:value-type="string">
            <text:p text:style-name="P84"><text:span text:style-name="T1">INDICADORS </text:span><text:span text:style-name="T15">D'ÈXIT</text:span></text:p>
          </table:table-cell>
          <table:table-cell table:style-name="Tabla1.A4" office:value-type="string">
            <text:p text:style-name="P84">CCLV</text:p>
          </table:table-cell>
          <table:table-cell table:style-name="Tabla1.A4" office:value-type="string">
            <text:p text:style-name="P85">1rT</text:p>
          </table:table-cell>
          <table:table-cell table:style-name="Tabla1.A4" office:value-type="string">
            <text:p text:style-name="P85">2nT</text:p>
          </table:table-cell>
          <table:table-cell table:style-name="Tabla1.A4" office:value-type="string">
            <text:p text:style-name="P85">3rT</text:p>
          </table:table-cell>
          <table:table-cell table:style-name="Tabla1.H4" office:value-type="string">
            <text:p text:style-name="P85">FIN</text:p>
          </table:table-cell>
        </table:table-row>
        <table:table-row table:style-name="Tabla1.1">
          <table:table-cell table:style-name="Tabla1.A4" table:number-rows-spanned="2" office:value-type="string">
            <text:p text:style-name="P64">Canvis que percebem a través dels sentits en relació amb la matèria i l’energia.</text:p>
          </table:table-cell>
          <table:table-cell table:style-name="Tabla1.A4" table:number-rows-spanned="2" office:value-type="string">
            <text:p text:style-name="P42">1rCN.BL4.1 Planificar i realitzar experiències senzilles per a reconéixer els canvis que percebem a través dels sentits en relació amb la matèria i l'energia, respectant les normes d'ús, seguretat i de conservació dels instruments i dels materials de treball a l'aula.</text:p>
          </table:table-cell>
          <table:table-cell table:style-name="Tabla1.A4" office:value-type="string">
            <text:p text:style-name="P27"><text:span text:style-name="T23">1rCN.BL4.1.1 </text:span><text:span text:style-name="T24">Reconeix,</text:span><text:span text:style-name="T23"> en experiències senzilles planificades </text:span><text:span text:style-name="T47">col·lectivament</text:span><text:span text:style-name="T23">, els</text:span><text:span text:style-name="T24"> canvis</text:span><text:span text:style-name="T23"> que percebem </text:span><text:span text:style-name="T24">a través dels sentits en relació amb la matèria i l'energia</text:span><text:span text:style-name="T23">.</text:span></text:p>
          </table:table-cell>
          <table:table-cell table:style-name="Tabla1.A4" office:value-type="string">
            <text:p text:style-name="P88">CMCT</text:p>
            <text:p text:style-name="P88">SIEE</text:p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H4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32" office:value-type="string">
            <text:p text:style-name="P72"><text:span text:style-name="T23">1rCN.BL4.1.2 Reconeix alguns dels instruments i materials de treball a l'aula, </text:span><text:span text:style-name="T25">els cuida i els utilitza amb atenció. </text:span></text:p>
            <text:p text:style-name="P71"><text:span text:style-name="T24">Respecta les normes d'ús, de seguretat i de conservació dels instruments i dels materials</text:span><text:span text:style-name="T23"> de treball a l'aula.</text:span></text:p>
          </table:table-cell>
          <table:table-cell table:style-name="Tabla1.D32" office:value-type="string">
            <text:p text:style-name="P88">CSC</text:p>
            <text:p text:style-name="P88">SIEE</text:p>
          </table:table-cell>
          <table:table-cell table:style-name="Tabla1.E32" office:value-type="string">
            <text:p text:style-name="P88"/>
          </table:table-cell>
          <table:table-cell table:style-name="Tabla1.F32" office:value-type="string">
            <text:p text:style-name="P88"/>
          </table:table-cell>
          <table:table-cell table:style-name="Tabla1.G32" office:value-type="string">
            <text:p text:style-name="P88"/>
          </table:table-cell>
          <table:table-cell table:style-name="Tabla1.H32" office:value-type="string">
            <text:p text:style-name="P88"/>
          </table:table-cell>
        </table:table-row>
        <table:table-row table:style-name="Tabla1.1">
          <table:table-cell table:style-name="Tabla1.H4" table:number-columns-spanned="8" office:value-type="string">
            <text:p text:style-name="P94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85">CONTINGUTS</text:p>
          </table:table-cell>
          <table:table-cell table:style-name="Tabla1.A4" office:value-type="string">
            <text:p text:style-name="P84">CRITERIS D'AVALUACIÓ</text:p>
          </table:table-cell>
          <table:table-cell table:style-name="Tabla1.A4" office:value-type="string">
            <text:p text:style-name="P84"><text:span text:style-name="T1">INDICADORS </text:span><text:span text:style-name="T15">D'ÈXIT</text:span></text:p>
          </table:table-cell>
          <table:table-cell table:style-name="Tabla1.A4" office:value-type="string">
            <text:p text:style-name="P84">CCLV</text:p>
          </table:table-cell>
          <table:table-cell table:style-name="Tabla1.A4" office:value-type="string">
            <text:p text:style-name="P85">1rT</text:p>
          </table:table-cell>
          <table:table-cell table:style-name="Tabla1.A4" office:value-type="string">
            <text:p text:style-name="P85">2nT</text:p>
          </table:table-cell>
          <table:table-cell table:style-name="Tabla1.A4" office:value-type="string">
            <text:p text:style-name="P85">3rT</text:p>
          </table:table-cell>
          <table:table-cell table:style-name="Tabla1.H4" office:value-type="string">
            <text:p text:style-name="P85">FIN</text:p>
          </table:table-cell>
        </table:table-row>
        <text:soft-page-break/>
        <table:table-row table:style-name="Tabla1.1">
          <table:table-cell table:style-name="Tabla1.A4" table:number-rows-spanned="2" office:value-type="string">
            <text:p text:style-name="P19">Tipus de màquines. Jocs i dispositius electrònics. Aparells domèstics.</text:p>
            <text:p text:style-name="P21">Els dispositius de les TIC. Les aplicacions informàtiques. La informació digital. Els documents digitals.</text:p>
          </table:table-cell>
          <table:table-cell table:style-name="Tabla1.A4" table:number-rows-spanned="2" office:value-type="string">
            <text:p text:style-name="P93">1rCN.BL5.1 Explorar i identificar màquines senzilles i quotidianes, per entendre la seua utilitat en l'entorn i les seues normes d'ús i seguretat, com a jocs i dispositius electrònics, electrodomèstics.</text:p>
          </table:table-cell>
          <table:table-cell table:style-name="Tabla1.A4" office:value-type="string">
            <text:p text:style-name="P37"><text:span text:style-name="T23">1rCN.BL5.1.1 Reconeix la </text:span><text:span text:style-name="T25">utilitat</text:span><text:span text:style-name="T24"> en </text:span><text:span text:style-name="T53">l'entorn </text:span><text:span text:style-name="T58">de</text:span><text:span text:style-name="T23"> màquines senzilles i quotidianes, jocs i dispositius electrònics i aparells domèstics.</text:span></text:p>
          </table:table-cell>
          <table:table-cell table:style-name="Tabla1.A4" office:value-type="string">
            <text:p text:style-name="P88">CMCT</text:p>
            <text:p text:style-name="P88">CSC</text:p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A4" office:value-type="string">
            <text:p text:style-name="P88"/>
          </table:table-cell>
          <table:table-cell table:style-name="Tabla1.H4" office:value-type="string">
            <text:p text:style-name="P88"/>
          </table:table-cell>
        </table:table-row>
        <table:table-row table:style-name="Tabla1.1">
          <table:covered-table-cell/>
          <table:covered-table-cell/>
          <table:table-cell table:style-name="Tabla1.C36" office:value-type="string">
            <text:p text:style-name="P37"><text:span text:style-name="T23">1rCN.BL5.1.2 Descriu les </text:span><text:span text:style-name="T25">normes d'ús i seguretat de</text:span><text:span text:style-name="T23"> les</text:span><text:span text:style-name="T24"> aplicacions informàtiques, de la informació digital i els documents digitals.</text:span></text:p>
          </table:table-cell>
          <table:table-cell table:style-name="Tabla1.D36" office:value-type="string">
            <text:p text:style-name="P88">CMCT</text:p>
            <text:p text:style-name="P88">CD</text:p>
          </table:table-cell>
          <table:table-cell table:style-name="Tabla1.E36" office:value-type="string">
            <text:p text:style-name="P88"/>
          </table:table-cell>
          <table:table-cell table:style-name="Tabla1.F36" office:value-type="string">
            <text:p text:style-name="P88"/>
          </table:table-cell>
          <table:table-cell table:style-name="Tabla1.G36" office:value-type="string">
            <text:p text:style-name="P88"/>
          </table:table-cell>
          <table:table-cell table:style-name="Tabla1.H36" office:value-type="string">
            <text:p text:style-name="P88"/>
          </table:table-cell>
        </table:table-row>
      </table:table>
      <text:p text:style-name="P2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4"/>
        <table:table-row table:style-name="Tabla2.1">
          <table:table-cell table:style-name="Tabla2.A1" table:number-columns-spanned="4" office:value-type="string">
            <text:p text:style-name="P91">ÀREA: CIÈNCIES DE LA NATURALESA <text:s text:c="19"/>NIVELL: 2n EDUCACIÓ PRIMÀRIA</text:p>
          </table:table-cell>
          <table:covered-table-cell/>
          <table:covered-table-cell/>
          <table:covered-table-cell/>
          <table:table-cell table:style-name="Tabla2.A1" office:value-type="string">
            <text:p text:style-name="P91"/>
          </table:table-cell>
          <table:table-cell table:style-name="Tabla2.A1" office:value-type="string">
            <text:p text:style-name="P91"/>
          </table:table-cell>
          <table:table-cell table:style-name="Tabla2.A1" office:value-type="string">
            <text:p text:style-name="P91"/>
          </table:table-cell>
          <table:table-cell table:style-name="Tabla2.H1" office:value-type="string">
            <text:p text:style-name="P91"/>
          </table:table-cell>
        </table:table-row>
        <table:table-row table:style-name="Tabla2.1">
          <table:table-cell table:style-name="Tabla2.A2" table:number-columns-spanned="4" office:value-type="string">
            <text:p text:style-name="P95">ÀREA: CIÈNCIES NATURALS <text:s text:c="19"/>BLOC 1: INICIACIÓ A L’ACTIVITAT CIENTÍFICA</text:p>
          </table:table-cell>
          <table:covered-table-cell/>
          <table:covered-table-cell/>
          <table:covered-table-cell/>
          <table:table-cell table:style-name="Tabla2.A2" office:value-type="string">
            <text:p text:style-name="P95"/>
          </table:table-cell>
          <table:table-cell table:style-name="Tabla2.A2" office:value-type="string">
            <text:p text:style-name="P95"/>
          </table:table-cell>
          <table:table-cell table:style-name="Tabla2.A2" office:value-type="string">
            <text:p text:style-name="P95"/>
          </table:table-cell>
          <table:table-cell table:style-name="Tabla2.H2" office:value-type="string">
            <text:p text:style-name="P95"/>
          </table:table-cell>
        </table:table-row>
        <table:table-row table:style-name="Tabla2.1">
          <table:table-cell table:style-name="Tabla2.A3" office:value-type="string">
            <text:p text:style-name="P113">CONTINUGUTS</text:p>
          </table:table-cell>
          <table:table-cell table:style-name="Tabla2.A3" office:value-type="string">
            <text:p text:style-name="P84">CRITERIS D'AVALUACIÓ</text:p>
          </table:table-cell>
          <table:table-cell table:style-name="Tabla2.C3" office:value-type="string">
            <text:p text:style-name="P84"><text:span text:style-name="T1">INDICADORS </text:span><text:span text:style-name="T15">D'ÈXIT</text:span></text:p>
          </table:table-cell>
          <table:table-cell table:style-name="Tabla2.A3" office:value-type="string">
            <text:p text:style-name="P84">CCLV</text:p>
          </table:table-cell>
          <table:table-cell table:style-name="Tabla2.A3" office:value-type="string">
            <text:p text:style-name="P113">1rT</text:p>
          </table:table-cell>
          <table:table-cell table:style-name="Tabla2.A3" office:value-type="string">
            <text:p text:style-name="P113">2nT</text:p>
          </table:table-cell>
          <table:table-cell table:style-name="Tabla2.A3" office:value-type="string">
            <text:p text:style-name="P113">3rT</text:p>
          </table:table-cell>
          <table:table-cell table:style-name="Tabla2.H3" office:value-type="string">
            <text:p text:style-name="P113">FIN</text:p>
          </table:table-cell>
        </table:table-row>
        <table:table-row table:style-name="Tabla2.1">
          <table:table-cell table:style-name="Tabla2.A4" table:number-rows-spanned="2" office:value-type="string">
            <text:p text:style-name="P100"><text:span text:style-name="T70">Exploració i observació sistemàtica d’objectes i fenòmens de l’entorn</text:span><text:span text:style-name="T91"> escolar i familiar de l’alumnat.</text:span></text:p>
            <text:p text:style-name="P101">Ús, de manera guiada, de ferramentes de busca i visualització digital en dispositius de les TIC per a obtindre informació.</text:p>
            <text:p text:style-name="P97"/>
          </table:table-cell>
          <table:table-cell table:style-name="Tabla2.B4" table:number-rows-spanned="2" office:value-type="string">
            <text:p text:style-name="P6">2nCN.BL1.1 Formular preguntes amb l’ajuda del docent relacionades amb el ser humà i la salut, els sers vius, la matèria i l’energia i la tecnologia, determinar els conceptes clau i establir els mètodes i instruments més adequats.</text:p>
          </table:table-cell>
          <table:table-cell table:style-name="Tabla2.C4" office:value-type="string">
            <text:p text:style-name="P83">2nCN.BL1.1.1 Formula preguntes amb l’ajuda del docent, relacionades amb el ser humà i la salut, els sers vius, la matèria i l’energia i la tecnologia.</text:p>
          </table:table-cell>
          <table:table-cell table:style-name="Tabla2.D4" office:value-type="string">
            <text:p text:style-name="P88">CMCT</text:p>
            <text:p text:style-name="P88">CCLI</text:p>
            <text:p text:style-name="P88">CAA</text:p>
          </table:table-cell>
          <table:table-cell table:style-name="Tabla2.E4" office:value-type="string">
            <text:p text:style-name="P88"/>
          </table:table-cell>
          <table:table-cell table:style-name="Tabla2.F4" office:value-type="string">
            <text:p text:style-name="P88"/>
          </table:table-cell>
          <table:table-cell table:style-name="Tabla2.G4" office:value-type="string">
            <text:p text:style-name="P88"/>
          </table:table-cell>
          <table:table-cell table:style-name="Tabla2.H4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5" office:value-type="string">
            <text:p text:style-name="P23"><text:span text:style-name="T78">2nCN.BL1.1.2</text:span><text:span text:style-name="T74"> </text:span><text:span text:style-name="T73">Identifica els</text:span><text:span text:style-name="T74"> conceptes clau</text:span><text:span text:style-name="T73"> <text:s/>amb l'ajuda del docent, relacionats amb el </text:span><text:span text:style-name="T74">ser humà i la salut, els sers vius, la matèria i l'energia i la tecnologia</text:span><text:span text:style-name="T73"> a partir de les preguntes formulades.</text:span></text:p>
          </table:table-cell>
          <table:table-cell table:style-name="Tabla2.D5" office:value-type="string">
            <text:p text:style-name="P88">CMCT</text:p>
            <text:p text:style-name="P88">CAA</text:p>
          </table:table-cell>
          <table:table-cell table:style-name="Tabla2.E5" office:value-type="string">
            <text:p text:style-name="P88"/>
          </table:table-cell>
          <table:table-cell table:style-name="Tabla2.F5" office:value-type="string">
            <text:p text:style-name="P88"/>
          </table:table-cell>
          <table:table-cell table:style-name="Tabla2.G5" office:value-type="string">
            <text:p text:style-name="P88"/>
          </table:table-cell>
          <table:table-cell table:style-name="Tabla2.H5" office:value-type="string">
            <text:p text:style-name="P88"/>
          </table:table-cell>
        </table:table-row>
        <table:table-row table:style-name="Tabla2.1">
          <table:table-cell table:style-name="Tabla2.A6" table:number-rows-spanned="2" office:value-type="string">
            <text:p text:style-name="P102">Utilització de llistes, imatges i taules, així com d’esquemes senzills i imatges.</text:p>
            <text:p text:style-name="P100"><text:span text:style-name="T91">Emmagatzematge de la informació digital utilitzant aplicacions de gestió de la informació</text:span><text:span text:style-name="T70"> i un esquema de classificació molt senzill.</text:span></text:p>
            <text:p text:style-name="P97">Escolta de les aportacions alienes. Acceptació d’uns altres punts de vista.</text:p>
          </table:table-cell>
          <table:table-cell table:style-name="Tabla2.B6" table:number-rows-spanned="2" office:value-type="string">
            <text:p text:style-name="P6">2nCN.BL1.2 Obtindre informació a través de l’exploració, l’observació i la descripció sistemàtica de si mateixos i altres sers vius, dels objectes, elements i fenòmens que succeïxen en el seu entorn a partir d’un guió de preguntes elaborades per la classe, registrant la informació per mitjà de llistes, imatges i taules, utilitzant mitjans digitals d’emmagatzematge cuidant del seu bon ús i manteniment.</text:p>
          </table:table-cell>
          <table:table-cell table:style-name="Tabla2.C6" office:value-type="string">
            <text:p text:style-name="P23"><text:span text:style-name="T73">2nCN.BL1.2.1 Obté <text:s/>i selecciona informació </text:span><text:span text:style-name="T74">a partir d'un guió de preguntes elaborades per la classe </text:span><text:span text:style-name="T78">per mitjà de</text:span><text:span text:style-name="T73"> l'exploració, l'observació</text:span><text:span text:style-name="T74"> </text:span><text:span text:style-name="T78">i</text:span><text:span text:style-name="T73"> la </text:span><text:span text:style-name="T74">descripció sistemàtica</text:span><text:span text:style-name="T73"> de si mateixos i</text:span><text:span text:style-name="T74"> altres sers vius, dels objectes, elements i fenòmens que succeïxen en el seu entorn.</text:span></text:p>
          </table:table-cell>
          <table:table-cell table:style-name="Tabla2.D6" office:value-type="string">
            <text:p text:style-name="P88">CMCT</text:p>
            <text:p text:style-name="P88">CAA</text:p>
          </table:table-cell>
          <table:table-cell table:style-name="Tabla2.E6" office:value-type="string">
            <text:p text:style-name="P88"/>
          </table:table-cell>
          <table:table-cell table:style-name="Tabla2.F6" office:value-type="string">
            <text:p text:style-name="P88"/>
          </table:table-cell>
          <table:table-cell table:style-name="Tabla2.G6" office:value-type="string">
            <text:p text:style-name="P88"/>
          </table:table-cell>
          <table:table-cell table:style-name="Tabla2.H6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7" office:value-type="string">
            <text:p text:style-name="P23"><text:span text:style-name="T23">2nCN.BL1.2.2</text:span><text:span text:style-name="T25"> </text:span><text:span text:style-name="T23">Registra, amb les orientacions del professorat,</text:span><text:span text:style-name="T25"> </text:span><text:span text:style-name="T23">la informació obtinguda</text:span><text:span text:style-name="T25"> </text:span><text:span text:style-name="T35">per mitjà de</text:span><text:span text:style-name="T23"> </text:span><text:span text:style-name="T25">llistes, imatges o taules, </text:span><text:span text:style-name="T35">utilitzant</text:span><text:span text:style-name="T23"> mitjans digitals d'emmagatzematge i cuidant del seu bon ús i manteniment.</text:span></text:p>
          </table:table-cell>
          <table:table-cell table:style-name="Tabla2.D7" office:value-type="string">
            <text:p text:style-name="P88">CAA</text:p>
            <text:p text:style-name="P88">CD</text:p>
          </table:table-cell>
          <table:table-cell table:style-name="Tabla2.E7" office:value-type="string">
            <text:p text:style-name="P88"/>
          </table:table-cell>
          <table:table-cell table:style-name="Tabla2.F7" office:value-type="string">
            <text:p text:style-name="P88"/>
          </table:table-cell>
          <table:table-cell table:style-name="Tabla2.G7" office:value-type="string">
            <text:p text:style-name="P88"/>
          </table:table-cell>
          <table:table-cell table:style-name="Tabla2.H7" office:value-type="string">
            <text:p text:style-name="P88"/>
          </table:table-cell>
        </table:table-row>
        <table:table-row table:style-name="Tabla2.1">
          <table:table-cell table:style-name="Tabla2.A8" office:value-type="string">
            <text:p text:style-name="P102">Realització de projectes d’experimentació i/o investigació sobre continguts científics.</text:p>
            <text:p text:style-name="P101">Desenrotllament d’hàbits de treball entorn de l’activitat científica. </text:p>
            <text:p text:style-name="P97">Lectura de textos propis de la temàtica a investigar.</text:p>
          </table:table-cell>
          <table:table-cell table:style-name="Tabla2.B8" office:value-type="string">
            <text:p text:style-name="P6">2nCN.BL1.3 Utilitzar llistes, esquemes senzills, o imatges per a establir fets rellevants i relacions entre ells per mitjà de la identificació de les idees i conceptes clau relacionats amb la indagació.</text:p>
          </table:table-cell>
          <table:table-cell table:style-name="Tabla2.C8" office:value-type="string">
            <text:p text:style-name="P23"><text:span text:style-name="T4">2nCN.BL1.3.1 Utilitza la informació registrada en llistes, imatges o taules per a</text:span><text:span text:style-name="T6"> destacar fets rellevants</text:span><text:span text:style-name="T4"> </text:span><text:span text:style-name="T6">relacionats amb les idees <text:s/>i conceptes clau </text:span><text:span text:style-name="T10">d'una</text:span><text:span text:style-name="T4"> indagació.</text:span></text:p>
          </table:table-cell>
          <table:table-cell table:style-name="Tabla2.D8" office:value-type="string">
            <text:p text:style-name="P88">CMCT</text:p>
            <text:p text:style-name="P88">CAA</text:p>
            <text:p text:style-name="P88">CCLI</text:p>
          </table:table-cell>
          <table:table-cell table:style-name="Tabla2.E8" office:value-type="string">
            <text:p text:style-name="P88"/>
          </table:table-cell>
          <table:table-cell table:style-name="Tabla2.F8" office:value-type="string">
            <text:p text:style-name="P88"/>
          </table:table-cell>
          <table:table-cell table:style-name="Tabla2.G8" office:value-type="string">
            <text:p text:style-name="P88"/>
          </table:table-cell>
          <table:table-cell table:style-name="Tabla2.H8" office:value-type="string">
            <text:p text:style-name="P88"/>
          </table:table-cell>
        </table:table-row>
        <table:table-row table:style-name="Tabla2.1">
          <table:table-cell table:style-name="Tabla2.A9" office:value-type="string">
            <text:p text:style-name="P102">Planificació creativa de projectes individuals o col·lectius.</text:p>
            <text:p text:style-name="P101">Exposició oral amb suports del resultat d’una experiència.</text:p>
            <text:p text:style-name="P97">Aportació d’idees pròpies constructives.</text:p>
          </table:table-cell>
          <table:table-cell table:style-name="Tabla2.B9" office:value-type="string">
            <text:p text:style-name="P4">2nCN.BL1.4 Comunicar oralment i per escrit les conclusions d’una experiència realitzada, després d’una planificació col·lectiva i amb el suport d’un guió.</text:p>
          </table:table-cell>
          <table:table-cell table:style-name="Tabla2.C9" office:value-type="string">
            <text:p text:style-name="P45"><text:span text:style-name="T73">2nCN.BL1.4.1 Comunica oralment i per escrit </text:span><text:span text:style-name="T74">les conclusions</text:span><text:span text:style-name="T73"> d’una experiència realitzada, després d’una planificació col·lectiva i </text:span><text:span text:style-name="T74">amb el suport d’un guió.</text:span></text:p>
          </table:table-cell>
          <table:table-cell table:style-name="Tabla2.D9" office:value-type="string">
            <text:p text:style-name="P88">CCLI</text:p>
            <text:p text:style-name="P88">CAA</text:p>
          </table:table-cell>
          <table:table-cell table:style-name="Tabla2.E9" office:value-type="string">
            <text:p text:style-name="P88"/>
          </table:table-cell>
          <table:table-cell table:style-name="Tabla2.F9" office:value-type="string">
            <text:p text:style-name="P88"/>
          </table:table-cell>
          <table:table-cell table:style-name="Tabla2.G9" office:value-type="string">
            <text:p text:style-name="P88"/>
          </table:table-cell>
          <table:table-cell table:style-name="Tabla2.H9" office:value-type="string">
            <text:p text:style-name="P88"/>
          </table:table-cell>
        </table:table-row>
        <table:table-row table:style-name="Tabla2.1">
          <table:table-cell table:style-name="Tabla2.A10" office:value-type="string">
            <text:p text:style-name="P102">Desenrotllament de projectes en equip de forma guiada complint amb la seua part del treball en tasques que impliquen diversos companys.</text:p>
            <text:p text:style-name="P101">Reconeixement del treball alié. Responsabilitat del treball personal per a aconseguir una meta col·lectiva.</text:p>
            <text:p text:style-name="P103">Diàleg entre iguals sota direcció.</text:p>
          </table:table-cell>
          <table:table-cell table:style-name="Tabla2.B10" office:value-type="string">
            <text:p text:style-name="P9">2nCN.BL1.5 Participar en equips de treball realitzant la part de la tasca assignada i col·laborant amb els altres membres del grup per a <text:s/>aconseguir metes.</text:p>
          </table:table-cell>
          <table:table-cell table:style-name="Tabla2.C10" office:value-type="string">
            <text:p text:style-name="P68"><text:span text:style-name="T43">2nCN.BL1.5.1 Realitza <text:s/>la part de la </text:span><text:span text:style-name="T27">tasca que li correspon</text:span><text:span text:style-name="T43"> en un equip de treball per a aconseguir metes comunes.</text:span></text:p>
          </table:table-cell>
          <table:table-cell table:style-name="Tabla2.D10" office:value-type="string">
            <text:p text:style-name="P88">CSC</text:p>
            <text:p text:style-name="P88">CAA</text:p>
            <text:p text:style-name="P88">SIEE</text:p>
          </table:table-cell>
          <table:table-cell table:style-name="Tabla2.E10" office:value-type="string">
            <text:p text:style-name="P88"/>
          </table:table-cell>
          <table:table-cell table:style-name="Tabla2.F10" office:value-type="string">
            <text:p text:style-name="P88"/>
          </table:table-cell>
          <table:table-cell table:style-name="Tabla2.G10" office:value-type="string">
            <text:p text:style-name="P88"/>
          </table:table-cell>
          <table:table-cell table:style-name="Tabla2.H10" office:value-type="string">
            <text:p text:style-name="P88"/>
          </table:table-cell>
        </table:table-row>
        <table:table-row table:style-name="Tabla2.1">
          <table:table-cell table:style-name="Tabla2.A11" table:number-rows-spanned="2" office:value-type="string">
            <text:p text:style-name="P102">Esforç, força de voluntat. </text:p>
            <text:p text:style-name="P101">Constància i hàbits de treball. </text:p>
            <text:p text:style-name="P98">Ús d’estratègies d’aprenentatge cooperatiu. Busca d’orientació o ajuda, quan en necessita.</text:p>
          </table:table-cell>
          <table:table-cell table:style-name="Tabla2.B11" table:number-rows-spanned="2" office:value-type="string">
            <text:p text:style-name="P7">2nCN.BL1.6 Seguir les instruccions de les tasques d'aprenentatge amb atenció i constància sense abandonar quan li costa realitzar-la, demanant ajuda si en necessita.</text:p>
          </table:table-cell>
          <table:table-cell table:style-name="Tabla2.C11" office:value-type="string">
            <text:p text:style-name="P68"><text:span text:style-name="T43">2nCN.BL1.6.1 Seguix amb atenció i </text:span><text:span text:style-name="T27">constància</text:span><text:span text:style-name="T43"> les </text:span><text:span text:style-name="T27">instruccions</text:span><text:span text:style-name="T43"> per a realitzar </text:span><text:span text:style-name="T27">una activitat d'aprenentatge</text:span><text:span text:style-name="T43"> senzilla.</text:span></text:p>
          </table:table-cell>
          <table:table-cell table:style-name="Tabla2.D11" office:value-type="string">
            <text:p text:style-name="P88">CAA</text:p>
            <text:p text:style-name="P88"/>
          </table:table-cell>
          <table:table-cell table:style-name="Tabla2.E11" office:value-type="string">
            <text:p text:style-name="P88"/>
          </table:table-cell>
          <table:table-cell table:style-name="Tabla2.F11" office:value-type="string">
            <text:p text:style-name="P88"/>
          </table:table-cell>
          <table:table-cell table:style-name="Tabla2.G11" office:value-type="string">
            <text:p text:style-name="P88"/>
          </table:table-cell>
          <table:table-cell table:style-name="Tabla2.H11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12" office:value-type="string">
            <text:p text:style-name="P68"><text:span text:style-name="T43">2nCN.BL1.6.2 </text:span><text:span text:style-name="T27">Demana ajuda</text:span><text:span text:style-name="T43"> a l'adult o als seus companys/es quan la necessita.</text:span></text:p>
          </table:table-cell>
          <table:table-cell table:style-name="Tabla2.D12" office:value-type="string">
            <text:p text:style-name="P88">CAA</text:p>
            <text:p text:style-name="P88"/>
          </table:table-cell>
          <table:table-cell table:style-name="Tabla2.E12" office:value-type="string">
            <text:p text:style-name="P88"/>
          </table:table-cell>
          <table:table-cell table:style-name="Tabla2.F12" office:value-type="string">
            <text:p text:style-name="P88"/>
          </table:table-cell>
          <table:table-cell table:style-name="Tabla2.G12" office:value-type="string">
            <text:p text:style-name="P88"/>
          </table:table-cell>
          <table:table-cell table:style-name="Tabla2.H12" office:value-type="string">
            <text:p text:style-name="P88"/>
          </table:table-cell>
        </table:table-row>
        <table:table-row table:style-name="Tabla2.1">
          <table:table-cell table:style-name="Tabla2.A13" table:number-rows-spanned="2" office:value-type="string">
            <text:p text:style-name="P102">Participació en la planificació.</text:p>
            <text:p text:style-name="P101">Aportació d’idees pròpies constructives.</text:p>
            <text:p text:style-name="P101">Responsabilitat del treball personal per a aconseguir una meta col·lectiva.</text:p>
            <text:p text:style-name="P101">Planificació creativa de projectes individuals o col·lectius.</text:p>
            <text:p text:style-name="P98">Organització d’un projecte amb ajuda guiada.</text:p>
          </table:table-cell>
          <table:table-cell table:style-name="Tabla2.B13" table:number-rows-spanned="2" office:value-type="string">
            <text:p text:style-name="P7">2nCN.BL1.7 Participar en el procés de planificació del desenrotllament d'un producte o una tasca, ordenar amb ajuda els passos que cal seguir, reconéixer si els han realitzat correctament i expressar les seues opinions sobre el resultat.</text:p>
          </table:table-cell>
          <table:table-cell table:style-name="Tabla2.C13" office:value-type="string">
            <text:p text:style-name="P68"><text:span text:style-name="T43">2nCN.BL1.7.1 </text:span><text:span text:style-name="T27">Reconeix si ha seguit correctament els passos</text:span><text:span text:style-name="T43"> per al desenrotllament d'un producte o una tasca planificada de forma col·lectiva..</text:span></text:p>
          </table:table-cell>
          <table:table-cell table:style-name="Tabla2.D13" office:value-type="string">
            <text:p text:style-name="P88">CAA</text:p>
            <text:p text:style-name="P88">SIEE</text:p>
            <text:p text:style-name="P88"/>
          </table:table-cell>
          <table:table-cell table:style-name="Tabla2.E13" office:value-type="string">
            <text:p text:style-name="P88"/>
          </table:table-cell>
          <table:table-cell table:style-name="Tabla2.F13" office:value-type="string">
            <text:p text:style-name="P88"/>
          </table:table-cell>
          <table:table-cell table:style-name="Tabla2.G13" office:value-type="string">
            <text:p text:style-name="P88"/>
          </table:table-cell>
          <table:table-cell table:style-name="Tabla2.H13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14" office:value-type="string">
            <text:p text:style-name="P68"><text:span text:style-name="T43">2nCN.BL1.7.2 Descriu els passos que ha seguit per a realitzar un producte o una tasca i dóna la seua opinió</text:span><text:span text:style-name="T27"> sobre la qualitat</text:span><text:span text:style-name="T43"> de realització de </text:span><text:span text:style-name="T27">cada un dels passos</text:span><text:span text:style-name="T43">.</text:span></text:p>
          </table:table-cell>
          <table:table-cell table:style-name="Tabla2.D14" office:value-type="string">
            <text:p text:style-name="P88">CAA</text:p>
            <text:p text:style-name="P88">SIEE</text:p>
            <text:p text:style-name="P88"/>
          </table:table-cell>
          <table:table-cell table:style-name="Tabla2.E14" office:value-type="string">
            <text:p text:style-name="P88"/>
          </table:table-cell>
          <table:table-cell table:style-name="Tabla2.F14" office:value-type="string">
            <text:p text:style-name="P88"/>
          </table:table-cell>
          <table:table-cell table:style-name="Tabla2.G14" office:value-type="string">
            <text:p text:style-name="P88"/>
          </table:table-cell>
          <table:table-cell table:style-name="Tabla2.H14" office:value-type="string">
            <text:p text:style-name="P88"/>
          </table:table-cell>
        </table:table-row>
        <table:table-row table:style-name="Tabla2.1">
          <table:table-cell table:style-name="Tabla2.A15" table:number-columns-spanned="8" office:value-type="string">
            <text:p text:style-name="P118">BLO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9" office:value-type="string">
            <text:p text:style-name="P113">CONTINUGUTS</text:p>
          </table:table-cell>
          <table:table-cell table:style-name="Tabla2.B19" office:value-type="string">
            <text:p text:style-name="P84">CRITERIS D'AVALUACIÓ</text:p>
          </table:table-cell>
          <table:table-cell table:style-name="Tabla2.C19" office:value-type="string">
            <text:p text:style-name="P84"><text:span text:style-name="T1">INDICADORS </text:span><text:span text:style-name="T15">D'ÈXIT</text:span></text:p>
          </table:table-cell>
          <table:table-cell table:style-name="Tabla2.D19" office:value-type="string">
            <text:p text:style-name="P84">CCLV</text:p>
          </table:table-cell>
          <table:table-cell table:style-name="Tabla2.E19" office:value-type="string">
            <text:p text:style-name="P113">1rT</text:p>
          </table:table-cell>
          <table:table-cell table:style-name="Tabla2.F19" office:value-type="string">
            <text:p text:style-name="P113">2nT</text:p>
          </table:table-cell>
          <table:table-cell table:style-name="Tabla2.G19" office:value-type="string">
            <text:p text:style-name="P113">3rT</text:p>
          </table:table-cell>
          <table:table-cell table:style-name="Tabla2.H19" office:value-type="string">
            <text:p text:style-name="P113">FIN</text:p>
          </table:table-cell>
        </table:table-row>
        <text:soft-page-break/>
        <table:table-row table:style-name="Tabla2.1">
          <table:table-cell table:style-name="Tabla2.A17" table:number-columns-spanned="8" office:value-type="string">
            <text:p text:style-name="P117">BLOC 2: <text:s/>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9" office:value-type="string">
            <text:p text:style-name="P113">CONTINUGUTS</text:p>
          </table:table-cell>
          <table:table-cell table:style-name="Tabla2.B19" office:value-type="string">
            <text:p text:style-name="P84">CRITERIS D'AVALUACIÓ</text:p>
          </table:table-cell>
          <table:table-cell table:style-name="Tabla2.C19" office:value-type="string">
            <text:p text:style-name="P84"><text:span text:style-name="T1">INDICADORS </text:span><text:span text:style-name="T15">D'ÈXIT</text:span></text:p>
          </table:table-cell>
          <table:table-cell table:style-name="Tabla2.D19" office:value-type="string">
            <text:p text:style-name="P84">CCLV</text:p>
          </table:table-cell>
          <table:table-cell table:style-name="Tabla2.E19" office:value-type="string">
            <text:p text:style-name="P113">1rT</text:p>
          </table:table-cell>
          <table:table-cell table:style-name="Tabla2.F19" office:value-type="string">
            <text:p text:style-name="P113">2nT</text:p>
          </table:table-cell>
          <table:table-cell table:style-name="Tabla2.G19" office:value-type="string">
            <text:p text:style-name="P113">3rT</text:p>
          </table:table-cell>
          <table:table-cell table:style-name="Tabla2.H19" office:value-type="string">
            <text:p text:style-name="P113">FIN</text:p>
          </table:table-cell>
        </table:table-row>
        <table:table-row table:style-name="Tabla2.1">
          <table:table-cell table:style-name="Tabla2.A19" table:number-rows-spanned="2" office:value-type="string">
            <text:p text:style-name="P109">Característiques i parts principals del cos humà.</text:p>
            <text:p text:style-name="P110">Esquelet, musculatura, articulacions.</text:p>
            <text:p text:style-name="P108">Ús de material didàctic manipulable.</text:p>
          </table:table-cell>
          <table:table-cell table:style-name="Tabla2.B19" table:number-rows-spanned="2" office:value-type="string">
            <text:p text:style-name="P92">2nCN.BL2.1 Identificar i localitzar l’esquelet, musculatura i articulacions del cos humà, i reconéixer les seues característiques, per mitjà de l’ús de material didàctic manipulable.</text:p>
          </table:table-cell>
          <table:table-cell table:style-name="Tabla2.C19" office:value-type="string">
            <text:p text:style-name="P23"><text:span text:style-name="T23">2nCN.BL2.1.1</text:span><text:span text:style-name="T25"> </text:span><text:span text:style-name="T23">Identifica </text:span><text:span text:style-name="T25">l'esquelet</text:span><text:span text:style-name="T23">, la </text:span><text:span text:style-name="T25">musculatura i</text:span><text:span text:style-name="T23"> les</text:span><text:span text:style-name="T25"> articulacions del cos humà </text:span><text:span text:style-name="T35">per mitjà de</text:span><text:span text:style-name="T23"> l'ús de </text:span><text:span text:style-name="T25">material didàctic manipulable.</text:span></text:p>
          </table:table-cell>
          <table:table-cell table:style-name="Tabla2.D19" office:value-type="string">
            <text:p text:style-name="P88">CMCT</text:p>
            <text:p text:style-name="P88"/>
          </table:table-cell>
          <table:table-cell table:style-name="Tabla2.E19" office:value-type="string">
            <text:p text:style-name="P88"/>
          </table:table-cell>
          <table:table-cell table:style-name="Tabla2.F19" office:value-type="string">
            <text:p text:style-name="P88"/>
          </table:table-cell>
          <table:table-cell table:style-name="Tabla2.G19" office:value-type="string">
            <text:p text:style-name="P88"/>
          </table:table-cell>
          <table:table-cell table:style-name="Tabla2.H19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20" office:value-type="string">
            <text:p text:style-name="Standard"><text:span text:style-name="T23">2nCN.BL2.1.2</text:span><text:span text:style-name="T25"> </text:span><text:span text:style-name="T35">Reconeix</text:span><text:span text:style-name="T23"> les característiques </text:span><text:span text:style-name="T35">de</text:span><text:span text:style-name="T25"> l'esquelet</text:span><text:span text:style-name="T23">, la </text:span><text:span text:style-name="T25">musculatura</text:span><text:span text:style-name="T23"> i les </text:span><text:span text:style-name="T25">articulacions</text:span><text:span text:style-name="T23"> del cos humà per mitjà de l'ús de </text:span><text:span text:style-name="T25">material didàctic manipulable.</text:span></text:p>
          </table:table-cell>
          <table:table-cell table:style-name="Tabla2.D20" office:value-type="string">
            <text:p text:style-name="P88">CMCT</text:p>
            <text:p text:style-name="P88">CD</text:p>
          </table:table-cell>
          <table:table-cell table:style-name="Tabla2.E20" office:value-type="string">
            <text:p text:style-name="P88"/>
          </table:table-cell>
          <table:table-cell table:style-name="Tabla2.F20" office:value-type="string">
            <text:p text:style-name="P88"/>
          </table:table-cell>
          <table:table-cell table:style-name="Tabla2.G20" office:value-type="string">
            <text:p text:style-name="P88"/>
          </table:table-cell>
          <table:table-cell table:style-name="Tabla2.H20" office:value-type="string">
            <text:p text:style-name="P88"/>
          </table:table-cell>
        </table:table-row>
        <table:table-row table:style-name="Tabla2.1">
          <table:table-cell table:style-name="Tabla2.A21" table:number-rows-spanned="2" office:value-type="string">
            <text:p text:style-name="P109">Nutrició i dieta equilibrada.</text:p>
            <text:p text:style-name="P108">Malalties comunes (p. e., deshidratació, desnutrició…).</text:p>
          </table:table-cell>
          <table:table-cell table:style-name="Tabla2.B21" table:number-rows-spanned="2" office:value-type="string">
            <text:p text:style-name="P7">2nCN.BL2.2 Adoptar hàbits d'alimentació sana i relacionar-los amb el bon funcionament del cos adoptant mesures preventives de malalties comunes relacionades amb mals hàbits.</text:p>
          </table:table-cell>
          <table:table-cell table:style-name="Tabla2.C21" office:value-type="string">
            <text:p text:style-name="Standard"><text:span text:style-name="T73">2nCN.BL2.2.1 Adopta hàbits d'</text:span><text:span text:style-name="T74">alimentació sana</text:span><text:span text:style-name="T73"> i <text:s/></text:span><text:span text:style-name="T74">mesures preventives </text:span><text:span text:style-name="T73">de</text:span><text:span text:style-name="T74"> malalties </text:span><text:span text:style-name="T73">comunes relacionades amb </text:span><text:span text:style-name="T74">mals hàbits.</text:span></text:p>
          </table:table-cell>
          <table:table-cell table:style-name="Tabla2.D21" office:value-type="string">
            <text:p text:style-name="P88">CMCT</text:p>
            <text:p text:style-name="P88">SIEE</text:p>
            <text:p text:style-name="P88"/>
          </table:table-cell>
          <table:table-cell table:style-name="Tabla2.E21" office:value-type="string">
            <text:p text:style-name="P88"/>
          </table:table-cell>
          <table:table-cell table:style-name="Tabla2.F21" office:value-type="string">
            <text:p text:style-name="P88"/>
          </table:table-cell>
          <table:table-cell table:style-name="Tabla2.G21" office:value-type="string">
            <text:p text:style-name="P88"/>
          </table:table-cell>
          <table:table-cell table:style-name="Tabla2.H21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22" office:value-type="string">
            <text:p text:style-name="Standard"><text:span text:style-name="T73">2nCN.BL2.2.2 Relaciona els <text:s/>hàbits d'alimentació</text:span><text:span text:style-name="T74"> sana amb</text:span><text:span text:style-name="T73"> el bon</text:span><text:span text:style-name="T74"> funcionament del cos i la prevenció de malalties comunes.</text:span></text:p>
          </table:table-cell>
          <table:table-cell table:style-name="Tabla2.D22" office:value-type="string">
            <text:p text:style-name="P88">CMCT</text:p>
            <text:p text:style-name="P88"><text:bookmark text:name="__DdeLink__967_8322572441"/>SIEE</text:p>
            <text:p text:style-name="P88"/>
          </table:table-cell>
          <table:table-cell table:style-name="Tabla2.E22" office:value-type="string">
            <text:p text:style-name="P88"/>
          </table:table-cell>
          <table:table-cell table:style-name="Tabla2.F22" office:value-type="string">
            <text:p text:style-name="P88"/>
          </table:table-cell>
          <table:table-cell table:style-name="Tabla2.G22" office:value-type="string">
            <text:p text:style-name="P88"/>
          </table:table-cell>
          <table:table-cell table:style-name="Tabla2.H22" office:value-type="string">
            <text:p text:style-name="P88"/>
          </table:table-cell>
        </table:table-row>
        <table:table-row table:style-name="Tabla2.1">
          <table:table-cell table:style-name="Tabla2.A23" table:number-rows-spanned="2" office:value-type="string">
            <text:p text:style-name="P109">Valoració i atenció al propi cos: autoestima.</text:p>
            <text:p text:style-name="P109">Jocs de presentació, coneixement, etc.</text:p>
          </table:table-cell>
          <table:table-cell table:style-name="Tabla2.B23" table:number-rows-spanned="2" office:value-type="string">
            <text:p text:style-name="P23"><text:span text:style-name="T19">2nCN.BL2.3 Reconéixer i expressar, a través del joc, les emocions i sentiments i conéixer com es manifesten en el seu propi cos</text:span><text:span text:style-name="T20">.</text:span></text:p>
          </table:table-cell>
          <table:table-cell table:style-name="Tabla2.C23" office:value-type="string">
            <text:p text:style-name="Standard"><text:span text:style-name="T23">2nCN.BL2.3.1 Reconeix, a través del joc, </text:span><text:span text:style-name="T25">com es manifesten en el seu propi cos </text:span><text:span text:style-name="T35">emocions</text:span><text:span text:style-name="T23"> i sentiments.</text:span></text:p>
          </table:table-cell>
          <table:table-cell table:style-name="Tabla2.D23" office:value-type="string">
            <text:p text:style-name="P88">CSC</text:p>
            <text:p text:style-name="P88">CAA</text:p>
          </table:table-cell>
          <table:table-cell table:style-name="Tabla2.E23" office:value-type="string">
            <text:p text:style-name="P88"/>
          </table:table-cell>
          <table:table-cell table:style-name="Tabla2.F23" office:value-type="string">
            <text:p text:style-name="P88"/>
          </table:table-cell>
          <table:table-cell table:style-name="Tabla2.G23" office:value-type="string">
            <text:p text:style-name="P88"/>
          </table:table-cell>
          <table:table-cell table:style-name="Tabla2.H23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24" office:value-type="string">
            <text:p text:style-name="P81"><text:span text:style-name="T23">2nCN.BL2.3.2 Expressa, a través del joc, </text:span><text:span text:style-name="T25">amb el seu propi cos</text:span><text:span text:style-name="T23">, les emocions i sentiments .</text:span></text:p>
          </table:table-cell>
          <table:table-cell table:style-name="Tabla2.D24" office:value-type="string">
            <text:p text:style-name="P88">CSC</text:p>
            <text:p text:style-name="P88">CAA</text:p>
          </table:table-cell>
          <table:table-cell table:style-name="Tabla2.E24" office:value-type="string">
            <text:p text:style-name="P88"/>
          </table:table-cell>
          <table:table-cell table:style-name="Tabla2.F24" office:value-type="string">
            <text:p text:style-name="P88"/>
          </table:table-cell>
          <table:table-cell table:style-name="Tabla2.G24" office:value-type="string">
            <text:p text:style-name="P88"/>
          </table:table-cell>
          <table:table-cell table:style-name="Tabla2.H24" office:value-type="string">
            <text:p text:style-name="P88"/>
          </table:table-cell>
        </table:table-row>
        <table:table-row table:style-name="Tabla2.1">
          <table:table-cell table:style-name="Tabla2.A25" table:number-columns-spanned="8" office:value-type="string">
            <text:p text:style-name="P105">BlOC 3: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C4" office:value-type="string">
            <text:p text:style-name="P113">CONTINUGUTS</text:p>
          </table:table-cell>
          <table:table-cell table:style-name="Tabla2.C4" office:value-type="string">
            <text:p text:style-name="P84">CRITERIS D'AVALUACIÓ</text:p>
          </table:table-cell>
          <table:table-cell table:style-name="Tabla2.C4" office:value-type="string">
            <text:p text:style-name="P84"><text:span text:style-name="T1">INDICADORS </text:span><text:span text:style-name="T15">D'ÈXIT</text:span></text:p>
          </table:table-cell>
          <table:table-cell table:style-name="Tabla2.C4" office:value-type="string">
            <text:p text:style-name="P84">CCLV</text:p>
          </table:table-cell>
          <table:table-cell table:style-name="Tabla2.C4" office:value-type="string">
            <text:p text:style-name="P113">1rT</text:p>
          </table:table-cell>
          <table:table-cell table:style-name="Tabla2.C4" office:value-type="string">
            <text:p text:style-name="P113">2nT</text:p>
          </table:table-cell>
          <table:table-cell table:style-name="Tabla2.C4" office:value-type="string">
            <text:p text:style-name="P113">3rT</text:p>
          </table:table-cell>
          <table:table-cell table:style-name="Tabla2.A25" office:value-type="string">
            <text:p text:style-name="P113">FIN</text:p>
          </table:table-cell>
        </table:table-row>
        <table:table-row table:style-name="Tabla2.1">
          <table:table-cell table:style-name="Tabla2.C4" office:value-type="string">
            <text:p text:style-name="P40"/>
          </table:table-cell>
          <table:table-cell table:style-name="Tabla2.C4" office:value-type="string">
            <text:p text:style-name="P40">2nCN.BL3.1 Identificar i explicar les principals funcions dels sers vius (naixen, es relacionen, es reproduïxen i moren) i reconéixer les seues característiques a través de l’observació.</text:p>
          </table:table-cell>
          <table:table-cell table:style-name="Tabla2.C4" office:value-type="string">
            <text:p text:style-name="P48"><text:span text:style-name="T23">2nCN.BL3.1.1 Descriu </text:span><text:span text:style-name="T62">les principals funcions dels sers vius</text:span><text:span text:style-name="T23"> (nàixer, relacionar-se, reproduir-se i morir) i reconeix les seus principals característiques a través de l’observació de materials visuals.</text:span></text:p>
          </table:table-cell>
          <table:table-cell table:style-name="Tabla2.C4" office:value-type="string">
            <text:p text:style-name="P88">CMCT</text:p>
            <text:p text:style-name="P88">CSC</text:p>
          </table:table-cell>
          <table:table-cell table:style-name="Tabla2.C4" office:value-type="string"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A25" office:value-type="string">
            <text:p text:style-name="P88"/>
          </table:table-cell>
        </table:table-row>
        <table:table-row table:style-name="Tabla2.1">
          <table:table-cell table:style-name="Tabla2.A28" office:value-type="string">
            <text:p text:style-name="P93"/>
          </table:table-cell>
          <table:table-cell table:style-name="Tabla2.B28" office:value-type="string">
            <text:p text:style-name="P93">2nCN.BL3.2 Observar i identificar les característiques físiques dels animals, així com les parts i tipus de plantes, i la seua utilitat per a la vida per mitjà de l'observació i experimentació.</text:p>
          </table:table-cell>
          <table:table-cell table:style-name="Tabla2.C28" office:value-type="string">
            <text:p text:style-name="Standard"><text:span text:style-name="T23">2nCN.BL3.2.1 Descriu, a partir de l'observació i l'experimentació, les </text:span><text:span text:style-name="T25">característiques</text:span><text:span text:style-name="T24"> físiques dels animals</text:span><text:span text:style-name="T23"> i </text:span><text:span text:style-name="T25">les</text:span><text:span text:style-name="T24"> parts i tipus de plantes</text:span><text:span text:style-name="T23">, així com la seua utilitat per a la vida.</text:span></text:p>
          </table:table-cell>
          <table:table-cell table:style-name="Tabla2.D28" office:value-type="string">
            <text:p text:style-name="P88">CMCT</text:p>
            <text:p text:style-name="P88">CSC</text:p>
          </table:table-cell>
          <table:table-cell table:style-name="Tabla2.E28" office:value-type="string">
            <text:p text:style-name="P88"/>
          </table:table-cell>
          <table:table-cell table:style-name="Tabla2.F28" office:value-type="string">
            <text:p text:style-name="P88"/>
          </table:table-cell>
          <table:table-cell table:style-name="Tabla2.G28" office:value-type="string">
            <text:p text:style-name="P88"/>
          </table:table-cell>
          <table:table-cell table:style-name="Tabla2.H28" office:value-type="string">
            <text:p text:style-name="P88"/>
          </table:table-cell>
        </table:table-row>
        <table:table-row table:style-name="Tabla2.1">
          <table:table-cell table:style-name="Tabla2.A29" table:number-rows-spanned="3" office:value-type="string">
            <text:p text:style-name="P40"/>
          </table:table-cell>
          <table:table-cell table:style-name="Tabla2.B29" table:number-rows-spanned="3" office:value-type="string">
            <text:p text:style-name="P40">2nCN.BL3.3 Observar i identificar els ecosistemes com a entorn natural dels sers vius, i algunes causes de l’extinció d’espècies relacionades amb el seu hàbitat natural, fomentar hàbits d’atenció del medi ambient i proposar actuacions per a cuidar-les.</text:p>
          </table:table-cell>
          <table:table-cell table:style-name="Tabla2.C29" office:value-type="string">
            <text:p text:style-name="Standard"><text:span text:style-name="T23">2nCN.BL3.3.1 Descriu </text:span><text:span text:style-name="T25">els</text:span><text:span text:style-name="T24"> ecosistemes com a entorn natural</text:span><text:span text:style-name="T52"> dels </text:span><text:span text:style-name="T23">sers vius.</text:span></text:p>
          </table:table-cell>
          <table:table-cell table:style-name="Tabla2.D29" office:value-type="string">
            <text:p text:style-name="P88">CMCT</text:p>
            <text:p text:style-name="P88">CSC</text:p>
          </table:table-cell>
          <table:table-cell table:style-name="Tabla2.E29" office:value-type="string">
            <text:p text:style-name="P88"/>
          </table:table-cell>
          <table:table-cell table:style-name="Tabla2.F29" office:value-type="string">
            <text:p text:style-name="P88"/>
          </table:table-cell>
          <table:table-cell table:style-name="Tabla2.G29" office:value-type="string">
            <text:p text:style-name="P88"/>
          </table:table-cell>
          <table:table-cell table:style-name="Tabla2.H29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30" office:value-type="string">
            <text:p text:style-name="Standard"><text:span text:style-name="T23">2nCN.BL3.3.2 Reconeix algunes de les causes de l'extinció d'espècies </text:span><text:span text:style-name="T25">relacionades</text:span><text:span text:style-name="T24"> amb el seu hàbitat natural.</text:span></text:p>
          </table:table-cell>
          <table:table-cell table:style-name="Tabla2.D30" office:value-type="string">
            <text:p text:style-name="P88">CMCT</text:p>
            <text:p text:style-name="P88">CSC</text:p>
          </table:table-cell>
          <table:table-cell table:style-name="Tabla2.E30" office:value-type="string">
            <text:p text:style-name="P88"/>
          </table:table-cell>
          <table:table-cell table:style-name="Tabla2.F30" office:value-type="string">
            <text:p text:style-name="P88"/>
          </table:table-cell>
          <table:table-cell table:style-name="Tabla2.G30" office:value-type="string">
            <text:p text:style-name="P88"/>
          </table:table-cell>
          <table:table-cell table:style-name="Tabla2.H30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31" office:value-type="string">
            <text:p text:style-name="Standard"><text:span text:style-name="T23">2nCN.BL3.3.3 Proposa actuacions del ser humà per a la protecció de les espècies </text:span><text:span text:style-name="T25">relacionades</text:span><text:span text:style-name="T24"> amb el seu hàbitat natural.</text:span></text:p>
          </table:table-cell>
          <table:table-cell table:style-name="Tabla2.D31" office:value-type="string">
            <text:p text:style-name="P88">CMCT</text:p>
            <text:p text:style-name="P88">CSC</text:p>
          </table:table-cell>
          <table:table-cell table:style-name="Tabla2.E31" office:value-type="string">
            <text:p text:style-name="P88"/>
          </table:table-cell>
          <table:table-cell table:style-name="Tabla2.F31" office:value-type="string">
            <text:p text:style-name="P88"/>
          </table:table-cell>
          <table:table-cell table:style-name="Tabla2.G31" office:value-type="string">
            <text:p text:style-name="P88"/>
          </table:table-cell>
          <table:table-cell table:style-name="Tabla2.H31" office:value-type="string">
            <text:p text:style-name="P88"/>
          </table:table-cell>
        </table:table-row>
        <table:table-row table:style-name="Tabla2.1">
          <table:table-cell table:style-name="Tabla2.C4" table:number-rows-spanned="2" office:value-type="string">
            <text:p text:style-name="P4"/>
          </table:table-cell>
          <table:table-cell table:style-name="Tabla2.C4" table:number-rows-spanned="2" office:value-type="string">
            <text:p text:style-name="P4">2nCN.BL4.1 Examinar i classificar diferents tipus de materials per al reciclatge, i promoure’n la reutilització i la reducció de rebutjos.</text:p>
          </table:table-cell>
          <table:table-cell table:style-name="Tabla2.C4" office:value-type="string">
            <text:p text:style-name="P27"><text:span text:style-name="T23">2nCN.BL4.1.1 Classifica diferents</text:span><text:span text:style-name="T24"> tipus de materials per al seu reciclatge</text:span><text:span text:style-name="T23">.</text:span></text:p>
          </table:table-cell>
          <table:table-cell table:style-name="Tabla2.C4" office:value-type="string">
            <text:p text:style-name="P88">CMCT</text:p>
            <text:p text:style-name="P88">SIEE</text:p>
          </table:table-cell>
          <table:table-cell table:style-name="Tabla2.C4" office:value-type="string"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A25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33" office:value-type="string">
            <text:p text:style-name="P27"><text:span text:style-name="T23">2nCN.BL4.1.2 Participa en la </text:span><text:span text:style-name="T25">reutilització</text:span><text:span text:style-name="T24"> de diferents tipus de materials i la reducció de rebutjos</text:span><text:span text:style-name="T23"> a sa casa, al centre escolar i al barri.</text:span></text:p>
          </table:table-cell>
          <table:table-cell table:style-name="Tabla2.D33" office:value-type="string">
            <text:p text:style-name="P88">CMCT</text:p>
            <text:p text:style-name="P88">SIEE</text:p>
          </table:table-cell>
          <table:table-cell table:style-name="Tabla2.E33" office:value-type="string">
            <text:p text:style-name="P88"/>
          </table:table-cell>
          <table:table-cell table:style-name="Tabla2.F33" office:value-type="string">
            <text:p text:style-name="P88"/>
          </table:table-cell>
          <table:table-cell table:style-name="Tabla2.G33" office:value-type="string">
            <text:p text:style-name="P88"/>
          </table:table-cell>
          <table:table-cell table:style-name="Tabla2.H33" office:value-type="string">
            <text:p text:style-name="P88"/>
          </table:table-cell>
        </table:table-row>
        <table:table-row table:style-name="Tabla2.1">
          <table:table-cell table:style-name="Tabla2.A34" office:value-type="string">
            <text:p text:style-name="Standard"/>
          </table:table-cell>
          <table:table-cell table:style-name="Tabla2.B34" office:value-type="string">
            <text:p text:style-name="Standard">2nCN.BL4.2 Aplicar els procediments per a diferenciar la massa i el volum dels objectes a través de mesuraments.</text:p>
          </table:table-cell>
          <table:table-cell table:style-name="Tabla2.C34" office:value-type="string">
            <text:p text:style-name="P23"><text:span text:style-name="T23">2nCN.BL4.2.1 Aplica els procediments per a </text:span><text:span text:style-name="T24">diferenciar la massa i el volum</text:span><text:span text:style-name="T23"> dels objectes a través </text:span><text:span text:style-name="T24">de mesuraments</text:span><text:span text:style-name="T23">.</text:span></text:p>
            <text:p text:style-name="P10"/>
          </table:table-cell>
          <table:table-cell table:style-name="Tabla2.D34" office:value-type="string">
            <text:p text:style-name="P88">CMCT</text:p>
            <text:p text:style-name="P88">SIEE</text:p>
          </table:table-cell>
          <table:table-cell table:style-name="Tabla2.E34" office:value-type="string">
            <text:p text:style-name="P88"/>
          </table:table-cell>
          <table:table-cell table:style-name="Tabla2.F34" office:value-type="string">
            <text:p text:style-name="P88"/>
          </table:table-cell>
          <table:table-cell table:style-name="Tabla2.G34" office:value-type="string">
            <text:p text:style-name="P88"/>
          </table:table-cell>
          <table:table-cell table:style-name="Tabla2.H34" office:value-type="string">
            <text:p text:style-name="P88"/>
          </table:table-cell>
        </table:table-row>
        <table:table-row table:style-name="Tabla2.1">
          <table:table-cell table:style-name="Tabla2.A35" table:number-rows-spanned="2" office:value-type="string">
            <text:p text:style-name="Standard"/>
          </table:table-cell>
          <table:table-cell table:style-name="Tabla2.B35" table:number-rows-spanned="2" office:value-type="string">
            <text:p text:style-name="Standard">2nCN.BL4.3 Planificar i realitzar experiències senzilles per a reconéixer la <text:soft-page-break/>propagació del so i la força de la gravetat, respectant les normes d'ús, de seguretat i de conservació dels instruments i dels materials de treball a l'aula.</text:p>
          </table:table-cell>
          <table:table-cell table:style-name="Tabla2.C35" office:value-type="string">
            <text:p text:style-name="P27"><text:span text:style-name="T23">2nCN.BL4.3.1 </text:span><text:span text:style-name="T24">Reconeix</text:span><text:span text:style-name="T23"> en experiències senzilles </text:span><text:span text:style-name="T47">plan</text:span><text:span text:style-name="T46">ificades col·lectivament,</text:span><text:span text:style-name="T52"> </text:span><text:span text:style-name="T53">la</text:span><text:span text:style-name="T24"> propagació del so i la </text:span><text:soft-page-break/><text:span text:style-name="T24">força de la gravetat.</text:span></text:p>
          </table:table-cell>
          <table:table-cell table:style-name="Tabla2.D35" office:value-type="string">
            <text:p text:style-name="P88">CMCT</text:p>
            <text:p text:style-name="P88">SIEE</text:p>
            <text:p text:style-name="P88"><text:soft-page-break/></text:p>
          </table:table-cell>
          <table:table-cell table:style-name="Tabla2.E35" office:value-type="string">
            <text:p text:style-name="P88"/>
          </table:table-cell>
          <table:table-cell table:style-name="Tabla2.F35" office:value-type="string">
            <text:p text:style-name="P88"/>
          </table:table-cell>
          <table:table-cell table:style-name="Tabla2.G35" office:value-type="string">
            <text:p text:style-name="P88"/>
          </table:table-cell>
          <table:table-cell table:style-name="Tabla2.H35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36" office:value-type="string">
            <text:p text:style-name="P72"><text:span text:style-name="T23">2nCN.BL4.3.2 Respecta, amb la supervisió del docent, les </text:span><text:span text:style-name="T25">normes d'ús, seguretat i conservació</text:span><text:span text:style-name="T23"> dels materials de treball a l'aula</text:span><text:span text:style-name="T25">.</text:span></text:p>
          </table:table-cell>
          <table:table-cell table:style-name="Tabla2.D36" office:value-type="string">
            <text:p text:style-name="P88">CSC</text:p>
            <text:p text:style-name="P88">SIEE</text:p>
          </table:table-cell>
          <table:table-cell table:style-name="Tabla2.E36" office:value-type="string">
            <text:p text:style-name="P88"/>
          </table:table-cell>
          <table:table-cell table:style-name="Tabla2.F36" office:value-type="string">
            <text:p text:style-name="P88"/>
          </table:table-cell>
          <table:table-cell table:style-name="Tabla2.G36" office:value-type="string">
            <text:p text:style-name="P88"/>
          </table:table-cell>
          <table:table-cell table:style-name="Tabla2.H36" office:value-type="string">
            <text:p text:style-name="P88"/>
          </table:table-cell>
        </table:table-row>
        <table:table-row table:style-name="Tabla2.1">
          <table:table-cell table:style-name="Tabla2.C4" table:number-rows-spanned="2" office:value-type="string">
            <text:p text:style-name="P39"/>
          </table:table-cell>
          <table:table-cell table:style-name="Tabla2.C4" table:number-rows-spanned="2" office:value-type="string">
            <text:p text:style-name="P39">2nCN.BL5.1 Explorar i identificar màquines simples i quotidianes de l'entorn, amb la finalitat de classificar-les segons la seua utilitat i descriure la seua contribució al benestar humà.</text:p>
          </table:table-cell>
          <table:table-cell table:style-name="Tabla2.C4" office:value-type="string">
            <text:p text:style-name="Standard"><text:span text:style-name="T23">2nCN.BL5.1.1 Classifica, segons la</text:span><text:span text:style-name="T24"> utilitat</text:span><text:span text:style-name="T35">,</text:span><text:span text:style-name="T24"> màquines simples i quotidianes de l'entorn, aparells domèstics i dispositius TIC: Internet</text:span><text:span text:style-name="T23">.</text:span></text:p>
          </table:table-cell>
          <table:table-cell table:style-name="Tabla2.C4" office:value-type="string">
            <text:p text:style-name="P88">CMCT</text:p>
            <text:p text:style-name="P88">CSC</text:p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C4" office:value-type="string">
            <text:p text:style-name="P88"/>
          </table:table-cell>
          <table:table-cell table:style-name="Tabla2.A25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38" office:value-type="string">
            <text:p text:style-name="Standard"><text:span text:style-name="T23">2nCN.BL5.1.2 Descriu la </text:span><text:span text:style-name="T25">contribució</text:span><text:span text:style-name="T24"> al benestar</text:span><text:span text:style-name="T25"> humà de màquines simples, aparells domèstics i dispositius TIC: Internet. <text:s/></text:span></text:p>
          </table:table-cell>
          <table:table-cell table:style-name="Tabla2.D38" office:value-type="string">
            <text:p text:style-name="P88">CMCT</text:p>
            <text:p text:style-name="P88">CD</text:p>
          </table:table-cell>
          <table:table-cell table:style-name="Tabla2.E38" office:value-type="string">
            <text:p text:style-name="P88"/>
          </table:table-cell>
          <table:table-cell table:style-name="Tabla2.F38" office:value-type="string">
            <text:p text:style-name="P88"/>
          </table:table-cell>
          <table:table-cell table:style-name="Tabla2.G38" office:value-type="string">
            <text:p text:style-name="P88"/>
          </table:table-cell>
          <table:table-cell table:style-name="Tabla2.H38" office:value-type="string">
            <text:p text:style-name="P88"/>
          </table:table-cell>
        </table:table-row>
        <table:table-row table:style-name="Tabla2.1">
          <table:table-cell table:style-name="Tabla2.A39" table:number-rows-spanned="2" office:value-type="string">
            <text:p text:style-name="P93"/>
          </table:table-cell>
          <table:table-cell table:style-name="Tabla2.B39" table:number-rows-spanned="2" office:value-type="string">
            <text:p text:style-name="P93">2nCN.BL5.2 Reconéixer i qüestionar la importància de la tecnologia en la vida quotidiana i alguns avanços de la ciència que milloren l'alimentació i reconéixer la seua contribució a les necessitats humanes.</text:p>
          </table:table-cell>
          <table:table-cell table:style-name="Tabla2.C39" office:value-type="string">
            <text:p text:style-name="P69"><text:span text:style-name="T71">2nCN.BL5.2.1. Reconeix la importància de la tecnologia a l’escola</text:span><text:span text:style-name="T66">, la llar i en l’oci.</text:span></text:p>
          </table:table-cell>
          <table:table-cell table:style-name="Tabla2.D39" office:value-type="string">
            <text:p text:style-name="P88">CMCT</text:p>
            <text:p text:style-name="P88">CSC</text:p>
          </table:table-cell>
          <table:table-cell table:style-name="Tabla2.E39" office:value-type="string">
            <text:p text:style-name="P88"/>
          </table:table-cell>
          <table:table-cell table:style-name="Tabla2.F39" office:value-type="string">
            <text:p text:style-name="P88"/>
          </table:table-cell>
          <table:table-cell table:style-name="Tabla2.G39" office:value-type="string">
            <text:p text:style-name="P88"/>
          </table:table-cell>
          <table:table-cell table:style-name="Tabla2.H39" office:value-type="string">
            <text:p text:style-name="P88"/>
          </table:table-cell>
        </table:table-row>
        <table:table-row table:style-name="Tabla2.1">
          <table:covered-table-cell/>
          <table:covered-table-cell/>
          <table:table-cell table:style-name="Tabla2.C40" office:value-type="string">
            <text:p text:style-name="Standard"><text:span text:style-name="T23">2nCN.BL5.2.2 Reconeix els beneficis i els riscos d'alguns avanços de la ciència que</text:span><text:span text:style-name="T24"> milloren l'alimentació i la seua contribució a les necessitat</text:span><text:span text:style-name="T53">s </text:span><text:span text:style-name="T55">humanes</text:span><text:span text:style-name="T24">.</text:span></text:p>
          </table:table-cell>
          <table:table-cell table:style-name="Tabla2.D40" office:value-type="string">
            <text:p text:style-name="P88">CMCT</text:p>
            <text:p text:style-name="P88">CS</text:p>
          </table:table-cell>
          <table:table-cell table:style-name="Tabla2.E40" office:value-type="string">
            <text:p text:style-name="P88"/>
          </table:table-cell>
          <table:table-cell table:style-name="Tabla2.F40" office:value-type="string">
            <text:p text:style-name="P88"/>
          </table:table-cell>
          <table:table-cell table:style-name="Tabla2.G40" office:value-type="string">
            <text:p text:style-name="P88"/>
          </table:table-cell>
          <table:table-cell table:style-name="Tabla2.H40" office:value-type="string">
            <text:p text:style-name="P88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91">PERFIL D'ÀREA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4" office:value-type="string">
            <text:p text:style-name="P91">ÀREA: CIÈNCIES DE LA NATURALESA <text:s text:c="19"/>NIVELL: 3r EDUCACIÓ PRIMÀRIA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84">BL</text:p>
          </table:table-cell>
          <table:table-cell table:style-name="Tabla3.B3" office:value-type="string">
            <text:p text:style-name="P84">CRITERIS D'AVALUACIÓ</text:p>
          </table:table-cell>
          <table:table-cell table:style-name="Tabla3.A3" office:value-type="string">
            <text:p text:style-name="P84"><text:span text:style-name="T1">INDICADORS </text:span><text:span text:style-name="T15">D'ÈXIT</text:span></text:p>
          </table:table-cell>
          <table:table-cell table:style-name="Tabla3.D3" office:value-type="string">
            <text:p text:style-name="P84">CCLV</text:p>
          </table:table-cell>
        </table:table-row>
        <table:table-row table:style-name="Tabla3.1">
          <table:table-cell table:style-name="Tabla3.A4" table:number-rows-spanned="14" office:value-type="string">
            <text:p text:style-name="P87">1</text:p>
          </table:table-cell>
          <table:table-cell table:style-name="Tabla3.B6" table:number-rows-spanned="3" office:value-type="string">
            <text:p text:style-name="P6">3rCN.BL1.1 Plantejar preguntes i organitzar-les, amb l’ajuda del professor, en un pla o guió a partir de les experiències de l’alumne, que poden ser abordades per mitjà de l’ús de diferents fonts d’informació, treball de camp o laboratori; plantejar també normes bàsiques de comportament fora de l’aula i en les activitats extraescolars; determinar els conceptes clau, i establir els mètodes i els instruments més adequats.</text:p>
          </table:table-cell>
          <table:table-cell table:style-name="Tabla3.C4" office:value-type="string">
            <text:p text:style-name="P45"><text:span text:style-name="T23">3rCN.BL1.1.1 Formula preguntes amb l’ajuda de professor sobre el ser humà i la salut, els sers vius, la matèria i l’energia i la tecnologia, que puguen ser </text:span><text:span text:style-name="T25">verificades</text:span><text:span text:style-name="T23"> per mitjà de l’ús de </text:span><text:span text:style-name="T25">diferents fonts d’informació i a partir de les pròpies experiències en treballs de camp o laboratori </text:span><text:span text:style-name="T23">amb diversos mètodes i instruments. <text:s/></text:span></text:p>
          </table:table-cell>
          <table:table-cell table:style-name="Tabla3.D4" office:value-type="string">
            <text:p text:style-name="P88">CMCT</text:p>
            <text:p text:style-name="P88">CCLI</text:p>
            <text:p text:style-name="P88">CAA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5" office:value-type="string">
            <text:p text:style-name="P49">3rCN.BL1.1.2 Organitza, amb l’ajuda del professor i a través del diàleg col·lectiu, les preguntes formulades en un pla o guió i n’identifica els conceptes clau. </text:p>
          </table:table-cell>
          <table:table-cell table:style-name="Tabla3.D5" office:value-type="string">
            <text:p text:style-name="P88">CMCT</text:p>
            <text:p text:style-name="P88">CAA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4" office:value-type="string">
            <text:p text:style-name="P68"><text:span text:style-name="T4">3rCN.BL1.1.3 Reconeix i complix <text:s/>les </text:span><text:span text:style-name="T6">normes bàsiques de comportament i de la cura de materials i instruments </text:span><text:span text:style-name="T10">proposades</text:span><text:span text:style-name="T4"> per l'adult</text:span><text:span text:style-name="T6"> </text:span><text:span text:style-name="T10">durant</text:span><text:span text:style-name="T4"> les experiències realitzades </text:span><text:span text:style-name="T6">al laboratori o en eixides fora de l'aula</text:span><text:span text:style-name="T23">.</text:span></text:p>
          </table:table-cell>
          <table:table-cell table:style-name="Tabla3.D6" office:value-type="string">
            <text:p text:style-name="P88">CSC</text:p>
            <text:p text:style-name="P88"/>
          </table:table-cell>
        </table:table-row>
        <table:table-row table:style-name="Tabla3.1">
          <table:covered-table-cell/>
          <table:table-cell table:style-name="Tabla3.B8" table:number-rows-spanned="2" office:value-type="string">
            <text:p text:style-name="P6">3rCN.BL1.2 Obtindre de forma autònoma, per mitjà de l'exploració i observació i amb l'ajuda d'un guió previ, informació sobre fets, fenòmens del seu entorn i els efectes de les seues interaccions. Registrar esta informació per mitjà de llistes, imatges i taules, utilitzant mitjans digitals d'emmagatzematge i cuidant del seu bon ús i manteniment.</text:p>
          </table:table-cell>
          <table:table-cell table:style-name="Tabla3.C7" office:value-type="string">
            <text:p text:style-name="P23"><text:span text:style-name="T73">3rCN.BL1.2.1 Obté <text:s/>i selecciona informació a partir d'un guió de </text:span><text:span text:style-name="T81">preguntes elaborades</text:span><text:span text:style-name="T73"> <text:s/>per mitjà de l'exploració, l'observació</text:span><text:span text:style-name="T74"> </text:span><text:span text:style-name="T79">i</text:span><text:span text:style-name="T73"> la descripció sistemàtica </text:span><text:span text:style-name="T74">sobre fets, <text:s/>fenòmens del seu entorn i els efectes de les seues interaccions.</text:span></text:p>
          </table:table-cell>
          <table:table-cell table:style-name="Tabla3.D7" office:value-type="string">
            <text:p text:style-name="P88">CMCT</text:p>
            <text:p text:style-name="P88">CAA</text:p>
          </table:table-cell>
        </table:table-row>
        <table:table-row table:style-name="Tabla3.1">
          <table:covered-table-cell/>
          <table:covered-table-cell/>
          <table:table-cell table:style-name="Tabla3.C8" office:value-type="string">
            <text:p text:style-name="P23"><text:span text:style-name="T23">3rCN.BL1.2.2 Registra i organitza, amb la supervisió del docent, la informació</text:span><text:span text:style-name="T25"> </text:span><text:span text:style-name="T35">obtinguda</text:span><text:span text:style-name="T23"> per mitjà de </text:span><text:span text:style-name="T25">textos senzills</text:span><text:span text:style-name="T23">,</text:span><text:span text:style-name="T25"> taules o gràfics</text:span><text:span text:style-name="T35">,</text:span><text:span text:style-name="T25"> </text:span><text:span text:style-name="T35">utilitzant</text:span><text:span text:style-name="T23"> mitjans digitals d'emmagatzematge i cuidant del seu bon ús i manteniment.</text:span></text:p>
          </table:table-cell>
          <table:table-cell table:style-name="Tabla3.D8" office:value-type="string">
            <text:p text:style-name="P88">CAA</text:p>
            <text:p text:style-name="P88">CD</text:p>
            <text:p text:style-name="P88"/>
          </table:table-cell>
        </table:table-row>
        <table:table-row table:style-name="Tabla3.1">
          <table:covered-table-cell/>
          <table:table-cell table:style-name="Tabla3.B9" office:value-type="string">
            <text:p text:style-name="P6">3rCN.BL1.3 Utilitzar esquemes, gràfiques i mapes per a representar la informació rellevant d'un fet o la seua evolució i destacar la seua relació amb altres fets o la seua rellevància per a la salut a títol individual, social i mediambiental en un determinat context.</text:p>
          </table:table-cell>
          <table:table-cell table:style-name="Tabla3.C9" office:value-type="string">
            <text:p text:style-name="P23"><text:span text:style-name="T4">3rCN.BL1.3.1 Utilitza la informació rellevant sobre un fet, organitzada en</text:span><text:span text:style-name="T73"> textos senzills, taules o gràfiques per a</text:span><text:span text:style-name="T6"> identificar la seua relació amb</text:span><text:span text:style-name="T4"> altres fets o la seua rellevància per a la salut <text:s/>individual, social i mediambiental en <text:s/>els</text:span><text:span text:style-name="T6"> contextos en què ha realitzat una indagació.</text:span></text:p>
          </table:table-cell>
          <table:table-cell table:style-name="Tabla3.D9" office:value-type="string">
            <text:p text:style-name="P88">CMCT</text:p>
            <text:p text:style-name="P88">CAA</text:p>
            <text:p text:style-name="P88">CCLI</text:p>
            <text:p text:style-name="P88"/>
          </table:table-cell>
        </table:table-row>
        <table:table-row table:style-name="Tabla3.1">
          <table:covered-table-cell/>
          <table:table-cell table:style-name="Tabla3.B10" office:value-type="string">
            <text:p text:style-name="P6">3rCN.BL1.4 Comunicar oralment els passos seguits en l'experiència realitzada i per escrit les conclusions extretes, després d'una planificació col·lectiva seguint un esquema prefixat.</text:p>
          </table:table-cell>
          <table:table-cell table:style-name="Tabla3.C10" office:value-type="string">
            <text:p text:style-name="P68"><text:span text:style-name="T73">3rCN.BL1.4.1 Comunica oralment i per escrit</text:span><text:span text:style-name="T74"> els passos seguits </text:span><text:span text:style-name="T73">en l'experiència realitzada, després d'una planificació col·lectiva i</text:span><text:span text:style-name="T74"> seguint un esquema prefixat.</text:span></text:p>
          </table:table-cell>
          <table:table-cell table:style-name="Tabla3.D10" office:value-type="string">
            <text:p text:style-name="P88">CCLI</text:p>
            <text:p text:style-name="P88">CAA</text:p>
            <text:p text:style-name="P88"/>
          </table:table-cell>
        </table:table-row>
        <table:table-row table:style-name="Tabla3.1">
          <table:covered-table-cell/>
          <table:table-cell table:style-name="Tabla3.B13" table:number-rows-spanned="3" office:value-type="string">
            <text:p text:style-name="P23"><text:span text:style-name="T3">3rCN.BL1.5 Participar en equips de treball realitzant la part de tasca que li correspon per a aconseguir metes comunes, reconeixent el seu rol</text:span><text:span text:style-name="T19">, confiant en les seues possibilitats i en les dels seus companys i regulant les seues emocions davant dels conflictes.</text:span></text:p>
          </table:table-cell>
          <table:table-cell table:style-name="Tabla3.C11" office:value-type="string">
            <text:p text:style-name="P68"><text:span text:style-name="T43">3rCN.BL1.5.1</text:span><text:span text:style-name="T27"> Reconeix</text:span><text:span text:style-name="T43"> </text:span><text:span text:style-name="T27">el seu rol i el dels seus companys</text:span><text:span text:style-name="T43"> en un equip de treball i mostra </text:span><text:span text:style-name="T27">confiança</text:span><text:span text:style-name="T43"> en les seues possibilitats mentres ho posa en pràctica</text:span><text:span text:style-name="T64">.</text:span></text:p>
          </table:table-cell>
          <table:table-cell table:style-name="Tabla3.D11" office:value-type="string">
            <text:p text:style-name="P88">CSC</text:p>
            <text:p text:style-name="P88">CAA</text:p>
            <text:p text:style-name="P88">SIEE</text:p>
          </table:table-cell>
        </table:table-row>
        <table:table-row table:style-name="Tabla3.1">
          <table:covered-table-cell/>
          <table:covered-table-cell/>
          <table:table-cell table:style-name="Tabla3.C12" office:value-type="string">
            <text:p text:style-name="P70"><text:span text:style-name="T43">3rCN.BL1.5.2 Participa en diàlegs per a resoldre conflictes interpersonals, </text:span><text:span text:style-name="T27">escolta amb atenció</text:span><text:span text:style-name="T43">, manté un contacte ocular intermitent i demostra interés amb gestos i paraules adequats.</text:span></text:p>
          </table:table-cell>
          <table:table-cell table:style-name="Tabla3.D12" office:value-type="string">
            <text:p text:style-name="P88">CSC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13" office:value-type="string">
            <text:p text:style-name="P82"><text:span text:style-name="T4">3rCN.BL1.5.3 Utilitza el diàleg igualitari per a resoldre conflictes habituals, expressa les seues emocions i sentiments de forma adequada i </text:span><text:span text:style-name="T6">manté la calma</text:span><text:span text:style-name="T4"> davant dels obstacles i malentesos.</text:span></text:p>
          </table:table-cell>
          <table:table-cell table:style-name="Tabla3.D13" office:value-type="string">
            <text:p text:style-name="P88">CSC</text:p>
            <text:p text:style-name="P88">CCLI</text:p>
            <text:p text:style-name="P88">SIEE</text:p>
            <text:p text:style-name="P88"/>
          </table:table-cell>
        </table:table-row>
        <table:table-row table:style-name="Tabla3.1">
          <table:covered-table-cell/>
          <table:table-cell table:style-name="Tabla3.B15" table:number-rows-spanned="2" office:value-type="string">
            <text:p text:style-name="P7">3rCN.BL1.6 Seguir les instruccions de les tasques d'aprenentatge amb atenció i constància, adaptant-se als canvis sense desanimar-se davant de les dificultats i demanar ajuda si en necessita.</text:p>
          </table:table-cell>
          <table:table-cell table:style-name="Tabla3.C14" office:value-type="string">
            <text:p text:style-name="P68"><text:span text:style-name="T43">3rCN.BL1.6.1 Seguix amb atenció i constància les instruccions per a realitzar </text:span><text:span text:style-name="T27">dos activitats</text:span><text:span text:style-name="T43"> d'aprenentatge </text:span><text:span text:style-name="T27">consecutives.</text:span></text:p>
          </table:table-cell>
          <table:table-cell table:style-name="Tabla3.D14" office:value-type="string">
            <text:p text:style-name="P88">CAA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15" office:value-type="string">
            <text:p text:style-name="P68"><text:span text:style-name="T43">3rCN.BL1.6.2 </text:span><text:span text:style-name="T27">S'adapta als canvis</text:span><text:span text:style-name="T43"> que suposen les diferents activitats </text:span><text:span text:style-name="T27">sense desanimar-se</text:span><text:span text:style-name="T43"> davant de les dificultats. <text:s/></text:span></text:p>
          </table:table-cell>
          <table:table-cell table:style-name="Tabla3.D15" office:value-type="string">
            <text:p text:style-name="P88">SIEE</text:p>
            <text:p text:style-name="P88"/>
          </table:table-cell>
        </table:table-row>
        <table:table-row table:style-name="Tabla3.1">
          <table:covered-table-cell/>
          <table:table-cell table:style-name="Tabla3.B17" table:number-rows-spanned="2" office:value-type="string">
            <text:p text:style-name="P23"><text:span text:style-name="T3">3rCN.BL1.7 Planificar la realització d'un producte o una tasca, proposant un pla ordenat d'accions i avaluar el procés i la qualitat del</text:span><text:span text:style-name="T20"> resultat amb les orientacions del professorat.</text:span></text:p>
            <text:p text:style-name="P23"/>
          </table:table-cell>
          <table:table-cell table:style-name="Tabla3.C16" office:value-type="string">
            <text:p text:style-name="P68"><text:span text:style-name="T43">3rCN.BL1.7.1 </text:span><text:span text:style-name="T27">Proposa un pla ordenat</text:span><text:span text:style-name="T43"> d'accions per al desenrotllament d'un producte o una tasca quan participa en la seua planificació.</text:span></text:p>
          </table:table-cell>
          <table:table-cell table:style-name="Tabla3.D16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17" office:value-type="string">
            <text:p text:style-name="P68"><text:span text:style-name="T43">3rCN.BL1.7.2 Avalua la </text:span><text:span text:style-name="T27">qualitat del resultat </text:span><text:span text:style-name="T43">del desenrotllament d'un producte o una tasca tenint en compte </text:span><text:span text:style-name="T44">aspectes </text:span><text:span text:style-name="T45">prèviament determinats</text:span><text:span text:style-name="T50"> </text:span><text:span text:style-name="T43">per l'adult o de forma col·lectiva.</text:span></text:p>
          </table:table-cell>
          <table:table-cell table:style-name="Tabla3.D17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3.1">
          <table:table-cell table:style-name="Tabla3.A18" table:number-rows-spanned="6" office:value-type="string">
            <text:p text:style-name="P87">2</text:p>
          </table:table-cell>
          <table:table-cell table:style-name="Tabla3.B19" table:number-rows-spanned="2" office:value-type="string">
            <text:p text:style-name="P67">3rCN.BL2.1 Identificar i localitzar els principals òrgans del cos humà i establir les relacions entre estos i les seues funcions, per mitjà de material visual.</text:p>
          </table:table-cell>
          <table:table-cell table:style-name="Tabla3.C18" office:value-type="string">
            <text:p text:style-name="P68"><text:span text:style-name="T23">3rCN.BL2.1.1</text:span><text:span text:style-name="T25"> </text:span><text:span text:style-name="T35">Reconeix</text:span><text:span text:style-name="T23"> els principals </text:span><text:span text:style-name="T25">òrgans del cos</text:span><text:span text:style-name="T23"> humà per mitjà de</text:span><text:span text:style-name="T25"> material visual, programes i aplicacions</text:span><text:span text:style-name="T23"> d'anatomia del cos humà.</text:span></text:p>
          </table:table-cell>
          <table:table-cell table:style-name="Tabla3.D18" office:value-type="string">
            <text:p text:style-name="P88">CMCT</text:p>
            <text:p text:style-name="P88">CD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19" office:value-type="string">
            <text:p text:style-name="Standard"><text:span text:style-name="T23">3rCN.BL2.1.2 Establix les relacions entre els </text:span><text:span text:style-name="T25">principals òrgans del cos humà i les seues funcions</text:span><text:span text:style-name="T23"> per mitjà de</text:span><text:span text:style-name="T25"> material visual, programes i aplicacions d'anatomia del cos humà.</text:span></text:p>
          </table:table-cell>
          <table:table-cell table:style-name="Tabla3.D19" office:value-type="string">
            <text:p text:style-name="P88">CMCT</text:p>
            <text:p text:style-name="P88">CD</text:p>
          </table:table-cell>
        </table:table-row>
        <table:table-row table:style-name="Tabla3.1">
          <table:covered-table-cell/>
          <table:table-cell table:style-name="Tabla3.B21" table:number-rows-spanned="2" office:value-type="string">
            <text:p text:style-name="P68"><text:span text:style-name="T20">3rCN.BL2.2 Relacionar i adoptar hàbits de respiració i relaxació per a millorar el benestar físic i emocional com a mesura preventiva </text:span><text:span text:style-name="T22">per a fer davant de l'estrés.</text:span></text:p>
          </table:table-cell>
          <table:table-cell table:style-name="Tabla3.C20" office:value-type="string">
            <text:p text:style-name="P68"><text:span text:style-name="T73">3rCN.BL2.2.1 Adopta hàbits de </text:span><text:span text:style-name="T74">respiració i relaxació per a millorar el benestar físic i emocional.</text:span></text:p>
          </table:table-cell>
          <table:table-cell table:style-name="Tabla3.D20" office:value-type="string">
            <text:p text:style-name="P88">CMCT</text:p>
            <text:p text:style-name="P88">SIEE</text:p>
          </table:table-cell>
        </table:table-row>
        <table:table-row table:style-name="Tabla3.1">
          <table:covered-table-cell/>
          <table:covered-table-cell/>
          <table:table-cell table:style-name="Tabla3.C21" office:value-type="string">
            <text:p text:style-name="Standard"><text:span text:style-name="T73">3rCN.BL2.2.2 Relaciona els hàbits de</text:span><text:span text:style-name="T74"> respiració i relaxació com a mesura preventiva</text:span><text:span text:style-name="T75"> per a fer front a l'estrés.</text:span></text:p>
          </table:table-cell>
          <table:table-cell table:style-name="Tabla3.D21" office:value-type="string">
            <text:p text:style-name="P88">CMCT</text:p>
            <text:p text:style-name="P88">SIEE</text:p>
          </table:table-cell>
        </table:table-row>
        <table:table-row table:style-name="Tabla3.1">
          <table:covered-table-cell/>
          <table:table-cell table:style-name="Tabla3.B23" table:number-rows-spanned="2" office:value-type="string">
            <text:p text:style-name="P59">3rCN.BL2.3 Reconéixer i expressar, a través del joc, emocions i sentiments propis i aliens.</text:p>
          </table:table-cell>
          <table:table-cell table:style-name="Tabla3.C22" office:value-type="string">
            <text:p text:style-name="Standard"><text:span text:style-name="T23">3rCN.BL2.3.1 Reconeix, a través del joc, emocions i sentiments </text:span><text:span text:style-name="T25">propis i aliens.</text:span></text:p>
          </table:table-cell>
          <table:table-cell table:style-name="Tabla3.D22" office:value-type="string">
            <text:p text:style-name="P88">CSC</text:p>
            <text:p text:style-name="P88">CAA</text:p>
          </table:table-cell>
        </table:table-row>
        <table:table-row table:style-name="Tabla3.1">
          <table:covered-table-cell/>
          <table:covered-table-cell/>
          <table:table-cell table:style-name="Tabla3.C23" office:value-type="string">
            <text:p text:style-name="Standard"><text:span text:style-name="T23">3rCN.BL2.3.2 Expressa, a través del joc, emocions i sentiments </text:span><text:span text:style-name="T25">propis i aliens.</text:span></text:p>
          </table:table-cell>
          <table:table-cell table:style-name="Tabla3.D23" office:value-type="string">
            <text:p text:style-name="P88">CSC</text:p>
            <text:p text:style-name="P88">CAA</text:p>
          </table:table-cell>
        </table:table-row>
        <table:table-row table:style-name="Tabla3.1">
          <table:table-cell table:style-name="Tabla3.A24" table:number-rows-spanned="5" office:value-type="string">
            <text:p text:style-name="P87">3</text:p>
          </table:table-cell>
          <table:table-cell table:style-name="Tabla3.C4" office:value-type="string">
            <text:p text:style-name="P40">3rCN.BL3.1 Observar i identificar sers vius en funció del regne a què pertanyen, per mitjà de l’ús de material visual.</text:p>
          </table:table-cell>
          <table:table-cell table:style-name="Tabla3.C4" office:value-type="string">
            <text:p text:style-name="Standard"><text:span text:style-name="T4">3r</text:span><text:span text:style-name="T23">CN.BL3.1.1 </text:span><text:span text:style-name="T4">Descriu, a partir de processos d'observació de material visual, </text:span><text:span text:style-name="T6">sers</text:span><text:span text:style-name="T5"> vius en funció del regne a què pertanyen</text:span><text:span text:style-name="T4">.</text:span></text:p>
          </table:table-cell>
          <table:table-cell table:style-name="Tabla3.D24" office:value-type="string">
            <text:p text:style-name="P88">CMCT</text:p>
            <text:p text:style-name="P88">CSC</text:p>
          </table:table-cell>
        </table:table-row>
        <table:table-row table:style-name="Tabla3.1">
          <table:covered-table-cell/>
          <table:table-cell table:style-name="Tabla3.B25" office:value-type="string">
            <text:p text:style-name="P39">3rCN.BL3.2 Observar i identificar elements relacionats amb la ramaderia, la cria d'espècies i la seua atenció, per mitjà de l'observació i l'experimentació.</text:p>
          </table:table-cell>
          <table:table-cell table:style-name="Tabla3.C25" office:value-type="string">
            <text:p text:style-name="Standard"><text:span text:style-name="T4">3r</text:span><text:span text:style-name="T23">CN.BL3.2.1 Descriu</text:span><text:span text:style-name="T4">, a partir de l'observació i l'experimentació, </text:span><text:span text:style-name="T6">elements</text:span><text:span text:style-name="T5"> relacionats amb la ramaderia, la cria d'espècies i la seua cura</text:span><text:span text:style-name="T4">.</text:span></text:p>
          </table:table-cell>
          <table:table-cell table:style-name="Tabla3.D25" office:value-type="string">
            <text:p text:style-name="P88">CMCT</text:p>
            <text:p text:style-name="P88">CSC</text:p>
          </table:table-cell>
        </table:table-row>
        <table:table-row table:style-name="Tabla3.1">
          <table:covered-table-cell/>
          <table:table-cell table:style-name="Tabla3.B28" table:number-rows-spanned="3" office:value-type="string">
            <text:p text:style-name="P40">3rCN.BL3.3 Observar i identificar els elements d’un ecosistema i el sers vius que l’habiten i algunes causes de l’extinció d’espècies relacionades amb la sobreexplotació, reconéixer accions de conservació i millora del medi ambient i proposar actuacions per a cuidar-les. </text:p>
          </table:table-cell>
          <table:table-cell table:style-name="Tabla3.C26" office:value-type="string">
            <text:p text:style-name="Standard"><text:span text:style-name="T4">3rCN.BL3.3.1 </text:span><text:span text:style-name="T6">Descriu</text:span><text:span text:style-name="T5"> els elements d'un ecosistema i els sers vius que l'habiten.</text:span></text:p>
          </table:table-cell>
          <table:table-cell table:style-name="Tabla3.D26" office:value-type="string">
            <text:p text:style-name="P88">CMCT</text:p>
            <text:p text:style-name="P88">CSC</text:p>
          </table:table-cell>
        </table:table-row>
        <table:table-row table:style-name="Tabla3.1">
          <table:covered-table-cell/>
          <table:covered-table-cell/>
          <table:table-cell table:style-name="Tabla3.C27" office:value-type="string">
            <text:p text:style-name="Standard"><text:span text:style-name="T23">3rCN.BL3.3.2 Reconeix accions de conservació i millora del medi ambient a partir d'algunes de les causes de l'extinció d'espècies </text:span><text:span text:style-name="T25">relacionades</text:span><text:span text:style-name="T24"> amb la sobreexplotació</text:span><text:span text:style-name="T23">.</text:span></text:p>
          </table:table-cell>
          <table:table-cell table:style-name="Tabla3.D27" office:value-type="string">
            <text:p text:style-name="P88">CMCT</text:p>
            <text:p text:style-name="P88">CSC</text:p>
          </table:table-cell>
        </table:table-row>
        <table:table-row table:style-name="Tabla3.1">
          <table:covered-table-cell/>
          <table:covered-table-cell/>
          <table:table-cell table:style-name="Tabla3.C28" office:value-type="string">
            <text:p text:style-name="Standard"><text:span text:style-name="T23">3rCN.BL3.3.3 Proposa actuacions del ser humà per a la protecció de les espècies </text:span><text:span text:style-name="T25">relacionades</text:span><text:span text:style-name="T24"> amb la sobreexplotació.</text:span></text:p>
          </table:table-cell>
          <table:table-cell table:style-name="Tabla3.D28" office:value-type="string">
            <text:p text:style-name="P88">CMCT</text:p>
            <text:p text:style-name="P88">CSC</text:p>
          </table:table-cell>
        </table:table-row>
        <table:table-row table:style-name="Tabla3.1">
          <table:table-cell table:style-name="Tabla3.A29" table:number-rows-spanned="4" office:value-type="string">
            <text:p text:style-name="P87">4</text:p>
          </table:table-cell>
          <table:table-cell table:style-name="Tabla3.C4" table:number-rows-spanned="2" office:value-type="string">
            <text:p text:style-name="P42">3rCN.BL4.1 Examinar i classificar diferents tipus de materials i les seues propietats segons la seua naturalesa, per mitjà de l'observació i experimentació.</text:p>
          </table:table-cell>
          <table:table-cell table:style-name="Tabla3.C4" office:value-type="string">
            <text:p text:style-name="P38"><text:span text:style-name="T23">3rCN.BL4.1.1 Identifica </text:span><text:span text:style-name="T24"><text:s/>la naturalesa de diferents tipus de materials </text:span><text:span text:style-name="T35">per mitjà de</text:span><text:span text:style-name="T23"> l'observació i l'experimentació.</text:span></text:p>
          </table:table-cell>
          <table:table-cell table:style-name="Tabla3.D24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30" office:value-type="string">
            <text:p text:style-name="P38"><text:span text:style-name="T23">3rCN.BL4.1.2</text:span><text:span text:style-name="T24"> Classifica</text:span><text:span text:style-name="T23">, per mitjà de l'observació i l'experimentació, </text:span><text:span text:style-name="T25">diferents</text:span><text:span text:style-name="T24"> tipus de materials segons la seua naturalesa</text:span><text:span text:style-name="T23">.</text:span></text:p>
          </table:table-cell>
          <table:table-cell table:style-name="Tabla3.D30" office:value-type="string">
            <text:p text:style-name="P88">CMCT</text:p>
            <text:p text:style-name="P88">SIEE</text:p>
          </table:table-cell>
        </table:table-row>
        <table:table-row table:style-name="Tabla3.1">
          <table:covered-table-cell/>
          <table:table-cell table:style-name="Tabla3.B32" table:number-rows-spanned="2" office:value-type="string">
            <text:p text:style-name="Standard">3rCN.BL4.2 Planificar i realitzar <text:soft-page-break/>experiències senzilles per a reconéixer lleis bàsiques que regixen diferents fenòmens físics de la matèria, respectant les normes d'ús, de seguretat i de conservació dels instruments i dels materials de treball en l'aula.</text:p>
          </table:table-cell>
          <table:table-cell table:style-name="Tabla3.C31" office:value-type="string">
            <text:p text:style-name="P27"><text:span text:style-name="T23">3rCN.BL4.2.1 </text:span><text:span text:style-name="T24">Reconeix</text:span><text:span text:style-name="T35">,</text:span><text:span text:style-name="T23"> en experiències senzilles </text:span><text:span text:style-name="T46">planificades</text:span><text:span text:style-name="T51"> amb</text:span><text:span text:style-name="T46"> els seus companys i l'ajuda de </text:span><text:soft-page-break/><text:span text:style-name="T46">guies</text:span><text:span text:style-name="T52">, </text:span><text:span text:style-name="T55">les</text:span><text:span text:style-name="T24"> lleis bàsiques que regixen diferents fenòmens físics de la matèria <text:s/>(corrent electrostàtic i </text:span><text:span text:style-name="T29">les</text:span><text:span text:style-name="T24"> forces d'atracció, repulsió).</text:span></text:p>
          </table:table-cell>
          <table:table-cell table:style-name="Tabla3.D31" office:value-type="string">
            <text:p text:style-name="P88">CMCT</text:p>
            <text:p text:style-name="P88">SIEE</text:p>
            <text:p text:style-name="P88"><text:soft-page-break/></text:p>
          </table:table-cell>
        </table:table-row>
        <table:table-row table:style-name="Tabla3.1">
          <table:covered-table-cell/>
          <table:covered-table-cell/>
          <table:table-cell table:style-name="Tabla3.C32" office:value-type="string">
            <text:p text:style-name="P72"><text:span text:style-name="T23">3rCN.BL4.2.2 </text:span><text:span text:style-name="T25">Respecta</text:span><text:span text:style-name="T32"> <text:s/>les normes bàsiques </text:span><text:span text:style-name="T59">de d'ús, seguretat i conservació de materials i instruments </text:span><text:span text:style-name="T32"><text:s/>proposades pel docent </text:span><text:span text:style-name="T36">durant</text:span><text:span text:style-name="T59"> les experiències realitzades </text:span><text:span text:style-name="T32">al laboratori o en eixides fora de l'aula</text:span><text:span text:style-name="T59">.</text:span></text:p>
          </table:table-cell>
          <table:table-cell table:style-name="Tabla3.D32" office:value-type="string">
            <text:p text:style-name="P88">CSC</text:p>
            <text:p text:style-name="P88">SIEE</text:p>
          </table:table-cell>
        </table:table-row>
        <table:table-row table:style-name="Tabla3.1">
          <table:table-cell table:style-name="Tabla3.A33" table:number-rows-spanned="2" office:value-type="string">
            <text:p text:style-name="P87">5</text:p>
          </table:table-cell>
          <table:table-cell table:style-name="Tabla3.C4" table:number-rows-spanned="2" office:value-type="string">
            <text:p text:style-name="P39">3rCN.BL5.1 Explorar i classificar màquines simples d'ús quotidià per a descriure les seues funcions i utilitat i manipular-les amb atenció i seguretat.</text:p>
          </table:table-cell>
          <table:table-cell table:style-name="Tabla3.C4" office:value-type="string">
            <text:p text:style-name="Standard"><text:span text:style-name="T4">3rCN.BL5.1.1 Classifica les </text:span><text:span text:style-name="T6">funcions</text:span><text:span text:style-name="T5"> i la utilitat</text:span><text:span text:style-name="T4"> </text:span><text:span text:style-name="T6">de màquines simples d'ús quotidià com: eix, roda, corriola, pla inclinat, engranatge, fre, palanques i tipus de palanques.</text:span></text:p>
          </table:table-cell>
          <table:table-cell table:style-name="Tabla3.D24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3.1">
          <table:covered-table-cell/>
          <table:covered-table-cell/>
          <table:table-cell table:style-name="Tabla3.C34" office:value-type="string">
            <text:p text:style-name="Standard"><text:span text:style-name="T23">3rCN.BL5.1.2 Descriu les </text:span><text:span text:style-name="T25">normes d'ús i seguretat de</text:span><text:span text:style-name="T23"> màquines</text:span><text:span text:style-name="T5"> simples d'ús quotidià com: eix, roda, corriola, </text:span><text:span text:style-name="T7">pla inclinat</text:span><text:span text:style-name="T5">, engranatge, fre, palanques i tipus de palanques.</text:span></text:p>
          </table:table-cell>
          <table:table-cell table:style-name="Tabla3.D34" office:value-type="string">
            <text:p text:style-name="P88">CMCT</text:p>
            <text:p text:style-name="P88">CD</text:p>
          </table:table-cell>
        </table:table-row>
      </table:table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91">PERFIL D'ÀREA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4" office:value-type="string">
            <text:p text:style-name="P91">ÀREA: CIÈNCIES DE LA NATURALESA <text:s text:c="19"/>NIVELL: 4t EDUCACIÓ PRIMÀRIA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84">BL</text:p>
          </table:table-cell>
          <table:table-cell table:style-name="Tabla4.B3" office:value-type="string">
            <text:p text:style-name="P84">CRITERIS D'AVALUACIÓ</text:p>
          </table:table-cell>
          <table:table-cell table:style-name="Tabla4.A3" office:value-type="string">
            <text:p text:style-name="P84"><text:span text:style-name="T1">INDICADORS </text:span><text:span text:style-name="T15">D'ÈXIT</text:span></text:p>
          </table:table-cell>
          <table:table-cell table:style-name="Tabla4.D3" office:value-type="string">
            <text:p text:style-name="P84">CCLV</text:p>
          </table:table-cell>
        </table:table-row>
        <table:table-row table:style-name="Tabla4.1">
          <table:table-cell table:style-name="Tabla4.A4" table:number-rows-spanned="14" office:value-type="string">
            <text:p text:style-name="P87">1</text:p>
          </table:table-cell>
          <table:table-cell table:style-name="Tabla4.B4" table:number-rows-spanned="3" office:value-type="string">
            <text:p text:style-name="P2">4tCN.BL1.1 Formular conjectures o suggerir deduccions senzilles a partir d’esquemes proporcionats pel docent sobre els canvis o processos, relacionades amb el ser humà i la salut, els sers vius, la matèria i l’energia i la tecnologia, determinar els conceptes clau i establir els mètodes i instruments més adequats.</text:p>
          </table:table-cell>
          <table:table-cell table:style-name="Tabla4.B4" office:value-type="string">
            <text:p text:style-name="P45"><text:span text:style-name="T23">4tCN.BL1.1.1 Formula conjectures o suggerix deduccions senzilles amb l’ajuda del docent, </text:span><text:span text:style-name="T25">a partir d’esquemes sobre els canvis o processos</text:span><text:span text:style-name="T23">, relacionades amb el ser humà i la salut, els sers vius, la matèria i l’energia i la tecnologia, </text:span><text:span text:style-name="T25">per a ajudar a planificar</text:span><text:span text:style-name="T23"> la busca d’informació en determinades fonts o en treballs de camp o laboratori, utilitzant diversos mètodes i instruments.</text:span></text:p>
          </table:table-cell>
          <table:table-cell table:style-name="Tabla4.D4" office:value-type="string">
            <text:p text:style-name="P88">CMCT</text:p>
            <text:p text:style-name="P88">CCLI</text:p>
            <text:p text:style-name="P88">CAA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B4" office:value-type="string">
            <text:p text:style-name="P68"><text:span text:style-name="T4">4tCN.BL1.1.2 </text:span><text:span text:style-name="T6">Organitza</text:span><text:span text:style-name="T4">,</text:span><text:span text:style-name="T6"> amb la supervisió del professor i la col·laboració dels seus companys/es</text:span><text:span text:style-name="T10">,</text:span><text:span text:style-name="T6"> les preguntes</text:span><text:span text:style-name="T4"> <text:s/>formulades en un </text:span><text:span text:style-name="T6">pla o guió</text:span><text:span text:style-name="T10"> i n'identifica</text:span><text:span text:style-name="T4"> els conceptes clau.</text:span></text:p>
          </table:table-cell>
          <table:table-cell table:style-name="Tabla4.D5" office:value-type="string">
            <text:p text:style-name="P88">CMCT</text:p>
            <text:p text:style-name="P88">CAA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6" office:value-type="string">
            <text:p text:style-name="P68"><text:span text:style-name="T4">4tCN.BL1.1.3 Fa</text:span><text:span text:style-name="T23"> </text:span><text:span text:style-name="T25">propostes</text:span><text:span text:style-name="T23"> relatives </text:span><text:span text:style-name="T51">a la cura</text:span><text:span text:style-name="T23"> de materials i instruments i al comportament personal que ha d'adoptar durant les experiències realitzades al laboratori</text:span><text:span text:style-name="T25"> o en eixides fora de l'aula</text:span><text:span text:style-name="T23">.</text:span></text:p>
          </table:table-cell>
          <table:table-cell table:style-name="Tabla4.D6" office:value-type="string">
            <text:p text:style-name="P88">CSC</text:p>
            <text:p text:style-name="P88"/>
          </table:table-cell>
        </table:table-row>
        <table:table-row table:style-name="Tabla4.1">
          <table:covered-table-cell/>
          <table:table-cell table:style-name="Tabla4.B8" table:number-rows-spanned="2" office:value-type="string">
            <text:p text:style-name="P23"><text:span text:style-name="T19">4tCN.BL1.2 Obtindre, de forma autònoma, informació per mitjà de l'observació i l'experimentació sobre fets i fenòmens del seu entorn, reconeixent els canvis provocats per les seues interaccions, i registrar esta informació per mitjà de textos utilitzant mitjans digitals d'emmagatzematge i </text:span><text:span text:style-name="T21">cuidant</text:span><text:span text:style-name="T19"> del seu bon ús i manteniment.</text:span></text:p>
          </table:table-cell>
          <table:table-cell table:style-name="Tabla4.C7" office:value-type="string">
            <text:p text:style-name="P68"><text:span text:style-name="T73">4tCN.BL1.2.1 Obté i selecciona informació seguint </text:span><text:span text:style-name="T82">pautes </text:span><text:span text:style-name="T81">d'observació</text:span><text:span text:style-name="T75"> </text:span><text:span text:style-name="T73">sobre fets i fenòmens del seu entorn, </text:span><text:span text:style-name="T74">identificant els canvis provocats per les seues interaccions.</text:span></text:p>
          </table:table-cell>
          <table:table-cell table:style-name="Tabla4.D7" office:value-type="string">
            <text:p text:style-name="P88">CMCT</text:p>
            <text:p text:style-name="P88">CAA</text:p>
          </table:table-cell>
        </table:table-row>
        <table:table-row table:style-name="Tabla4.1">
          <table:covered-table-cell/>
          <table:covered-table-cell/>
          <table:table-cell table:style-name="Tabla4.C8" office:value-type="string">
            <text:p text:style-name="P81"><text:span text:style-name="T23">4tCN.BL1.2.2 Registra i organitza la informació obtinguda per mitjà de diversos procediments com </text:span><text:span text:style-name="T25">l’elaboració de resums, taules o gràfics</text:span><text:span text:style-name="T23">, utilitza mitjans digitals de forma responsable i els cuida i els manté en bon estat.</text:span></text:p>
          </table:table-cell>
          <table:table-cell table:style-name="Tabla4.D8" office:value-type="string">
            <text:p text:style-name="P88">CAA</text:p>
            <text:p text:style-name="P88">CD</text:p>
            <text:p text:style-name="P88"/>
          </table:table-cell>
        </table:table-row>
        <table:table-row table:style-name="Tabla4.1">
          <table:covered-table-cell/>
          <table:table-cell table:style-name="Tabla4.B9" office:value-type="string">
            <text:p text:style-name="P23"><text:span text:style-name="T3">4tCN.BL1.3 Utilitzar esquemes, gràfiques i mapes per a representar la informació rellevant d'un fet o la seua evolució i destacar la seua relació amb altres fets o la seua rellevància per a la salut a títol </text:span><text:span text:style-name="T19">individual, social i mediambiental.</text:span></text:p>
          </table:table-cell>
          <table:table-cell table:style-name="Tabla4.C9" office:value-type="string">
            <text:p text:style-name="P23"><text:span text:style-name="T4">4tCN.BL1.3.1 Utilitza la informació rellevant sobre un fet organitzada en</text:span><text:span text:style-name="T73"> resums, gràfiques o mapes</text:span><text:span text:style-name="T4"> <text:s/>per a</text:span><text:span text:style-name="T6"> representar la seua relació </text:span><text:span text:style-name="T10">amb</text:span><text:span text:style-name="T4"> altres fets o la seua rellevància per a la salut a títol individual, social i mediambiental en els contextos <text:s/>en què ha realitzat una indagació.</text:span></text:p>
          </table:table-cell>
          <table:table-cell table:style-name="Tabla4.D9" office:value-type="string">
            <text:p text:style-name="P88">CMCT</text:p>
            <text:p text:style-name="P88">CAA</text:p>
            <text:p text:style-name="P88">CCLI</text:p>
            <text:p text:style-name="P88"/>
          </table:table-cell>
        </table:table-row>
        <table:table-row table:style-name="Tabla4.1">
          <table:covered-table-cell/>
          <table:table-cell table:style-name="Tabla4.B10" office:value-type="string">
            <text:p text:style-name="P6">4tCN.BL1.4 Comunicar oralment i per escrit (text narratiu) les conclusions de l'experiència realitzada, fent referència a les estratègies seguides i utilitzant suport paper i/o digital.</text:p>
          </table:table-cell>
          <table:table-cell table:style-name="Tabla4.C10" office:value-type="string">
            <text:p text:style-name="P68"><text:span text:style-name="T73">4tCN.BL1.4.1 Comunica oralment i per escrit </text:span><text:span text:style-name="T74">(text narratiu) les conclusions </text:span><text:span text:style-name="T73">de l'experiència realitzada, fent referència a les estratègies seguides i </text:span><text:span text:style-name="T74">utilitzant suport paper i/o digital.</text:span></text:p>
          </table:table-cell>
          <table:table-cell table:style-name="Tabla4.D10" office:value-type="string">
            <text:p text:style-name="P88">CCLI</text:p>
            <text:p text:style-name="P88">CAA</text:p>
            <text:p text:style-name="P88">CD</text:p>
            <text:p text:style-name="P88"/>
          </table:table-cell>
        </table:table-row>
        <table:table-row table:style-name="Tabla4.1">
          <table:covered-table-cell/>
          <table:table-cell table:style-name="Tabla4.B13" table:number-rows-spanned="3" office:value-type="string">
            <text:p text:style-name="P23"><text:span text:style-name="T3">4tCN.BL1.5 Participar en equips de treball i realitzar la part de tasca que li correspon per a <text:s/>aconseguir metes comunes, acceptant el seu rol, fent</text:span><text:span text:style-name="T19"> aportacions, ajudant els altres membres del grup i expressant les seues emocions davant dels conflictes de forma respectuosa.</text:span></text:p>
          </table:table-cell>
          <table:table-cell table:style-name="Tabla4.C11" office:value-type="string">
            <text:p text:style-name="P68"><text:span text:style-name="T43">4tCN.BL1.5.1</text:span><text:span text:style-name="T27"> Exercix </text:span><text:span text:style-name="T37">correctament</text:span><text:span text:style-name="T43"> el seu </text:span><text:span text:style-name="T27">rol</text:span><text:span text:style-name="T43"> en un equip de treball i </text:span><text:span text:style-name="T27">ajuda els altres </text:span><text:span text:style-name="T37">membres</text:span><text:span text:style-name="T43"> del grup </text:span><text:span text:style-name="T27">a complir amb el seu</text:span><text:span text:style-name="T43">.</text:span></text:p>
          </table:table-cell>
          <table:table-cell table:style-name="Tabla4.D11" office:value-type="string">
            <text:p text:style-name="P88">CSC</text:p>
            <text:p text:style-name="P88">CAA</text:p>
            <text:p text:style-name="P88">SIEE</text:p>
          </table:table-cell>
        </table:table-row>
        <table:table-row table:style-name="Tabla4.1">
          <table:covered-table-cell/>
          <table:covered-table-cell/>
          <table:table-cell table:style-name="Tabla4.C12" office:value-type="string">
            <text:p text:style-name="P74"><text:span text:style-name="T98">4tCN.BL1.5.2 Participa en diàlegs per a resoldre conflictes interpersonals i </text:span><text:span text:style-name="T95">es posa en el lloc de l’altre (empatia).</text:span></text:p>
          </table:table-cell>
          <table:table-cell table:style-name="Tabla4.D12" office:value-type="string">
            <text:p text:style-name="P88">CSC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13" office:value-type="string">
            <text:p text:style-name="P46"><text:span text:style-name="T4">4tCN.BL1.5.3 </text:span><text:span text:style-name="T17">Utilitza el diàleg igualitari per a resoldre conflictes habituals, </text:span><text:span text:style-name="T18">expressa la seua disconformitat o desgrat </text:span><text:span text:style-name="T17">triant el moment i la forma més oportuna i respectuosa i mantenint la calma davant dels obstacles i malentesos.</text:span></text:p>
          </table:table-cell>
          <table:table-cell table:style-name="Tabla4.D13" office:value-type="string">
            <text:p text:style-name="P88">CSC</text:p>
            <text:p text:style-name="P88">CCLI</text:p>
            <text:p text:style-name="P88">SIEE</text:p>
            <text:p text:style-name="P88"/>
          </table:table-cell>
        </table:table-row>
        <table:table-row table:style-name="Tabla4.1">
          <table:covered-table-cell/>
          <table:table-cell table:style-name="Tabla4.B15" table:number-rows-spanned="2" office:value-type="string">
            <text:p text:style-name="P5">4tCN.BL1.6 Seguir instruccions de tasques d’aprenentatge, mantindre l’atenció mentres les realitza, adaptar-se als canvis sense desanimar-se davant de les dificultats i demanar ajuda, si en necessita.</text:p>
          </table:table-cell>
          <table:table-cell table:style-name="Tabla4.C14" office:value-type="string">
            <text:p text:style-name="P46"><text:span text:style-name="T43">4tCN.BL1.6.1 Seguix les instruccions per a realitzar una </text:span><text:span text:style-name="T25">tasca</text:span><text:span text:style-name="T43"> d’aprenentatge de </text:span><text:span text:style-name="T25">més de dos activitats</text:span><text:span text:style-name="T43"> i manté l’atenció fins a finalitzar-la.</text:span></text:p>
          </table:table-cell>
          <table:table-cell table:style-name="Tabla4.D14" office:value-type="string">
            <text:p text:style-name="P88">CAA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15" office:value-type="string">
            <text:p text:style-name="P68"><text:span text:style-name="T43">4tCN.BL1.6.2 Identifica les dificultats que experimenta en la realització d'una tasca i sol·licita </text:span><text:span text:style-name="T27">ajuda</text:span><text:span text:style-name="T43"> de forma </text:span><text:span text:style-name="T27">precisa i detallada.</text:span></text:p>
          </table:table-cell>
          <table:table-cell table:style-name="Tabla4.D15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4.1">
          <table:covered-table-cell/>
          <table:table-cell table:style-name="Tabla4.B17" table:number-rows-spanned="2" office:value-type="string">
            <text:p text:style-name="P5">4tCN.BL1.7 Planificar la realització d’un producte o una tasca, proposar un pla ordenat d’accions, seleccionar els materials i avaluar el procés i la qualitat del resultat amb ajuda de guies per a l’observació.</text:p>
          </table:table-cell>
          <table:table-cell table:style-name="Tabla4.C16" office:value-type="string">
            <text:p text:style-name="P68"><text:span text:style-name="T43">4tCN.BL1.7.1 </text:span><text:span text:style-name="T27">Selecciona els materials</text:span><text:span text:style-name="T43"> necessaris per a desenrotllar un producte o tasca prèviament planificat.</text:span></text:p>
          </table:table-cell>
          <table:table-cell table:style-name="Tabla4.D16" office:value-type="string">
            <text:p text:style-name="P88">CAA</text:p>
            <text:p text:style-name="P88">SIEE</text:p>
          </table:table-cell>
        </table:table-row>
        <table:table-row table:style-name="Tabla4.1">
          <table:covered-table-cell/>
          <table:covered-table-cell/>
          <table:table-cell table:style-name="Tabla4.C17" office:value-type="string">
            <text:p text:style-name="P68"><text:span text:style-name="T43">4tCN.BL1.7.2 Avalua </text:span><text:span text:style-name="T27">el procés i la qualitat</text:span><text:span text:style-name="T43"> del resultat del desenrotllament d’un producte o una tasca i </text:span><text:span text:style-name="T44">utilitza guies</text:span><text:span text:style-name="T43"> per a l’observació prèviament proporcionades per l’adult o acordades de forma col·lectiva.</text:span></text:p>
          </table:table-cell>
          <table:table-cell table:style-name="Tabla4.D17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4.1">
          <table:table-cell table:style-name="Tabla4.A18" table:number-rows-spanned="6" office:value-type="string">
            <text:p text:style-name="P87">2</text:p>
          </table:table-cell>
          <table:table-cell table:style-name="Tabla4.B19" table:number-rows-spanned="2" office:value-type="string">
            <text:p text:style-name="P56">4tCN.BL2.1 Identificar les transformacions que es produïxen en el propi cos per mitjà de l'observació d'un mateix i dels altres.</text:p>
          </table:table-cell>
          <table:table-cell table:style-name="Tabla4.C18" office:value-type="string">
            <text:p text:style-name="Standard"><text:span text:style-name="T23">4tCN.BL2.1.1</text:span><text:span text:style-name="T25"> </text:span><text:span text:style-name="T35">Reconeix</text:span><text:span text:style-name="T23"> les </text:span><text:span text:style-name="T25">transformacions </text:span><text:span text:style-name="T23">que es produïxen </text:span><text:span text:style-name="T25">en el propi cos</text:span><text:span text:style-name="T23"> per mitjà de </text:span><text:span text:style-name="T25">l'observació d'un mateix, dels altres, d'imatges, de gràfics i de dibuixos.</text:span></text:p>
          </table:table-cell>
          <table:table-cell table:style-name="Tabla4.D18" office:value-type="string">
            <text:p text:style-name="P88">CMCT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19" office:value-type="string">
            <text:p text:style-name="Standard"><text:span text:style-name="T23">4tCN.BL2.1.2 Reconeix les característiques de les </text:span><text:span text:style-name="T25">transformacions </text:span><text:span text:style-name="T23">que es produïxen </text:span><text:span text:style-name="T25">en el propi cos</text:span><text:span text:style-name="T23"> per mitjà de </text:span><text:span text:style-name="T25">l'observació d'un mateix, dels altres, d'imatges, de gràfics i de dibuixos.</text:span></text:p>
          </table:table-cell>
          <table:table-cell table:style-name="Tabla4.D19" office:value-type="string">
            <text:p text:style-name="P88">CMCT</text:p>
            <text:p text:style-name="P88">CD</text:p>
          </table:table-cell>
        </table:table-row>
        <table:table-row table:style-name="Tabla4.1">
          <table:covered-table-cell/>
          <table:table-cell table:style-name="Tabla4.B21" table:number-rows-spanned="2" office:value-type="string">
            <text:p text:style-name="P59">4tCN.BL2.2 Relacionar i adoptar hàbits posturals correctes per a previndre malalties funcionals.</text:p>
          </table:table-cell>
          <table:table-cell table:style-name="Tabla4.C20" office:value-type="string">
            <text:p text:style-name="Standard"><text:span text:style-name="T73">4tCN.BL2.2.1 Adopta hàbits </text:span><text:span text:style-name="T74">posturals correctes per a previndre malalties funcionals.</text:span></text:p>
          </table:table-cell>
          <table:table-cell table:style-name="Tabla4.D20" office:value-type="string">
            <text:p text:style-name="P88">CMCT</text:p>
            <text:p text:style-name="P88">SIEE</text:p>
          </table:table-cell>
        </table:table-row>
        <table:table-row table:style-name="Tabla4.1">
          <table:covered-table-cell/>
          <table:covered-table-cell/>
          <table:table-cell table:style-name="Tabla4.C21" office:value-type="string">
            <text:p text:style-name="Standard"><text:span text:style-name="T73">4tCN.BL2.2.2 Relaciona els hàbits</text:span><text:span text:style-name="T74"> posturals correctes com a mesura per a previndre malalties funcionals.</text:span></text:p>
          </table:table-cell>
          <table:table-cell table:style-name="Tabla4.D21" office:value-type="string">
            <text:p text:style-name="P88">CMCT</text:p>
            <text:p text:style-name="P88">SIEE</text:p>
          </table:table-cell>
        </table:table-row>
        <table:table-row table:style-name="Tabla4.1">
          <table:covered-table-cell/>
          <table:table-cell table:style-name="Tabla4.B23" table:number-rows-spanned="2" office:value-type="string">
            <text:p text:style-name="P67">4tCN.BL2.3 Reconéixer emocions i sentiments propis i aliens en accions en diverses manifestacions del seu entorn pròxim, reflexionar i extraure conclusions per a expressar-los de forma respectuosa i creativa.</text:p>
          </table:table-cell>
          <table:table-cell table:style-name="Tabla4.C22" office:value-type="string">
            <text:p text:style-name="Standard"><text:span text:style-name="T23">4tCN.BL2.3.1 Reconeix emocions i sentiments</text:span><text:span text:style-name="T25"> que produïxen diverses manifestacions del seu entorn pròxim.</text:span></text:p>
          </table:table-cell>
          <table:table-cell table:style-name="Tabla4.D22" office:value-type="string">
            <text:p text:style-name="P88">CSC</text:p>
            <text:p text:style-name="P88">CAA</text:p>
          </table:table-cell>
        </table:table-row>
        <table:table-row table:style-name="Tabla4.1">
          <table:covered-table-cell/>
          <table:covered-table-cell/>
          <table:table-cell table:style-name="Tabla4.C23" office:value-type="string">
            <text:p text:style-name="Standard"><text:span text:style-name="T23">4tCN.BL2.3.2 Expressa emocions i sentiments propis i aliens</text:span><text:span text:style-name="T25"> de forma respectuosa i creativa en manifestacions de l'entorn pròxim.</text:span></text:p>
          </table:table-cell>
          <table:table-cell table:style-name="Tabla4.D23" office:value-type="string">
            <text:p text:style-name="P88">CSC</text:p>
            <text:p text:style-name="P88">CAA</text:p>
          </table:table-cell>
        </table:table-row>
        <table:table-row table:style-name="Tabla4.1">
          <table:table-cell table:style-name="Tabla4.A24" table:number-rows-spanned="5" office:value-type="string">
            <text:p text:style-name="P87">3</text:p>
          </table:table-cell>
          <table:table-cell table:style-name="Tabla4.B4" office:value-type="string">
            <text:p text:style-name="P39">4tCN.BL3.1 <text:s/>Observar i identificar l'estructura interna i externa dels vertebrats i invertebrats, per mitjà de l'ús de material visual.</text:p>
          </table:table-cell>
          <table:table-cell table:style-name="Tabla4.B4" office:value-type="string">
            <text:p text:style-name="Standard"><text:span text:style-name="T23">4tCN.BL3.1.1 Descriu, a partir de processos d'observació de material visual, </text:span><text:span text:style-name="T25">l'estructura</text:span><text:span text:style-name="T24"> interna i externa dels vertebrats i invertebrats.</text:span></text:p>
          </table:table-cell>
          <table:table-cell table:style-name="Tabla4.D4" office:value-type="string">
            <text:p text:style-name="P88">CMCT</text:p>
            <text:p text:style-name="P88">CSC</text:p>
          </table:table-cell>
        </table:table-row>
        <table:table-row table:style-name="Tabla4.1">
          <table:covered-table-cell/>
          <table:table-cell table:style-name="Tabla4.B25" office:value-type="string">
            <text:p text:style-name="Standard">4tCN.BL3.2 Observar i identificar elements relacionats amb l'agricultura, el cultiu d'espècies i la seua atenció, especialment del fenomen de la fotosíntesi, a través de l'observació i experimentació.</text:p>
          </table:table-cell>
          <table:table-cell table:style-name="Tabla4.C25" office:value-type="string">
            <text:p text:style-name="P48"><text:span text:style-name="T23">4tCN.BL3.2.1 Descriu, a partir de l’observació i l’experimentació, </text:span><text:span text:style-name="T62">elements relacionats amb l’agricultura, el cultiu d’espècies i la seua atenció</text:span><text:span text:style-name="T23">, especialment del fenomen de la fotosíntesi.</text:span></text:p>
          </table:table-cell>
          <table:table-cell table:style-name="Tabla4.D25" office:value-type="string">
            <text:p text:style-name="P88">CMCT</text:p>
            <text:p text:style-name="P88">CSC</text:p>
          </table:table-cell>
        </table:table-row>
        <table:table-row table:style-name="Tabla4.1">
          <table:covered-table-cell/>
          <table:table-cell table:style-name="Tabla4.B28" table:number-rows-spanned="3" office:value-type="string">
            <text:p text:style-name="P40">4tCN.BL3.3 Observar i identificar les diferents relacions establides en els ecosistemes i algunes causes de l’extinció d’espècies relacionades amb les cadenes alimentàries, reconéixer accions de conservació i millora del medi ambient i proposar actuacions per a cuidar-les.</text:p>
          </table:table-cell>
          <table:table-cell table:style-name="Tabla4.C26" office:value-type="string">
            <text:p text:style-name="Standard"><text:span text:style-name="T23">4tCN.BL3.3.1 Descriu </text:span><text:span text:style-name="T25">les</text:span><text:span text:style-name="T24"> relacions alimentàries, per mitjà de les cadenes alimentàries, així com altres relacions</text:span><text:span text:style-name="T23"> com el mutualisme, el parasitisme… dels ecosistemes.</text:span></text:p>
          </table:table-cell>
          <table:table-cell table:style-name="Tabla4.D26" office:value-type="string">
            <text:p text:style-name="P88">CMCT</text:p>
            <text:p text:style-name="P88">CSC</text:p>
          </table:table-cell>
        </table:table-row>
        <table:table-row table:style-name="Tabla4.1">
          <table:covered-table-cell/>
          <table:covered-table-cell/>
          <table:table-cell table:style-name="Tabla4.C27" office:value-type="string">
            <text:p text:style-name="Standard"><text:span text:style-name="T23">4tCN.BL3.3.2 Reconeix accions de conservació i millora del medi ambient a partir d'algunes de les causes de l'extinció de les espècies </text:span><text:span text:style-name="T25">relacionades</text:span><text:span text:style-name="T24"> amb les cadenes alimentàries.</text:span></text:p>
          </table:table-cell>
          <table:table-cell table:style-name="Tabla4.D27" office:value-type="string">
            <text:p text:style-name="P88">CMCT</text:p>
            <text:p text:style-name="P88">CSC</text:p>
          </table:table-cell>
        </table:table-row>
        <table:table-row table:style-name="Tabla4.1">
          <table:covered-table-cell/>
          <table:covered-table-cell/>
          <table:table-cell table:style-name="Tabla4.C28" office:value-type="string">
            <text:p text:style-name="Standard"><text:span text:style-name="T23">4tCN.BL3.3.3 Proposa actuacions del ser humà per a la protecció de les espècies </text:span><text:span text:style-name="T25">relacionades</text:span><text:span text:style-name="T24"> amb les cadenes alimentàries.</text:span></text:p>
          </table:table-cell>
          <table:table-cell table:style-name="Tabla4.D28" office:value-type="string">
            <text:p text:style-name="P88">CMCT</text:p>
            <text:p text:style-name="P88">CSC</text:p>
          </table:table-cell>
        </table:table-row>
        <table:table-row table:style-name="Tabla4.1">
          <table:table-cell table:style-name="Tabla4.A29" table:number-rows-spanned="6" office:value-type="string">
            <text:p text:style-name="P87">4</text:p>
          </table:table-cell>
          <table:table-cell table:style-name="Tabla4.B4" table:number-rows-spanned="2" office:value-type="string">
            <text:p text:style-name="P42">4tCN.BL4.1 Examinar i classificar materials per les seues propietats, per mitjà de l'observació i l'experimentació.</text:p>
          </table:table-cell>
          <table:table-cell table:style-name="Tabla4.B4" office:value-type="string">
            <text:p text:style-name="Standard"><text:span text:style-name="T23">4tCN.BL4.1.1 Identifica</text:span><text:span text:style-name="T24"> les propietats de diferents tipus de materials</text:span><text:span text:style-name="T23"> per mitjà de l'observació i l'experimentació.</text:span></text:p>
          </table:table-cell>
          <table:table-cell table:style-name="Tabla4.D4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30" office:value-type="string">
            <text:p text:style-name="Standard"><text:span text:style-name="T23">4tCN.BL4.1.2 Classifica, per mitjà de l'observació i l'experimentació, </text:span><text:span text:style-name="T25">diferents</text:span><text:span text:style-name="T24"> tipus de materials segons les seues propietats.</text:span></text:p>
          </table:table-cell>
          <table:table-cell table:style-name="Tabla4.D30" office:value-type="string">
            <text:p text:style-name="P88">CMCT</text:p>
            <text:p text:style-name="P88">SIEE</text:p>
          </table:table-cell>
        </table:table-row>
        <table:table-row table:style-name="Tabla4.1">
          <table:covered-table-cell/>
          <table:table-cell table:style-name="Tabla4.B32" table:number-rows-spanned="2" office:value-type="string">
            <text:p text:style-name="Standard">4tCN.BL4.2 Diferenciar formes d'energia ,així com algunes de les principals característiques i utilitats, justificant la necessitat del seu consum responsable.</text:p>
          </table:table-cell>
          <table:table-cell table:style-name="Tabla4.C31" office:value-type="string">
            <text:p text:style-name="Standard"><text:span text:style-name="T23">4tCN.BL4.2.1 Diferència </text:span><text:span text:style-name="T25">formes</text:span><text:span text:style-name="T24"> d'energia, les seues</text:span><text:span text:style-name="T23"> <text:s/>principals</text:span><text:span text:style-name="T24"> característiques i utilitats.</text:span></text:p>
          </table:table-cell>
          <table:table-cell table:style-name="Tabla4.D31" office:value-type="string">
            <text:p text:style-name="P88">CMCT</text:p>
            <text:p text:style-name="P88">SIEE</text:p>
          </table:table-cell>
        </table:table-row>
        <table:table-row table:style-name="Tabla4.1">
          <table:covered-table-cell/>
          <table:covered-table-cell/>
          <table:table-cell table:style-name="Tabla4.C32" office:value-type="string">
            <text:p text:style-name="Standard"><text:span text:style-name="T23">4tCN.BL4.2.2 Dóna raons personals sobre</text:span><text:span text:style-name="T24"> la necessitat d'un consum responsable</text:span><text:span text:style-name="T23"> dels diferents tipus d'energia.</text:span></text:p>
          </table:table-cell>
          <table:table-cell table:style-name="Tabla4.D32" office:value-type="string">
            <text:p text:style-name="P88">CMCT</text:p>
            <text:p text:style-name="P88">CSC</text:p>
          </table:table-cell>
        </table:table-row>
        <table:table-row table:style-name="Tabla4.1">
          <table:covered-table-cell/>
          <table:table-cell table:style-name="Tabla4.B34" table:number-rows-spanned="2" office:value-type="string">
            <text:p text:style-name="Standard">4tCN.BL4.3 Planificar i realitzar experiències senzilles per a reconéixer el comportament dels cossos davant de la llum, la força de fregament i velocitat, respectant les normes d'ús, de seguretat i de conservació dels instruments i dels materials de treball a l'aula.</text:p>
          </table:table-cell>
          <table:table-cell table:style-name="Tabla4.C33" office:value-type="string">
            <text:p text:style-name="Standard"><text:span text:style-name="T23">4tCN.BL4.3.1 </text:span><text:span text:style-name="T24">Reconeix</text:span><text:span text:style-name="T23"> en experiències senzilles, </text:span><text:span text:style-name="T46">planificades amb els seus companys i amb l'ajuda de guies</text:span><text:span text:style-name="T52">,</text:span><text:span text:style-name="T23"> </text:span><text:span text:style-name="T24">el comportament dels cossos davant de la llum (reflexió i refracció, espills i lents, descomposició de la llum blanca) i la seua força de fregament i velocitat.</text:span></text:p>
          </table:table-cell>
          <table:table-cell table:style-name="Tabla4.D33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34" office:value-type="string">
            <text:p text:style-name="Standard"><text:span text:style-name="T23">4tCN.BL4.3.2 </text:span><text:span text:style-name="T25">Fa propostes</text:span><text:span text:style-name="T23"> relatives a normes</text:span><text:span text:style-name="T59"> bàsiques d'ús, seguretat i conservació de materials i instruments </text:span><text:span text:style-name="T23">que ha d'adoptar durant les experiències realitzades </text:span><text:span text:style-name="T25">al laboratori o en eixides fora de l'aula.</text:span></text:p>
          </table:table-cell>
          <table:table-cell table:style-name="Tabla4.D34" office:value-type="string">
            <text:p text:style-name="P88">CSC</text:p>
            <text:p text:style-name="P88">SIEE</text:p>
          </table:table-cell>
        </table:table-row>
        <text:soft-page-break/>
        <table:table-row table:style-name="Tabla4.1">
          <table:table-cell table:style-name="Tabla4.A35" table:number-rows-spanned="6" office:value-type="string">
            <text:p text:style-name="P87">5</text:p>
          </table:table-cell>
          <table:table-cell table:style-name="Tabla4.B4" table:number-rows-spanned="2" office:value-type="string">
            <text:p text:style-name="P93">4tCN.BL5.1 Explorar i classificar màquines i aparells de valor o interés cultural, històric o etnogràfic, com per exemple molins, sénies, etc., i reconéixer la seua utilitat i els principis bàsics del seu funcionament i utilitzar diverses ferramentes respectant les normes de seguretat.</text:p>
          </table:table-cell>
          <table:table-cell table:style-name="Tabla4.B4" office:value-type="string">
            <text:p text:style-name="Standard"><text:span text:style-name="T23">4tCN.BL5.1.1 Classifica </text:span><text:span text:style-name="T25">màquines</text:span><text:span text:style-name="T24"> i aparells de valor o interés cultural, històric o etnogràfic</text:span><text:span text:style-name="T23">, com molins, sénies, romanes, balances, </text:span><text:span text:style-name="T51">trabuquets</text:span><text:span text:style-name="T23">, catapultes…</text:span></text:p>
          </table:table-cell>
          <table:table-cell table:style-name="Tabla4.D4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36" office:value-type="string">
            <text:p text:style-name="Standard"><text:span text:style-name="T23">4tCN.BL5.1.2 Descriu els </text:span><text:span text:style-name="T25">principis bàsics de funcionament i la utilitat de màquines i aparells</text:span><text:span text:style-name="T24"> de valor o interés cultural, històric o etnogràfic, respectant les normes de seguretat.</text:span></text:p>
          </table:table-cell>
          <table:table-cell table:style-name="Tabla4.D36" office:value-type="string">
            <text:p text:style-name="P88">CMCT</text:p>
            <text:p text:style-name="P88">CD</text:p>
          </table:table-cell>
        </table:table-row>
        <table:table-row table:style-name="Tabla4.1">
          <table:covered-table-cell/>
          <table:table-cell table:style-name="Tabla4.B38" table:number-rows-spanned="2" office:value-type="string">
            <text:p text:style-name="P93">4tCN.BL5.2 Dissenyar i construir màquines utilitzant operadors i materials apropiats, proporcionar informació sobre quines estratègies han emprat i avaluar el resultat.</text:p>
          </table:table-cell>
          <table:table-cell table:style-name="Tabla4.C37" office:value-type="string">
            <text:p text:style-name="Standard"><text:span text:style-name="T23">4tCN.BL5.2.1 Construïx, dissenyant-los prèviament, </text:span><text:span text:style-name="T25">objectes</text:span><text:span text:style-name="T24"> i màquines utilitzant operadors i materials apropiats.</text:span></text:p>
          </table:table-cell>
          <table:table-cell table:style-name="Tabla4.D37" office:value-type="string">
            <text:p text:style-name="P88">CMCT</text:p>
            <text:p text:style-name="P88">SIEE</text:p>
          </table:table-cell>
        </table:table-row>
        <table:table-row table:style-name="Tabla4.1">
          <table:covered-table-cell/>
          <table:covered-table-cell/>
          <table:table-cell table:style-name="Tabla4.C38" office:value-type="string">
            <text:p text:style-name="Standard"><text:span text:style-name="T23">4tCN.BL5.2.2 Proporciona informació sobre les estratègies emprades per a la construcció </text:span><text:span text:style-name="T25">d'objectes</text:span><text:span text:style-name="T24"> o màquines amb operadors i materials i avalua, </text:span><text:span text:style-name="T48">amb ajuda de guies</text:span><text:span text:style-name="T54">, </text:span><text:span text:style-name="T24">els resultats obtinguts.</text:span></text:p>
          </table:table-cell>
          <table:table-cell table:style-name="Tabla4.D38" office:value-type="string">
            <text:p text:style-name="P88">CMCT</text:p>
            <text:p text:style-name="P88">SIEE</text:p>
          </table:table-cell>
        </table:table-row>
        <table:table-row table:style-name="Tabla4.1">
          <table:covered-table-cell/>
          <table:table-cell table:style-name="Tabla4.B40" table:number-rows-spanned="2" office:value-type="string">
            <text:p text:style-name="P93">4tCN.BL5.3 Qüestionar i debatre la importància de la tecnologia en la vida quotidiana, i d'alguns avanços de la ciència que milloren la salut i <text:s/>reconéixer la seua contribució a les necessitats humanes.</text:p>
          </table:table-cell>
          <table:table-cell table:style-name="Tabla4.C39" office:value-type="string">
            <text:p text:style-name="P69"><text:span text:style-name="T71">4tCN.BL5.3.1 Participa en un col·loqui, a partir de qüestions delimitades, sobre la importància de la tecnologia en </text:span><text:span text:style-name="T66">la societat, a l’escola, a la llar, en la cultura i l’oci.</text:span></text:p>
          </table:table-cell>
          <table:table-cell table:style-name="Tabla4.D39" office:value-type="string">
            <text:p text:style-name="P88">CMCT</text:p>
            <text:p text:style-name="P88">CSC</text:p>
          </table:table-cell>
        </table:table-row>
        <table:table-row table:style-name="Tabla4.1">
          <table:covered-table-cell/>
          <table:covered-table-cell/>
          <table:table-cell table:style-name="Tabla4.C40" office:value-type="string">
            <text:p text:style-name="Standard"><text:span text:style-name="T23">4tCN.BL5.3.2 Reconeix els beneficis i els riscos d'alguns dels avanços de la ciència,</text:span><text:span text:style-name="T25"> </text:span><text:span text:style-name="T23">que </text:span><text:span text:style-name="T25">milloren</text:span><text:span text:style-name="T24"> la salut i la seua contribució a les necessitats humanes.</text:span></text:p>
          </table:table-cell>
          <table:table-cell table:style-name="Tabla4.D40" office:value-type="string">
            <text:p text:style-name="P88">CMCT</text:p>
            <text:p text:style-name="P88">CSC</text:p>
          </table:table-cell>
        </table:table-row>
      </table:table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row table:style-name="Tabla5.1">
          <table:table-cell table:style-name="Tabla5.A1" table:number-columns-spanned="4" office:value-type="string">
            <text:p text:style-name="P91">PERFIL D'ÀREA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4" office:value-type="string">
            <text:p text:style-name="P91">ÀREA: CIÈNCIES DE LA NATURALESA <text:s text:c="19"/>NIVELL: 5t EDUCACIÓ PRIMÀRIA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4">BL</text:p>
          </table:table-cell>
          <table:table-cell table:style-name="Tabla5.B3" office:value-type="string">
            <text:p text:style-name="P84">CRITERIS D'AVALUACIÓ</text:p>
          </table:table-cell>
          <table:table-cell table:style-name="Tabla5.A3" office:value-type="string">
            <text:p text:style-name="P84"><text:span text:style-name="T1">INDICADORS </text:span><text:span text:style-name="T15">D'ÈXIT</text:span></text:p>
          </table:table-cell>
          <table:table-cell table:style-name="Tabla5.D3" office:value-type="string">
            <text:p text:style-name="P84">CCLV</text:p>
          </table:table-cell>
        </table:table-row>
        <table:table-row table:style-name="Tabla5.1">
          <table:table-cell table:style-name="Tabla5.A4" table:number-rows-spanned="14" office:value-type="string">
            <text:p text:style-name="P87">1</text:p>
          </table:table-cell>
          <table:table-cell table:style-name="Tabla5.B6" table:number-rows-spanned="3" office:value-type="string">
            <text:p text:style-name="P29">5tCN.BL1.1 Planificar una indagació a partir de preguntes en què, amb l’ajuda del docent, es relacionen diversos fets, relacionades amb el ser humà i la salut, els sers vius, la matèria i l’energia i la tecnologia o que impliquen la interacció entre les dinàmiques del medi natural i l’acció humana ,referides a Espanya i a la Comunitat Valenciana, determinar els conceptes clau i establir els mètodes i instruments més adequats.</text:p>
          </table:table-cell>
          <table:table-cell table:style-name="Tabla5.C4" office:value-type="string">
            <text:p text:style-name="P81"><text:span text:style-name="T23">5tCN.BL1.1.1 Formula preguntes en què, amb la guia del docent, es </text:span><text:span text:style-name="T25">relaciona l’acció humana amb algunes dinàmiques mediambientals a Espanya i la Comunitat Valenciana o amb diversos fets </text:span><text:span text:style-name="T23">relacionats amb la salut dels sers humans, amb els sers vius, la matèria i l’energia, per a ajudar a planificar la busca d’informació en determinades fonts o en treballs de camp o laboratori, utilitzant diversos mètodes i instruments.</text:span></text:p>
          </table:table-cell>
          <table:table-cell table:style-name="Tabla5.D4" office:value-type="string">
            <text:p text:style-name="P88">CMCT</text:p>
            <text:p text:style-name="P88">CCLI</text:p>
            <text:p text:style-name="P88">CAA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5" office:value-type="string">
            <text:p text:style-name="P48"><text:span text:style-name="T4">5tCN.BL1.1.2 </text:span><text:span text:style-name="T16">Planifica</text:span><text:span text:style-name="T4">, amb la guia del docent, </text:span><text:span text:style-name="T16">una indagació</text:span><text:span text:style-name="T4"> a partir de preguntes prèviament organitzades, amb la possibilitat que sorgisquen diversos mètodes i instruments per a realitzar-la.</text:span></text:p>
          </table:table-cell>
          <table:table-cell table:style-name="Tabla5.D5" office:value-type="string">
            <text:p text:style-name="P88">CMCT</text:p>
            <text:p text:style-name="P88">CAA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6" office:value-type="string">
            <text:p text:style-name="P68"><text:span text:style-name="T4">5tCN.BL1.1.3 Reconeix i complix</text:span><text:span text:style-name="T6"> <text:s/></text:span><text:span text:style-name="T11">les</text:span><text:span text:style-name="T4"> <text:s/>normes de comportament de cura de materials i instruments</text:span><text:span text:style-name="T6"> adequades al context</text:span><text:span text:style-name="T4"> de les</text:span><text:span text:style-name="T6"> eixides fora</text:span><text:span text:style-name="T25"> de l'aula</text:span><text:span text:style-name="T6">.</text:span></text:p>
          </table:table-cell>
          <table:table-cell table:style-name="Tabla5.D6" office:value-type="string">
            <text:p text:style-name="P88">CSC</text:p>
            <text:p text:style-name="P88"/>
          </table:table-cell>
        </table:table-row>
        <table:table-row table:style-name="Tabla5.1">
          <table:covered-table-cell/>
          <table:table-cell table:style-name="Tabla5.B8" table:number-rows-spanned="2" office:value-type="string">
            <text:p text:style-name="P23"><text:span text:style-name="T19">5tCN.BL1.2 Obtindre, de forma autònoma, informació seguint pautes d'observació sistemàtica sobre fets i fenòmens del seu entorn, reconeixent els canvis provocats per les seues interaccions i registrar la informació per mitjà de textos, utilitzant mitjans digitals d'emmagatzematge i cuidant del seu bon ús i </text:span><text:span text:style-name="T73">manteniment.</text:span></text:p>
          </table:table-cell>
          <table:table-cell table:style-name="Tabla5.C7" office:value-type="string">
            <text:p text:style-name="P68"><text:span text:style-name="T73">5tCN.BL1.2.1 Obté informació seguint </text:span><text:span text:style-name="T82">pautes </text:span><text:span text:style-name="T81">d'observació </text:span><text:span text:style-name="T83">sistemàtica</text:span><text:span text:style-name="T84"> </text:span><text:span text:style-name="T86">sobre fets i fenòmens del seu entorn i </text:span><text:span text:style-name="T75">explica </text:span><text:span text:style-name="T79">els</text:span><text:span text:style-name="T86"> </text:span><text:span text:style-name="T73">canvis provocats per les seues interaccions.</text:span></text:p>
          </table:table-cell>
          <table:table-cell table:style-name="Tabla5.D7" office:value-type="string">
            <text:p text:style-name="P88">CMCT</text:p>
            <text:p text:style-name="P88">CAA</text:p>
          </table:table-cell>
        </table:table-row>
        <table:table-row table:style-name="Tabla5.1">
          <table:covered-table-cell/>
          <table:covered-table-cell/>
          <table:table-cell table:style-name="Tabla5.C8" office:value-type="string">
            <text:p text:style-name="P81"><text:span text:style-name="T23">5tCN.BL1.2.2 Registra i organitza la informació obtinguda per mitjà de diversos procediments com l’elaboració de </text:span><text:span text:style-name="T25">resums, esquemes o gràfics,</text:span><text:span text:style-name="T23"> utilitza mitjans digitals de forma responsable i els cuida i els manté en bon estat.</text:span></text:p>
          </table:table-cell>
          <table:table-cell table:style-name="Tabla5.D8" office:value-type="string">
            <text:p text:style-name="P88">CAA</text:p>
            <text:p text:style-name="P88">CD</text:p>
            <text:p text:style-name="P88"/>
          </table:table-cell>
        </table:table-row>
        <table:table-row table:style-name="Tabla5.1">
          <table:covered-table-cell/>
          <table:table-cell table:style-name="Tabla5.B9" office:value-type="string">
            <text:p text:style-name="P4">5tCN.BL1.3 Elaborar i utilitzar gràfiques, taules i mapes per a representar la informació, destacar algunes conclusions sobre la base de les dades i assenyalar possibles discrepàncies o irregularitats entre elles.</text:p>
          </table:table-cell>
          <table:table-cell table:style-name="Tabla5.C9" office:value-type="string">
            <text:p text:style-name="P23"><text:span text:style-name="T4">5t</text:span><text:bookmark-start text:name="__DdeLink__2722_545732479"/><text:span text:style-name="T4">CN.BL1.3.1 Utilitza la informació rellevant organitzada en resums, esquemes, gràfiques o mapes</text:span><text:span text:style-name="T6"> </text:span><text:bookmark-end text:name="__DdeLink__2722_545732479"/><text:span text:style-name="T6">per a destacar algunes</text:span><text:span text:style-name="T4"> </text:span><text:span text:style-name="T6">conclusions</text:span><text:span text:style-name="T4"> sobre la base de les dades i </text:span><text:span text:style-name="T6">assenyalar possibles discrepàncies o irregularitats entre elles.</text:span></text:p>
          </table:table-cell>
          <table:table-cell table:style-name="Tabla5.D9" office:value-type="string">
            <text:p text:style-name="P88">CMCT</text:p>
            <text:p text:style-name="P88">CAA</text:p>
            <text:p text:style-name="P88">CCLI</text:p>
            <text:p text:style-name="P88"/>
          </table:table-cell>
        </table:table-row>
        <table:table-row table:style-name="Tabla5.1">
          <table:covered-table-cell/>
          <table:table-cell table:style-name="Tabla5.B10" office:value-type="string">
            <text:p text:style-name="P6">5tCN.BL1.4 Comunicar oralment i per escrit (text informatiu), de forma simplificada, el procés d'indagació seguit i el resultat d'una experiència realitzada utilitzant el vocabulari propi i fent ús de les TIC.</text:p>
          </table:table-cell>
          <table:table-cell table:style-name="Tabla5.C10" office:value-type="string">
            <text:p text:style-name="P33"><text:span text:style-name="T92">5tCN.BL1.4.1 Comunica oralment i per escrit </text:span><text:span text:style-name="T94">(text informatiu), de forma simplificada, el procés</text:span><text:span text:style-name="T92"> d’indagació seguit en una experiència realitzada, </text:span><text:span text:style-name="T94">utilitza el vocabulari propi, analitza</text:span><text:span text:style-name="T96"> la informació procedent dels mitjans de comunicació audiovisual</text:span><text:span text:style-name="T97"> i la utilitza en les activitats d’aprenentatge.</text:span></text:p>
          </table:table-cell>
          <table:table-cell table:style-name="Tabla5.D10" office:value-type="string">
            <text:p text:style-name="P88">CCLI</text:p>
            <text:p text:style-name="P88">CAA</text:p>
            <text:p text:style-name="P88"><text:bookmark text:name="__DdeLink__2494_2758129161"/>CD</text:p>
          </table:table-cell>
        </table:table-row>
        <table:table-row table:style-name="Tabla5.1">
          <table:covered-table-cell/>
          <table:table-cell table:style-name="Tabla5.B13" table:number-rows-spanned="3" office:value-type="string">
            <text:p text:style-name="P6">5tCN.BL1.5 Actuar de forma eficaç en equips de treball, acceptant el seu rol i la seua tasca i esforçant-se per aconseguir metes comunes, fent aportacions i valorant les dels altres i utilitzant el diàleg igualitari per a resoldre conflictes i discrepàncies.</text:p>
          </table:table-cell>
          <table:table-cell table:style-name="Tabla5.C11" office:value-type="string">
            <text:p text:style-name="P35"><text:span text:style-name="T43">5tCN.BL1.5.1 Exercix amb esforç i eficàcia el seu rol i la seua tasca en un equip de treball <text:s/>i </text:span><text:span text:style-name="T62">fa aportacions</text:span><text:span text:style-name="T43"> des de la seua perspectiva i </text:span><text:span text:style-name="T62">respectant</text:span><text:span text:style-name="T43"> les aportacions </text:span><text:span text:style-name="T62">dels altres.</text:span></text:p>
          </table:table-cell>
          <table:table-cell table:style-name="Tabla5.D11" office:value-type="string">
            <text:p text:style-name="P88">CSC</text:p>
            <text:p text:style-name="P88">CAA</text:p>
            <text:p text:style-name="P88">SIEE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12" office:value-type="string">
            <text:p text:style-name="P53"><text:span text:style-name="T23">5tCN.BL1.5.2 Participa en diàlegs per a resoldre conflictes interpersonals, </text:span><text:span text:style-name="T62">identifica i respecta els sentiments</text:span><text:span text:style-name="T23"> i el contingut del discurs de l’interlocutor.</text:span></text:p>
          </table:table-cell>
          <table:table-cell table:style-name="Tabla5.D12" office:value-type="string">
            <text:p text:style-name="P88">CSC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13" office:value-type="string">
            <text:p text:style-name="P35"><text:span text:style-name="T4">5tCN.BL1.5.3 Utilitza el diàleg igualitari per a resoldre conflictes habituals per a </text:span><text:span text:style-name="T16">defendre els seus punts de vista</text:span><text:span text:style-name="T4"> en situacions que així ho requerisquen amb un llenguatge respectuós i mantenint la calma davant dels obstacles i malentesos.</text:span></text:p>
          </table:table-cell>
          <table:table-cell table:style-name="Tabla5.D13" office:value-type="string">
            <text:p text:style-name="P88">CSC</text:p>
            <text:p text:style-name="P88">CCLI</text:p>
            <text:p text:style-name="P88">SIEE</text:p>
            <text:p text:style-name="P88"/>
          </table:table-cell>
        </table:table-row>
        <table:table-row table:style-name="Tabla5.1">
          <table:covered-table-cell/>
          <table:table-cell table:style-name="Tabla5.B15" table:number-rows-spanned="2" office:value-type="string">
            <text:p text:style-name="P7">5tCN.BL1.6 Interpretar les demandes de les tasques d’aprenentatge, mantindre la concentració i l’esforç mentres les realitza, adaptar-se als canvis sense desanimar-se davant de les dificultats i intentar resoldre els dubtes pels seus propis mitjans fent-se preguntes i buscant ajuda, si en necessita.</text:p>
          </table:table-cell>
          <table:table-cell table:style-name="Tabla5.C14" office:value-type="string">
            <text:p text:style-name="P35"><text:span text:style-name="T43">5tCN.BL1.6.1 Interpreta correctament les </text:span><text:span text:style-name="T62">demandes d’una tasca</text:span><text:span text:style-name="T43"> d’aprenentatge que desenrotlla una </text:span><text:span text:style-name="T62">seqüència d’activitats completa</text:span><text:span text:style-name="T43">, seguix </text:span><text:span text:style-name="T62">l’orde</text:span><text:span text:style-name="T43"> proposat i manté la </text:span><text:span text:style-name="T62">concentració</text:span><text:span text:style-name="T43"> i l’esforç fins a finalitzar-la.</text:span></text:p>
          </table:table-cell>
          <table:table-cell table:style-name="Tabla5.D14" office:value-type="string">
            <text:p text:style-name="P88">CAA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15" office:value-type="string">
            <text:p text:style-name="P68"><text:span text:style-name="T43">5tCN.BL1.6.2 Intenta </text:span><text:span text:style-name="T27">resoldre els dubtes</text:span><text:span text:style-name="T43"> que li planteja la realització d'una tasca </text:span><text:span text:style-name="T27">fent-se preguntes i buscant la resposta pels seus </text:span><text:span text:style-name="T30">propis</text:span><text:span text:style-name="T27"> mitjans</text:span><text:span text:style-name="T43">.</text:span></text:p>
          </table:table-cell>
          <table:table-cell table:style-name="Tabla5.D15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5.1">
          <table:covered-table-cell/>
          <table:table-cell table:style-name="Tabla5.B17" table:number-rows-spanned="2" office:value-type="string">
            <text:p text:style-name="P7">5tCN.BL1.7 Planificar la realització d’un producte o una tasca, establir metes, proposar un pla ordenat d’accions per a aconseguir-les, seleccionar els materials, modificar-lo mentres es desenrotlla, avaluar el procés i la qualitat del producte final amb ajuda de guies per a l’observació.</text:p>
          </table:table-cell>
          <table:table-cell table:style-name="Tabla5.C16" office:value-type="string">
            <text:p text:style-name="P52"><text:span text:style-name="T61">5tCN.BL1.7.1 </text:span><text:span text:style-name="T62">Modifica</text:span><text:span text:style-name="T63">,</text:span><text:span text:style-name="T62"> </text:span><text:span text:style-name="T61">si és necessari, </text:span><text:span text:style-name="T62">els passos</text:span><text:span text:style-name="T61"> que cal seguir durant el procés de realització d'un producte o tasca prèviament planificat i </text:span><text:span text:style-name="T62">els adapta a canvis</text:span><text:span text:style-name="T61"> o imprevistos. <text:s/></text:span></text:p>
          </table:table-cell>
          <table:table-cell table:style-name="Tabla5.D16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17" office:value-type="string">
            <text:p text:style-name="P68"><text:span text:style-name="T43">5tCN.BL1.7.2 Avalua </text:span><text:span text:style-name="T27">l'oportunitat i adequació de les modificacions</text:span><text:span text:style-name="T43"> realitzades durant el procés de realització d'un producte o tasca per adaptar-la a canvis i imprevistos.</text:span></text:p>
          </table:table-cell>
          <table:table-cell table:style-name="Tabla5.D17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5.1">
          <table:table-cell table:style-name="Tabla5.A18" table:number-rows-spanned="6" office:value-type="string">
            <text:p text:style-name="P87">2</text:p>
          </table:table-cell>
          <table:table-cell table:style-name="Tabla5.B19" table:number-rows-spanned="2" office:value-type="string">
            <text:p text:style-name="P59">5tCN.BL2.1 Identificar i localitzar els principals òrgans implicats en la funció de relació del cos humà per mitjà de l'ús de les TIC de forma eficient i responsable.</text:p>
          </table:table-cell>
          <table:table-cell table:style-name="Tabla5.C18" office:value-type="string">
            <text:p text:style-name="Standard"><text:span text:style-name="T23">5tCN.BL2.1.1 Identifica els </text:span><text:span text:style-name="T25">principals òrgans implicats en la funció de relació</text:span><text:span text:style-name="T23"> del cos humà per mitjà de </text:span><text:span text:style-name="T25">l'ús de </text:span><text:span text:style-name="T29">la PDI </text:span><text:span text:style-name="T23">de forma eficient i responsable.</text:span></text:p>
          </table:table-cell>
          <table:table-cell table:style-name="Tabla5.D18" office:value-type="string">
            <text:p text:style-name="P88">CMCT</text:p>
            <text:p text:style-name="P88">CD</text:p>
          </table:table-cell>
        </table:table-row>
        <table:table-row table:style-name="Tabla5.1">
          <table:covered-table-cell/>
          <table:covered-table-cell/>
          <table:table-cell table:style-name="Tabla5.C19" office:value-type="string">
            <text:p text:style-name="Standard"><text:span text:style-name="T23">5tCN.BL2.1.2 Reconeix les característiques fonamentals de les</text:span><text:span text:style-name="T25"> funcions de relació </text:span><text:span text:style-name="T35">i </text:span><text:span text:style-name="T23">dels òrgans</text:span><text:span text:style-name="T25"> <text:s/></text:span><text:span text:style-name="T23">del cos humà </text:span><text:span text:style-name="T25">que hi intervenen, per mitjà de l'ús de les TIC,</text:span><text:span text:style-name="T23"> de forma eficient i responsable.</text:span></text:p>
          </table:table-cell>
          <table:table-cell table:style-name="Tabla5.D19" office:value-type="string">
            <text:p text:style-name="P88">CMCT</text:p>
            <text:p text:style-name="P88">CD</text:p>
            <text:p text:style-name="P88"/>
          </table:table-cell>
        </table:table-row>
        <table:table-row table:style-name="Tabla5.1">
          <table:covered-table-cell/>
          <table:table-cell table:style-name="Tabla5.B21" table:number-rows-spanned="2" office:value-type="string">
            <text:p text:style-name="P60">5tCN.BL2.2 Realitzar de forma habitual activitats físiques i esportives, relacionar esta pràctica amb l’adequat funcionament del cos i reconéixer els efectes nocius del consum d’alcohol i drogues.</text:p>
          </table:table-cell>
          <table:table-cell table:style-name="Tabla5.C20" office:value-type="string">
            <text:p text:style-name="P51"><text:span text:style-name="T73">5tCN.BL2.2.1 Adopta hàbits de vida </text:span><text:span text:style-name="T88">saludables i evita</text:span><text:span text:style-name="T73"> els </text:span><text:span text:style-name="T88">efectes nocius del consum d’alcohol i drogues</text:span><text:span text:style-name="T73"> per a l’adequat funcionament del cos.</text:span></text:p>
          </table:table-cell>
          <table:table-cell table:style-name="Tabla5.D20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21" office:value-type="string">
            <text:p text:style-name="Standard"><text:span text:style-name="T73">5tCN.BL2.2.2 Relaciona la </text:span><text:span text:style-name="T74">pràctica de forma habitual d'activitats físiques i esportives amb l'adequat funcionament del cos.</text:span></text:p>
          </table:table-cell>
          <table:table-cell table:style-name="Tabla5.D21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5.1">
          <table:covered-table-cell/>
          <table:table-cell table:style-name="Tabla5.B23" table:number-rows-spanned="2" office:value-type="string">
            <text:p text:style-name="P67">5tCN.BL2.3 Reconéixer emocions i sentiments propis i aliens, reconéixer la seua importància i posar-se en el lloc d’altres, reflexionar i extraure conclusions per a expressar-se mostrant empatia de forma respectuosa i creativa.</text:p>
            <text:p text:style-name="P62"/>
          </table:table-cell>
          <table:table-cell table:style-name="Tabla5.C22" office:value-type="string">
            <text:p text:style-name="Standard"><text:span text:style-name="T23">5tCN.BL2.3.1 Reconeix</text:span><text:span text:style-name="T25"> la importància </text:span><text:span text:style-name="T23">de les emocions i sentiments</text:span><text:span text:style-name="T25"> en relació amb el seu comportament i el dels altres.</text:span></text:p>
          </table:table-cell>
          <table:table-cell table:style-name="Tabla5.D22" office:value-type="string">
            <text:p text:style-name="P88">CSC</text:p>
            <text:p text:style-name="P88">CAA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23" office:value-type="string">
            <text:p text:style-name="P50">5tCN.BL2.3.2 Expressa empatia de forma respectuosa i creativa i <text:span text:style-name="T99">es posa en el lloc d’altres.</text:span></text:p>
            <text:p text:style-name="Standard"/>
          </table:table-cell>
          <table:table-cell table:style-name="Tabla5.D23" office:value-type="string">
            <text:p text:style-name="P88">CSC</text:p>
            <text:p text:style-name="P88">CAA</text:p>
            <text:p text:style-name="P88"/>
          </table:table-cell>
        </table:table-row>
        <table:table-row table:style-name="Tabla5.1">
          <table:table-cell table:style-name="Tabla5.A24" table:number-rows-spanned="7" office:value-type="string">
            <text:p text:style-name="P87">3</text:p>
          </table:table-cell>
          <table:table-cell table:style-name="Tabla5.B24" table:number-rows-spanned="2" office:value-type="string">
            <text:p text:style-name="P40">5tCN.BL3.1 Identificar i explicar l’estructura interna dels sers vius (cèl·lules, teixits, òrgans, aparells i sistemes) i reconéixer les principals característiques i les seues funcions a través de l’ús eficient i responsable de les TIC.</text:p>
          </table:table-cell>
          <table:table-cell table:style-name="Tabla5.B24" office:value-type="string">
            <text:p text:style-name="P48"><text:span text:style-name="T23">5tCN.BL3.1.1 Descriu </text:span><text:span text:style-name="T62">l’estructura interna dels sers vius </text:span><text:span text:style-name="T23">(cèl·lules, teixits, òrgans, aparells i sistemes) i reconeix les principals característiques i les seues funcions.</text:span></text:p>
          </table:table-cell>
          <table:table-cell table:style-name="Tabla5.D24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25" office:value-type="string">
            <text:p text:style-name="P77"><text:span text:style-name="T4">5tCN.BL3.1.2 Organitza</text:span><text:span text:style-name="T87"> adequadament </text:span><text:span text:style-name="T77">(quadros sinòptics, esquemes lògics, resums) </text:span><text:span text:style-name="T87">la informació obtinguda en els </text:span><text:span text:style-name="T77">mitjans</text:span><text:span text:style-name="T76"> de comunicació audiovisual </text:span><text:span text:style-name="T87">sobre l'estructura interna dels sers vius</text:span><text:span text:style-name="T77"> </text:span><text:span text:style-name="T80">per</text:span><text:span text:style-name="T87"> a utilitzar-la en tasques d'aprenentatge.</text:span></text:p>
          </table:table-cell>
          <table:table-cell table:style-name="Tabla5.D25" office:value-type="string">
            <text:p text:style-name="P88">CMCT</text:p>
            <text:p text:style-name="P88">CD</text:p>
          </table:table-cell>
        </table:table-row>
        <table:table-row table:style-name="Tabla5.1">
          <table:covered-table-cell/>
          <table:table-cell table:style-name="Tabla5.B27" table:number-rows-spanned="2" office:value-type="string">
            <text:p text:style-name="P39">5tCN.BL3.2 Observar i identificar nivells de classificació dels sers vius atenent a la funció de nutrició i reproducció, per mitjà de l'ús eficient i responsable de les TIC.</text:p>
          </table:table-cell>
          <table:table-cell table:style-name="Tabla5.C26" office:value-type="string">
            <text:p text:style-name="Standard"><text:span text:style-name="T23">5tCN.BL3.2.1 Descriu</text:span><text:span text:style-name="T24"> nivells de classificació dels sers vius atenent a la funció de nutrició i reproducció</text:span><text:span text:style-name="T23">.</text:span></text:p>
          </table:table-cell>
          <table:table-cell table:style-name="Tabla5.D26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27" office:value-type="string">
            <text:p text:style-name="P78"><text:span text:style-name="T23">5tCN.BL3.2.2 Organitza</text:span><text:span text:style-name="T13"> adequadament </text:span><text:span text:style-name="T9">(quadros sinòptics, esquemes lògics, resums) </text:span><text:span text:style-name="T13">la informació obtinguda en els </text:span><text:span text:style-name="T9">mitjans</text:span><text:span text:style-name="T8"> de comunicació audiovisual </text:span><text:span text:style-name="T13">sobre la classificació</text:span><text:span text:style-name="T4"> dels animals en relació a les seues funcions vitals i la nutrició i reproducció de les plantes, per a</text:span><text:span text:style-name="T13"> utilitzar-la en tasques d'aprenentatge.</text:span></text:p>
          </table:table-cell>
          <table:table-cell table:style-name="Tabla5.D27" office:value-type="string">
            <text:p text:style-name="P88">CMCT</text:p>
            <text:p text:style-name="P88">CD</text:p>
          </table:table-cell>
        </table:table-row>
        <table:table-row table:style-name="Tabla5.1">
          <table:covered-table-cell/>
          <table:table-cell table:style-name="Tabla5.B30" table:number-rows-spanned="3" office:value-type="string">
            <text:p text:style-name="P41">5tCN.BL3.3 Observar i identificar característiques i components d’ecosistemes terrestres i aquàtics, així com els principals ecosistemes de la Comunitat Valenciana, i algunes causes de l’extinció d’espècies, reconéixer accions de conservació i millora del medi ambient i proposar actuacions del ser humà per a cuidar-les.</text:p>
          </table:table-cell>
          <table:table-cell table:style-name="Tabla5.C28" office:value-type="string">
            <text:p text:style-name="P37"><text:span text:style-name="T23">5tCN.BL3.3.1 Descriu </text:span><text:span text:style-name="T25">característiques</text:span><text:span text:style-name="T24"> i components, poblacions i comunitats, dels ecosistemes terrestres i aquàtics, així com dels principals ecosistemes de la Comunitat Valenciana.</text:span></text:p>
          </table:table-cell>
          <table:table-cell table:style-name="Tabla5.D28" office:value-type="string">
            <text:p text:style-name="P88">CMCT</text:p>
            <text:p text:style-name="P88">CSC</text:p>
          </table:table-cell>
        </table:table-row>
        <table:table-row table:style-name="Tabla5.1">
          <table:covered-table-cell/>
          <table:covered-table-cell/>
          <table:table-cell table:style-name="Tabla5.C29" office:value-type="string">
            <text:p text:style-name="P37"><text:span text:style-name="T23">5tCN.BL3.3.2 Reconeix accions de conservació i millora del medi ambient per mitjà de treballs de camp com excursions, visites… a partir de les causes d'extinció de les espècies dels </text:span><text:span text:style-name="T25">ecosistemes</text:span><text:span text:style-name="T24"> terrestres i aquàtics.</text:span><text:span text:style-name="T23"> </text:span></text:p>
          </table:table-cell>
          <table:table-cell table:style-name="Tabla5.D29" office:value-type="string">
            <text:p text:style-name="P88">CMCT</text:p>
            <text:p text:style-name="P88">CSC</text:p>
          </table:table-cell>
        </table:table-row>
        <table:table-row table:style-name="Tabla5.1">
          <table:covered-table-cell/>
          <table:covered-table-cell/>
          <table:table-cell table:style-name="Tabla5.C30" office:value-type="string">
            <text:p text:style-name="Standard"><text:span text:style-name="T23">5tCN.BL3.3.3 Proposa actuacions del ser humà per a la protecció dels </text:span><text:span text:style-name="T25">ecosistemes</text:span><text:span text:style-name="T24"> terrestres i aquàtics.</text:span></text:p>
          </table:table-cell>
          <table:table-cell table:style-name="Tabla5.D30" office:value-type="string">
            <text:p text:style-name="P88">CMCT</text:p>
            <text:p text:style-name="P88">CSC</text:p>
          </table:table-cell>
        </table:table-row>
        <table:table-row table:style-name="Tabla5.1">
          <table:table-cell table:style-name="Tabla5.A31" table:number-rows-spanned="7" office:value-type="string">
            <text:p text:style-name="P87">4</text:p>
          </table:table-cell>
          <table:table-cell table:style-name="Tabla5.B24" table:number-rows-spanned="2" office:value-type="string">
            <text:p text:style-name="P42">5tCN.BL4.1 Aplicar els procediments per a la mesura de la massa i el volum a través de l'experimentació.</text:p>
          </table:table-cell>
          <table:table-cell table:style-name="Tabla5.B24" office:value-type="string">
            <text:p text:style-name="P38"><text:span text:style-name="T23">5tCN.BL4.1.1 Aplica els procediments per a la </text:span><text:span text:style-name="T25">mesura </text:span><text:span text:style-name="T23">de la</text:span><text:span text:style-name="T24"> massa</text:span><text:span text:style-name="T23"> a través de l'experimentació.</text:span></text:p>
          </table:table-cell>
          <table:table-cell table:style-name="Tabla5.D24" office:value-type="string">
            <text:p text:style-name="P88">CMCT</text:p>
            <text:p text:style-name="P88">SIEE</text:p>
          </table:table-cell>
        </table:table-row>
        <table:table-row table:style-name="Tabla5.1">
          <table:covered-table-cell/>
          <table:covered-table-cell/>
          <table:table-cell table:style-name="Tabla5.C32" office:value-type="string">
            <text:p text:style-name="Standard"><text:span text:style-name="T23">5tCN.BL4.1.2 Aplica els procediments per a la </text:span><text:span text:style-name="T25">mesura</text:span><text:span text:style-name="T24"> del volum</text:span><text:span text:style-name="T23"> per mitjà de l'experimentació.</text:span></text:p>
          </table:table-cell>
          <table:table-cell table:style-name="Tabla5.D32" office:value-type="string">
            <text:p text:style-name="P88">CMCT</text:p>
            <text:p text:style-name="P88">SIEE</text:p>
          </table:table-cell>
        </table:table-row>
        <table:table-row table:style-name="Tabla5.1">
          <table:covered-table-cell/>
          <table:table-cell table:style-name="Tabla5.B35" table:number-rows-spanned="3" office:value-type="string">
            <text:p text:style-name="Standard">5tCN.BL4.2 Diferenciar les fonts d'energia, el seu origen i les seues matèries primeres, identificant les conseqüències d'un mal ús de l'energia, reconeixent algunes actuacions que afavorixen el seu desenrotllament sostenible i equitatiu.</text:p>
          </table:table-cell>
          <table:table-cell table:style-name="Tabla5.C33" office:value-type="string">
            <text:p text:style-name="Standard"><text:span text:style-name="T23">5tCN.BL4.2.1 </text:span><text:span text:style-name="T35">D</text:span><text:span text:style-name="T23">iferencia les</text:span><text:span text:style-name="T24"> fonts d'energia</text:span><text:span text:style-name="T23"> pel seu origen i la seua composició (matèries primeres).</text:span></text:p>
          </table:table-cell>
          <table:table-cell table:style-name="Tabla5.D33" office:value-type="string">
            <text:p text:style-name="P88">CMCT</text:p>
            <text:p text:style-name="P88">CSC</text:p>
            <text:p text:style-name="P88">SIEE</text:p>
          </table:table-cell>
        </table:table-row>
        <table:table-row table:style-name="Tabla5.1">
          <table:covered-table-cell/>
          <table:covered-table-cell/>
          <table:table-cell table:style-name="Tabla5.C34" office:value-type="string">
            <text:p text:style-name="Standard"><text:span text:style-name="T23">5tCN.BL4.2.2</text:span><text:span text:style-name="T25"> Identifica les conseqüències</text:span><text:span text:style-name="T24"> d'un mal ús</text:span><text:span text:style-name="T23"> de l'energia.</text:span></text:p>
          </table:table-cell>
          <table:table-cell table:style-name="Tabla5.D34" office:value-type="string">
            <text:p text:style-name="P88">CMCT</text:p>
            <text:p text:style-name="P88">CSC</text:p>
          </table:table-cell>
        </table:table-row>
        <table:table-row table:style-name="Tabla5.1">
          <table:covered-table-cell/>
          <table:covered-table-cell/>
          <table:table-cell table:style-name="Tabla5.C35" office:value-type="string">
            <text:p text:style-name="Standard"><text:span text:style-name="T23">5tCN.BL4.2.3 Reconeix algunes </text:span><text:span text:style-name="T25">actuacions</text:span><text:span text:style-name="T24"> que afavorixen el seu desenrotllament sostenible i equitatiu</text:span><text:span text:style-name="T23">.</text:span></text:p>
          </table:table-cell>
          <table:table-cell table:style-name="Tabla5.D35" office:value-type="string">
            <text:p text:style-name="P88">CMCT</text:p>
            <text:p text:style-name="P88">CSC</text:p>
          </table:table-cell>
        </table:table-row>
        <table:table-row table:style-name="Tabla5.1">
          <table:covered-table-cell/>
          <table:table-cell table:style-name="Tabla5.B37" table:number-rows-spanned="2" office:value-type="string">
            <text:p text:style-name="Standard">5tCN.BL4.3 Planificar i realitzar experiències senzilles per a reconéixer els estats de la matèria i les seues propietats, respectant les normes d'ús, de seguretat i de conservació dels instruments i dels materials de treball a l'aula.</text:p>
          </table:table-cell>
          <table:table-cell table:style-name="Tabla5.C36" office:value-type="string">
            <text:p text:style-name="Standard"><text:span text:style-name="T23">5tCN.BL4.3.1 </text:span><text:span text:style-name="T24">Reconeix,</text:span><text:span text:style-name="T23"> en experiències senzilles </text:span><text:span text:style-name="T47">planificades </text:span><text:span text:style-name="T46">amb els seus companys i amb l'ajuda de guies</text:span><text:span text:style-name="T52">, </text:span><text:span text:style-name="T23">els</text:span><text:span text:style-name="T24"> estats <text:s/>(sòlids, líquids i gasos) i les seues propietats.</text:span></text:p>
          </table:table-cell>
          <table:table-cell table:style-name="Tabla5.D36" office:value-type="string">
            <text:p text:style-name="P88">CMCT</text:p>
            <text:p text:style-name="P88">SIEE</text:p>
          </table:table-cell>
        </table:table-row>
        <table:table-row table:style-name="Tabla5.1">
          <table:covered-table-cell/>
          <table:covered-table-cell/>
          <table:table-cell table:style-name="Tabla5.C37" office:value-type="string">
            <text:p text:style-name="Standard"><text:span text:style-name="T23">5tCN.BL4.3.2 </text:span><text:span text:style-name="T25">Respecta</text:span><text:span text:style-name="T23"> </text:span><text:span text:style-name="T25">les normes</text:span><text:span text:style-name="T23"> d'ús, seguretat i conservació de materials i</text:span><text:span text:style-name="T59"> instruments </text:span><text:span text:style-name="T23">que ha d'adoptar durant les experiències realitzades al laboratori</text:span><text:span text:style-name="T25"> o en eixides fora de l'aula.</text:span></text:p>
          </table:table-cell>
          <table:table-cell table:style-name="Tabla5.D37" office:value-type="string">
            <text:p text:style-name="P88">CSC</text:p>
            <text:p text:style-name="P88">SIEE</text:p>
          </table:table-cell>
        </table:table-row>
        <table:table-row table:style-name="Tabla5.1">
          <table:table-cell table:style-name="Tabla5.A38" table:number-rows-spanned="8" office:value-type="string">
            <text:p text:style-name="P87">5</text:p>
          </table:table-cell>
          <table:table-cell table:style-name="Tabla5.B24" table:number-rows-spanned="2" office:value-type="string">
            <text:p text:style-name="P39">5tCN.BL5.1 Explorar i classificar màquines i aparells, segons la font d'energia utilitzada, per a descriure els principis bàsics de funcionament i la seua utilitat.</text:p>
          </table:table-cell>
          <table:table-cell table:style-name="Tabla5.B24" office:value-type="string">
            <text:p text:style-name="Standard"><text:span text:style-name="T23">5tCN.BL5.1.1 Classifica, segons la</text:span><text:span text:style-name="T24"> font d'energia utilitzada, màquines i aparells</text:span><text:span text:style-name="T23">.</text:span></text:p>
          </table:table-cell>
          <table:table-cell table:style-name="Tabla5.D24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5.1">
          <table:covered-table-cell/>
          <table:covered-table-cell/>
          <table:table-cell table:style-name="Tabla5.C39" office:value-type="string">
            <text:p text:style-name="Standard"><text:span text:style-name="T23">5tCN.BL5.1.2 Descriu els </text:span><text:span text:style-name="T25">principis bàsics de funcionament i la seua utilitat</text:span><text:span text:style-name="T23"> de les</text:span><text:span text:style-name="T24"> màquines i aparells segons la font d'energia utilitzada.</text:span></text:p>
          </table:table-cell>
          <table:table-cell table:style-name="Tabla5.D39" office:value-type="string">
            <text:p text:style-name="P88">CMCT</text:p>
            <text:p text:style-name="P88">CD</text:p>
          </table:table-cell>
        </table:table-row>
        <table:table-row table:style-name="Tabla5.1">
          <table:covered-table-cell/>
          <table:table-cell table:style-name="Tabla5.B41" table:number-rows-spanned="2" office:value-type="string">
            <text:p text:style-name="P93">5tCN.BL5.2 Realitzar experiències senzilles amb palanques i explicar els resultats i actuar segons les instruccions i normes de seguretat.</text:p>
          </table:table-cell>
          <table:table-cell table:style-name="Tabla5.C40" office:value-type="string">
            <text:p text:style-name="P37"><text:span text:style-name="T23">5tCN.BL5.2.1 Proporciona informació sobre la realització </text:span><text:span text:style-name="T51">d'experiències</text:span><text:span text:style-name="T23"> senzilles amb</text:span><text:span text:style-name="T25"> màquines simples o compostes (palanques)</text:span><text:span text:style-name="T24"> </text:span><text:span text:style-name="T35">i avalua,</text:span><text:span text:style-name="T23"> </text:span><text:span text:style-name="T46">amb ajuda de guies</text:span><text:span text:style-name="T52">, </text:span><text:span text:style-name="T51">els resultats obtinguts.</text:span></text:p>
          </table:table-cell>
          <table:table-cell table:style-name="Tabla5.D40" office:value-type="string">
            <text:p text:style-name="P88">CMCT</text:p>
            <text:p text:style-name="P88">SIEE</text:p>
          </table:table-cell>
        </table:table-row>
        <table:table-row table:style-name="Tabla5.1">
          <table:covered-table-cell/>
          <table:covered-table-cell/>
          <table:table-cell table:style-name="Tabla5.C41" office:value-type="string">
            <text:p text:style-name="Standard"><text:span text:style-name="T23">5tCN.BL5.2.2 Seguix les instruccions i les normes de seguretat quan realitza experiències amb </text:span><text:span text:style-name="T25">palanques</text:span><text:span text:style-name="T24">.</text:span></text:p>
          </table:table-cell>
          <table:table-cell table:style-name="Tabla5.D41" office:value-type="string">
            <text:p text:style-name="P88">SIEE</text:p>
            <text:p text:style-name="P88">CSC</text:p>
          </table:table-cell>
        </table:table-row>
        <table:table-row table:style-name="Tabla5.1">
          <table:covered-table-cell/>
          <table:table-cell table:style-name="Tabla5.B43" table:number-rows-spanned="2" office:value-type="string">
            <text:p text:style-name="P39">5tCN.BL5.3 Dissenyar i construir objectes o màquines senzilles que complisquen una funció o condició, proporcionar informació sobre quines estratègies han emprat i avaluar el resultat.</text:p>
          </table:table-cell>
          <table:table-cell table:style-name="Tabla5.C42" office:value-type="string">
            <text:p text:style-name="Standard"><text:span text:style-name="T23">5tCN.BL5.3.1 Construïx, dissenyant-los prèviament, objectes</text:span><text:span text:style-name="T24"> o màquines senzilles que complisquen una funció o condició determinada</text:span><text:span text:style-name="T35">.</text:span></text:p>
          </table:table-cell>
          <table:table-cell table:style-name="Tabla5.D42" office:value-type="string">
            <text:p text:style-name="P88">CMCT</text:p>
            <text:p text:style-name="P88">SIEE</text:p>
          </table:table-cell>
        </table:table-row>
        <table:table-row table:style-name="Tabla5.1">
          <table:covered-table-cell/>
          <table:covered-table-cell/>
          <table:table-cell table:style-name="Tabla5.C43" office:value-type="string">
            <text:p text:style-name="P37"><text:span text:style-name="T4">5tCN.BL5.3.2 </text:span><text:span text:style-name="T38">Proporciona informació sobre les estratègies emprades per a la construcció </text:span><text:span text:style-name="T34">d'objectes o màquines que complixen una funció o condició</text:span><text:span text:style-name="T33"> i</text:span><text:span text:style-name="T38"> avalua, </text:span><text:span text:style-name="T49">amb ajuda de guies</text:span><text:span text:style-name="T56">, </text:span><text:span text:style-name="T38">els resultats obtinguts.</text:span></text:p>
            <text:p text:style-name="Standard"/>
          </table:table-cell>
          <table:table-cell table:style-name="Tabla5.D43" office:value-type="string">
            <text:p text:style-name="P88">CMCT</text:p>
            <text:p text:style-name="P88">SIEE</text:p>
          </table:table-cell>
        </table:table-row>
        <table:table-row table:style-name="Tabla5.1">
          <table:covered-table-cell/>
          <table:table-cell table:style-name="Tabla5.B45" table:number-rows-spanned="2" office:value-type="string">
            <text:p text:style-name="P93">5tCN.BL5.4 Qüestionar i debatre la importància de la tecnologia en la vida quotidiana, els seus beneficis i els riscos que impliquen i reconéixer la seua contribució a la satisfacció de necessitats humanes a l'escola, a la llar, en el treball, en la cultura i l'oci.</text:p>
          </table:table-cell>
          <table:table-cell table:style-name="Tabla5.C44" office:value-type="string">
            <text:p text:style-name="P69"><text:span text:style-name="T71">5tCN.BL5.4.1 Participa activament en debats sobre la importància de la tecnologia</text:span><text:span text:style-name="T66"> en la societat, a l’escola, a la llar, en el treball, en la cultura i l’oci</text:span><text:span text:style-name="T71"> exposant</text:span><text:span text:style-name="T66"> les seues idees de forma ordenada i incorporant-hi les intervencions dels altres.</text:span></text:p>
          </table:table-cell>
          <table:table-cell table:style-name="Tabla5.D44" office:value-type="string">
            <text:p text:style-name="P88">CMCT</text:p>
            <text:p text:style-name="P88">CSC</text:p>
          </table:table-cell>
        </table:table-row>
        <table:table-row table:style-name="Tabla5.1">
          <table:covered-table-cell/>
          <table:covered-table-cell/>
          <table:table-cell table:style-name="Tabla5.C45" office:value-type="string">
            <text:p text:style-name="Standard"><text:span text:style-name="T23">5tCN.BL5.4.2 Reconeix els beneficis i els riscos d'alguns avanços de la ciència que </text:span><text:span text:style-name="T25">impliquen</text:span><text:span text:style-name="T24"> la contribució a la satisfacció de les necessitats humanes a l'escola, a la llar, en el treball, en la cultura i l'oci.</text:span></text:p>
          </table:table-cell>
          <table:table-cell table:style-name="Tabla5.D45" office:value-type="string">
            <text:p text:style-name="P88">CMCT</text:p>
            <text:p text:style-name="P88">CSC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91">PERFIL D'ÀREA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4" office:value-type="string">
            <text:p text:style-name="P91">ÀREA: CIÈNCIES DE LA NATURALESA <text:s text:c="19"/>NIVELL: 6t EDUCACIÓ PRIMÀRIA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84">BL</text:p>
          </table:table-cell>
          <table:table-cell table:style-name="Tabla6.B3" office:value-type="string">
            <text:p text:style-name="P84">CRITERIS D'AVALUACIÓ</text:p>
          </table:table-cell>
          <table:table-cell table:style-name="Tabla6.A3" office:value-type="string">
            <text:p text:style-name="P84"><text:span text:style-name="T1">INDICADORS </text:span><text:span text:style-name="T15">D'ÈXIT</text:span></text:p>
          </table:table-cell>
          <table:table-cell table:style-name="Tabla6.D3" office:value-type="string">
            <text:p text:style-name="P84">CCLV</text:p>
          </table:table-cell>
        </table:table-row>
        <table:table-row table:style-name="Tabla6.1">
          <table:table-cell table:style-name="Tabla6.A4" table:number-rows-spanned="15" office:value-type="string">
            <text:p text:style-name="P86">1</text:p>
          </table:table-cell>
          <table:table-cell table:style-name="Tabla6.B4" table:number-rows-spanned="3" office:value-type="string">
            <text:p text:style-name="P11">6tCN.BL1.1 Planificar una indagació a partir de preguntes que òbriguen una varietat de possibles relacions entre diversos fenòmens físics, biològics o tecnològics, i suggerir possibles recursos, determinar els conceptes clau i establir els mètodes i instruments més adequats.</text:p>
          </table:table-cell>
          <table:table-cell table:style-name="Tabla6.B4" office:value-type="string">
            <text:p text:style-name="P47"><text:span text:style-name="T89">6tCN.BL1.1.1 Planifica una indagació utilitzant diverses fonts d’informació o realitzant treballs de camp o laboratori amb</text:span><text:span text:style-name="T65"> diversos mètodes i instruments </text:span><text:span text:style-name="T89">a partir de preguntes que òbriguen una </text:span><text:span text:style-name="T90">varietat de possibles relacions</text:span><text:span text:style-name="T67"> entre diversos fenòmens físics, biològics o tecnològics. <text:s/></text:span></text:p>
          </table:table-cell>
          <table:table-cell table:style-name="Tabla6.D4" office:value-type="string">
            <text:p text:style-name="P88">CMCT</text:p>
            <text:p text:style-name="P88">CCLI</text:p>
            <text:p text:style-name="P88">CAA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5" office:value-type="string">
            <text:p text:style-name="P68"><text:span text:style-name="T71">6tCN.BL1.1.2</text:span><text:span text:style-name="T66"> Planifica, amb</text:span><text:span text:style-name="T71"> la col·laboració del grup,</text:span><text:span text:style-name="T66"> una indagació</text:span><text:span text:style-name="T71"> a partir de preguntes prèviament organitzades, i proposa</text:span><text:span text:style-name="T66"> </text:span><text:span text:style-name="T71">els</text:span><text:span text:style-name="T66"> mètodes i instruments més adequats</text:span><text:span text:style-name="T71"> per a realitzar-la.</text:span></text:p>
          </table:table-cell>
          <table:table-cell table:style-name="Tabla6.D5" office:value-type="string">
            <text:p text:style-name="P88">CMCT</text:p>
            <text:p text:style-name="P88">CAA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B4" office:value-type="string">
            <text:p text:style-name="P68"><text:span text:style-name="T4">6tCN.BL1.1.3</text:span><text:span text:style-name="T6"> </text:span><text:span text:style-name="T4">Participa en </text:span><text:span text:style-name="T6">l'avaluació </text:span><text:span text:style-name="T4">del </text:span><text:span text:style-name="T6">compliment de les normes de comportament</text:span><text:span text:style-name="T4"> i de cura de materials i instruments adequades al context de les</text:span><text:span text:style-name="T6"> </text:span><text:span text:style-name="T10">eixides</text:span><text:span text:style-name="T4"> fora</text:span><text:span text:style-name="T23"> de l'aula i</text:span><text:span text:style-name="T4"> fa</text:span><text:span text:style-name="T6"> propostes de millora</text:span><text:span text:style-name="T4"> per a les situacions </text:span><text:span text:style-name="T12">conflictives</text:span><text:span text:style-name="T4"> que es produïxen</text:span><text:span text:style-name="T6">.</text:span></text:p>
          </table:table-cell>
          <table:table-cell table:style-name="Tabla6.D6" office:value-type="string">
            <text:p text:style-name="P88">CSC</text:p>
            <text:p text:style-name="P88"/>
          </table:table-cell>
        </table:table-row>
        <table:table-row table:style-name="Tabla6.1">
          <table:covered-table-cell/>
          <table:table-cell table:style-name="Tabla6.B8" table:number-rows-spanned="2" office:value-type="string">
            <text:p text:style-name="P22"><text:span text:style-name="T1">6tCN.BL1.2 Obtindre i integrar dades de diferents fonts i naturalesa de forma autònoma i seguint pautes d'observació sistemàtica sobre fets i fenòmens del seu entorn, reconeixent els canvis provocats per les seues interaccions. Registrar esta informació per mitjà de</text:span><text:span text:style-name="T60"> textos i taules, utilitzant mitjans digitals d'emmagatzematge i cuidant del seu bon ús i manteniment.</text:span></text:p>
          </table:table-cell>
          <table:table-cell table:style-name="Tabla6.C7" office:value-type="string">
            <text:p text:style-name="P68"><text:bookmark-start text:name="__DdeLink__1904_861679342"/><text:span text:style-name="T73">6tCN.BL1.2.1 Obté informació seguint </text:span><text:span text:style-name="T82">pautes </text:span><text:span text:style-name="T81">d'observació sistemàtica</text:span><text:span text:style-name="T85"> </text:span><text:span text:style-name="T73">sobre fets i fenòmens del seu entorn </text:span><text:span text:style-name="T74">expressant les seues conclusions</text:span><text:span text:style-name="T73"> sobre els canvis produïts per les seues interaccions </text:span><text:span text:style-name="T74">de forma clara i ordenada.</text:span><text:bookmark-end text:name="__DdeLink__1904_861679342"/></text:p>
          </table:table-cell>
          <table:table-cell table:style-name="Tabla6.D7" office:value-type="string">
            <text:p text:style-name="P88">CMCT</text:p>
            <text:p text:style-name="P88">CAA</text:p>
          </table:table-cell>
        </table:table-row>
        <table:table-row table:style-name="Tabla6.1">
          <table:covered-table-cell/>
          <table:covered-table-cell/>
          <table:table-cell table:style-name="Tabla6.C8" office:value-type="string">
            <text:p text:style-name="P33"><text:span text:style-name="T71">6tCN.BL1.2.2 Registra i organitza la informació obtinguda</text:span><text:span text:style-name="T65"> </text:span><text:span text:style-name="T67">per mitjà </text:span><text:span text:style-name="T65">de l</text:span><text:span text:style-name="T71">’elaboració </text:span><text:span text:style-name="T67">d’esquemes, mapes conceptuals i gràfics,</text:span><text:span text:style-name="T65"> utilitza </text:span><text:span text:style-name="T71">diversos mitjans mitjans digitals de forma responsable i els cuida i els manté en bon estat.</text:span></text:p>
          </table:table-cell>
          <table:table-cell table:style-name="Tabla6.D8" office:value-type="string">
            <text:p text:style-name="P88">CAA</text:p>
            <text:p text:style-name="P88">CD</text:p>
            <text:p text:style-name="P88"/>
          </table:table-cell>
        </table:table-row>
        <table:table-row table:style-name="Tabla6.1">
          <table:covered-table-cell/>
          <table:table-cell table:style-name="Tabla6.B9" office:value-type="string">
            <text:p text:style-name="P30">6tCN.BL1.3 Elaborar i utilitzar gràfiques, taules i mapes per a representar la informació, etiquetar-les amb un títol significatiu i una llegenda i destacar algunes conclusions sobre la base de les dades representades.</text:p>
          </table:table-cell>
          <table:table-cell table:style-name="Tabla6.C9" office:value-type="string">
            <text:p text:style-name="P68"><text:span text:style-name="T4">6tCN.BL1.3.1</text:span><text:span text:style-name="T6"> </text:span><text:span text:style-name="T10">Utilitza</text:span><text:span text:style-name="T23"> la informació rellevant organitzada en esquemes, mapes conceptuals i gràfiques per a</text:span><text:span text:style-name="T4"> representar la informació i destacar algunes conclusions sobre la base de les dades representades i les </text:span><text:span text:style-name="T6">etiqueta amb un títol significatiu i una llegenda.</text:span></text:p>
          </table:table-cell>
          <table:table-cell table:style-name="Tabla6.D9" office:value-type="string">
            <text:p text:style-name="P88">CMCT</text:p>
            <text:p text:style-name="P88">CAA</text:p>
            <text:p text:style-name="P88">CCLI</text:p>
            <text:p text:style-name="P88"/>
          </table:table-cell>
        </table:table-row>
        <table:table-row table:style-name="Tabla6.1">
          <table:covered-table-cell/>
          <table:table-cell table:style-name="Tabla6.B10" office:value-type="string">
            <text:p text:style-name="P6">6tCN.BL1.4 Comunicar oralment i per escrit (text expositiu), de forma ordenada i clara, el procés d'indagació seguit i el resultat de l'experiència realitzada, utilitzant el vocabulari propi i fent ús de les TIC.</text:p>
          </table:table-cell>
          <table:table-cell table:style-name="Tabla6.C10" office:value-type="string">
            <text:p text:style-name="P33"><text:span text:style-name="T72">6tCN.BL1.4.1 Comunica oralment i per escrit </text:span><text:span text:style-name="T68">(text expositiu</text:span><text:span text:style-name="T72">), </text:span><text:span text:style-name="T68">de forma ordenada i clara, el procés d’indagació</text:span><text:span text:style-name="T72"> seguit</text:span><text:span text:style-name="T68"> </text:span><text:span text:style-name="T72">en una experiència realitzada; utilitza el vocabulari propi, analitza la informació procedent dels mitjans</text:span><text:span text:style-name="T68"> digitals, i la utilitza</text:span><text:span text:style-name="T72"> en les activitats d’aprenentatge.</text:span></text:p>
          </table:table-cell>
          <table:table-cell table:style-name="Tabla6.D10" office:value-type="string">
            <text:p text:style-name="P88">CCLI</text:p>
            <text:p text:style-name="P88">CAA</text:p>
            <text:p text:style-name="P88">CD</text:p>
          </table:table-cell>
        </table:table-row>
        <table:table-row table:style-name="Tabla6.1">
          <table:covered-table-cell/>
          <table:table-cell table:style-name="Tabla6.B14" table:number-rows-spanned="4" office:value-type="string">
            <text:p text:style-name="P23"><text:span text:style-name="T3">6tCN.BL1.5 Actuar de manera eficaç en equips de treball, participant en la planificació de metes comunes, prenent decisions raonades, responsabilitzant-se del seu rol i la seua tasca, fent propostes valuoses, reconeixent el treball alié, animant els altres membres del grup i utilitzant el diàleg igualitari per a resoldre</text:span><text:span text:style-name="T19"> conflictes i discrepàncies.</text:span></text:p>
          </table:table-cell>
          <table:table-cell table:style-name="Tabla6.C11" office:value-type="string">
            <text:p text:style-name="P26"><text:span text:style-name="T72">6tCN.BL1.5.1 Participa en la planificació de metes comunes, fa</text:span><text:span text:style-name="T68"> propostes</text:span><text:span text:style-name="T72"> valuoses i pren</text:span><text:span text:style-name="T68"> decisions</text:span><text:span text:style-name="T72"> raonades. </text:span></text:p>
          </table:table-cell>
          <table:table-cell table:style-name="Tabla6.D11" office:value-type="string">
            <text:p text:style-name="P88">CSC</text:p>
            <text:p text:style-name="P88">CAA</text:p>
            <text:p text:style-name="P88">SIEE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12" office:value-type="string">
            <text:p text:style-name="P70"><text:span text:style-name="T72">6tCN.BL1.5.2 Participa en diàlegs per a resoldre conflictes interpersonals, </text:span><text:span text:style-name="T69">pregunta </text:span><text:span text:style-name="T68">adequadament i reformula</text:span><text:span text:style-name="T72"> el contingut del discurs de l’interlocutor amb un llenguatge respectuós.</text:span></text:p>
          </table:table-cell>
          <table:table-cell table:style-name="Tabla6.D12" office:value-type="string">
            <text:p text:style-name="P88">CSC</text:p>
            <text:p text:style-name="P88">CCLI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13" office:value-type="string">
            <text:p text:style-name="P34"><text:span text:style-name="T72">6tCN.BL1.5.3 Utilitza el diàleg igualitari per a resoldre conflictes habituals,</text:span><text:span text:style-name="T92"> </text:span><text:span text:style-name="T94">respectant </text:span><text:span text:style-name="T93">els punts de vista dels altres,</text:span><text:span text:style-name="T92"> en les situacions que així ho requerisquen, </text:span><text:span text:style-name="T94">incorpora</text:span><text:span text:style-name="T93"> les intervencions alienes</text:span><text:span text:style-name="T92"> i manté la calma davant dels obstacles i malentesos.</text:span></text:p>
          </table:table-cell>
          <table:table-cell table:style-name="Tabla6.D13" office:value-type="string">
            <text:p text:style-name="P88">CSC</text:p>
            <text:p text:style-name="P88">CCLI</text:p>
            <text:p text:style-name="P88">SIEE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14" office:value-type="string">
            <text:p text:style-name="P68"><text:span text:style-name="T43">6tCN.BL1.5.4 </text:span><text:span text:style-name="T27">Anima els altres membres</text:span><text:span text:style-name="T43"> del seu <text:s/>grup i </text:span><text:span text:style-name="T27">reconeix el treball</text:span><text:span text:style-name="T43"> que realitzen dins de l'equip.</text:span></text:p>
          </table:table-cell>
          <table:table-cell table:style-name="Tabla6.D14" office:value-type="string">
            <text:p text:style-name="P88">CSC</text:p>
          </table:table-cell>
        </table:table-row>
        <table:table-row table:style-name="Tabla6.1">
          <table:covered-table-cell/>
          <table:table-cell table:style-name="Tabla6.B16" table:number-rows-spanned="2" office:value-type="string">
            <text:p text:style-name="P5">6tCN.BL1.6 Interpretar les demandes de les tasques d’aprenentatge, mantindre la concentració mentres les realitza, mostrar perseverança i flexibilitat davant dels reptes i dificultats, esforçar-se i mantindre la calma i la motivació, i intentar resoldre els dubtes pels seus propis mitjans fent-se preguntes i buscant ajuda, si en necessita.</text:p>
          </table:table-cell>
          <table:table-cell table:style-name="Tabla6.C15" office:value-type="string">
            <text:p text:style-name="P68"><text:span text:style-name="T43">6tCN.BL1.6.1 Roman en </text:span><text:span text:style-name="T27">calma davant de les dificultats</text:span><text:span text:style-name="T43"> que se li presenten quan realitza una seqüència d'activitats completa i manté <text:s/>la </text:span><text:span text:style-name="T27">motivació</text:span><text:span text:style-name="T43"> fins a finalitzar-la.</text:span></text:p>
          </table:table-cell>
          <table:table-cell table:style-name="Tabla6.D15" office:value-type="string">
            <text:p text:style-name="P88">SIEE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16" office:value-type="string">
            <text:p text:style-name="P68"><text:span text:style-name="T43">6tCN.BL1.6.2 </text:span><text:span text:style-name="T27">Persevera davant dels reptes i dificultats</text:span><text:span text:style-name="T43"> que se li plantegen en la realització d'una seqüència d'activitats completa i mostra </text:span><text:span text:style-name="T27">flexibilitat</text:span><text:span text:style-name="T43"> buscant</text:span><text:span text:style-name="T27"> solucions alternatives.</text:span></text:p>
          </table:table-cell>
          <table:table-cell table:style-name="Tabla6.D16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6.1">
          <table:covered-table-cell/>
          <table:table-cell table:style-name="Tabla6.B18" table:number-rows-spanned="2" office:value-type="string">
            <text:p text:style-name="P7">6tCN.BL1.7 Planificar la realització d’un producte o una tasca, establir metes, proposar un pla ordenat d’accions per a aconseguir-les, seleccionar els materials i estimar el temps per a cada pas, adaptant-lo davant dels canvis i imprevistos, avaluar el procés i la qualitat del producte final amb ajuda de guies per a l’observació i detallar les millores realitzades.</text:p>
          </table:table-cell>
          <table:table-cell table:style-name="Tabla6.C17" office:value-type="string">
            <text:p text:style-name="P25"><text:span text:style-name="T13">6tCN.BL1.7.1</text:span><text:span text:style-name="T14"> Estima el temps </text:span><text:span text:style-name="T13">que requerix <text:s/>cadascun dels passos del desenrotllament d'un producte o una tasca prèviament planificada i adapta</text:span><text:span text:style-name="T14"> el cronograma a canvis</text:span><text:span text:style-name="T13"> i imprevistos.</text:span></text:p>
          </table:table-cell>
          <table:table-cell table:style-name="Tabla6.D17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18" office:value-type="string">
            <text:p text:style-name="P68"><text:span text:style-name="T43">6tCN.BL1.7.2 Expressa de forma detallada les </text:span><text:span text:style-name="T27">millores</text:span><text:span text:style-name="T43"> que ha realitzat durant el procés de realització d'un producte o tasca per a </text:span><text:span text:style-name="T27">aconseguir els resultats especificats</text:span><text:span text:style-name="T43"> </text:span><text:span text:style-name="T27">en una guia d'observació</text:span><text:span text:style-name="T43"> prèviament acordada de forma individual o col·lectiva.</text:span></text:p>
          </table:table-cell>
          <table:table-cell table:style-name="Tabla6.D18" office:value-type="string">
            <text:p text:style-name="P88">CAA</text:p>
            <text:p text:style-name="P88">SIEE</text:p>
            <text:p text:style-name="P88"/>
          </table:table-cell>
        </table:table-row>
        <table:table-row table:style-name="Tabla6.1">
          <table:table-cell table:style-name="Tabla6.A19" table:number-rows-spanned="6" office:value-type="string">
            <text:p text:style-name="P87">2</text:p>
          </table:table-cell>
          <table:table-cell table:style-name="Tabla6.B20" table:number-rows-spanned="2" office:value-type="string">
            <text:p text:style-name="P67">6tCN.BL2.1 Identificar i localitzar els principals òrgans implicats en les funcions de nutrició i reproducció del cos humà i reconéixer les relacions fonamentals entre elles per mitjà de l’ús de les TIC de forma eficient i responsable.</text:p>
          </table:table-cell>
          <table:table-cell table:style-name="Tabla6.C19" office:value-type="string">
            <text:p text:style-name="P68"><text:span text:style-name="T23">6tCN.BL2.1.1 Identifica els principals òrgans</text:span><text:span text:style-name="T25"> implicats en les funcions de nutrició i reproducció </text:span><text:span text:style-name="T23">del cos humà per mitjà de l'ús</text:span><text:span text:style-name="T25"> de les TIC </text:span><text:span text:style-name="T23">de forma eficient i responsable.</text:span></text:p>
          </table:table-cell>
          <table:table-cell table:style-name="Tabla6.D19" office:value-type="string">
            <text:p text:style-name="P88">CMCT</text:p>
            <text:p text:style-name="P88">CD</text:p>
          </table:table-cell>
        </table:table-row>
        <table:table-row table:style-name="Tabla6.1">
          <table:covered-table-cell/>
          <table:covered-table-cell/>
          <table:table-cell table:style-name="Tabla6.C20" office:value-type="string">
            <text:p text:style-name="Standard"><text:span text:style-name="T23">6tCN.BL2.1.2 Reconeix les característiques fonamentals de les </text:span><text:span text:style-name="T25">funcions de nutrició i reproducció </text:span><text:span text:style-name="T23">del cos humà</text:span><text:span text:style-name="T25"> </text:span><text:span text:style-name="T35">per mitjà de</text:span><text:span text:style-name="T23"> </text:span><text:span text:style-name="T25">l'ús de les TIC </text:span><text:span text:style-name="T23">de forma eficient i responsable.</text:span></text:p>
          </table:table-cell>
          <table:table-cell table:style-name="Tabla6.D20" office:value-type="string">
            <text:p text:style-name="P88">CMCT</text:p>
            <text:p text:style-name="P88">CD</text:p>
            <text:p text:style-name="P88"/>
          </table:table-cell>
        </table:table-row>
        <table:table-row table:style-name="Tabla6.1">
          <table:covered-table-cell/>
          <table:table-cell table:style-name="Tabla6.B22" table:number-rows-spanned="2" office:value-type="string">
            <text:p text:style-name="P75">6tCN.BL2.2 Relacionar malalties que afecten aparells i sistemes del cos humà, adoptar estils de vida saludables i mesures preventives contra la malaltia, i reconéixer les repercussions que tenen amb l’adequat funcionament del cos i per a conservar la salut.</text:p>
          </table:table-cell>
          <table:table-cell table:style-name="Tabla6.C21" office:value-type="string">
            <text:p text:style-name="P73"><text:span text:style-name="T71">6tCN.BL2.2.1 Adopta estils de vida saludables i </text:span><text:span text:style-name="T67">mesures</text:span><text:span text:style-name="T66"> preventives davant de la malaltia </text:span><text:span text:style-name="T65">per a</text:span><text:span text:style-name="T71"> l’adequat funcionament del cos i per a conservar la salut.</text:span></text:p>
          </table:table-cell>
          <table:table-cell table:style-name="Tabla6.D21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22" office:value-type="string">
            <text:p text:style-name="P68"><text:span text:style-name="T73">6tCN.BL2.2.2 Relaciona les </text:span><text:span text:style-name="T74">malalties</text:span><text:span text:style-name="T73"> que afecten aparells i sistemes </text:span><text:span text:style-name="T74">del cos humà amb les repercussions que tenen per a l'adequat funcionament del mateix.</text:span></text:p>
          </table:table-cell>
          <table:table-cell table:style-name="Tabla6.D22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6.1">
          <table:covered-table-cell/>
          <table:table-cell table:style-name="Tabla6.B24" table:number-rows-spanned="2" office:value-type="string">
            <text:p text:style-name="P67">6tCN.BL2.3 Reconéixer emocions i sentiments propis i aliens, adoptar una conducta assertiva per a la resolució de conflictes de forma dialogada, reflexionar i extraure conclusions per a expressar-se mostrant empatia de forma respectuosa i creativa.</text:p>
          </table:table-cell>
          <table:table-cell table:style-name="Tabla6.C23" office:value-type="string">
            <text:p text:style-name="P68"><text:span text:style-name="T23">6tCN.BL2.3.1 Reconeix emocions i sentiments propis i aliens i </text:span><text:span text:style-name="T25">adopta una conducta assertiva per a la resolució de conflictes de forma dialogada</text:span><text:span text:style-name="T23">.</text:span></text:p>
          </table:table-cell>
          <table:table-cell table:style-name="Tabla6.D23" office:value-type="string">
            <text:p text:style-name="P88">SIEE</text:p>
            <text:p text:style-name="P88">CSC</text:p>
            <text:p text:style-name="P88">CAA</text:p>
          </table:table-cell>
        </table:table-row>
        <table:table-row table:style-name="Tabla6.1">
          <table:covered-table-cell/>
          <table:covered-table-cell/>
          <table:table-cell table:style-name="Tabla6.C24" office:value-type="string">
            <text:p text:style-name="P68"><text:span text:style-name="T23">6tCN.BL2.3.2 Expressa empatia de forma respectuosa i creativa i es posa en el lloc d'altres per a la</text:span><text:span text:style-name="T25"> resolució de conflictes de forma dialogada.</text:span></text:p>
          </table:table-cell>
          <table:table-cell table:style-name="Tabla6.D24" office:value-type="string">
            <text:p text:style-name="P88">SIEE</text:p>
            <text:p text:style-name="P88">CSC</text:p>
            <text:p text:style-name="P88">CAA</text:p>
          </table:table-cell>
        </table:table-row>
        <table:table-row table:style-name="Tabla6.1">
          <table:table-cell table:style-name="Tabla6.A25" table:number-rows-spanned="3" office:value-type="string">
            <text:p text:style-name="P87">3</text:p>
          </table:table-cell>
          <table:table-cell table:style-name="Tabla6.B4" table:number-rows-spanned="3" office:value-type="string">
            <text:p text:style-name="P40">6tCN.BL3.1 Identificar i explicar les diferents parts i tipus de cèl·lules, i reconéixer les principals característiques a través de l’ús eficient i responsable de la lupa i les TIC.</text:p>
          </table:table-cell>
          <table:table-cell table:style-name="Tabla6.B4" office:value-type="string">
            <text:p text:style-name="P69"><text:span text:style-name="T71">6tCN.BL3.1.1 Descriu les diferents</text:span><text:span text:style-name="T66"> parts i tipus de cèl·lules </text:span><text:span text:style-name="T65">i </text:span><text:span text:style-name="T71">reconeix les seus principals característiques a través de l’observació.</text:span></text:p>
          </table:table-cell>
          <table:table-cell table:style-name="Tabla6.D4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26" office:value-type="string">
            <text:p text:style-name="Standard"><text:span text:style-name="T23">6tCN.BL3.1.2 Organitza</text:span><text:span text:style-name="T43"> adequadament </text:span><text:span text:style-name="T27">(mapes conceptuals o ferramentes senzilles d'edició i presentació de continguts digitals) </text:span><text:span text:style-name="T43">la informació obtinguda en </text:span><text:span text:style-name="T27">mitjans</text:span><text:span text:style-name="T26"> digitals</text:span><text:span text:style-name="T43"> sobre la cèl·lula</text:span><text:span text:style-name="T27"> </text:span><text:span text:style-name="T39">per </text:span><text:span text:style-name="T40">a</text:span><text:span text:style-name="T30"> </text:span><text:span text:style-name="T50">u</text:span><text:span text:style-name="T43">tilitzar-la en tasques d'aprenentatge.</text:span></text:p>
          </table:table-cell>
          <table:table-cell table:style-name="Tabla6.D26" office:value-type="string">
            <text:p text:style-name="P88">CMCT</text:p>
            <text:p text:style-name="P88">CD</text:p>
          </table:table-cell>
        </table:table-row>
        <table:table-row table:style-name="Tabla6.1">
          <table:covered-table-cell/>
          <table:covered-table-cell/>
          <table:table-cell table:style-name="Tabla6.C27" office:value-type="string">
            <text:p text:style-name="Standard">6tCN.BL3.1.3 Fa un ús eficient i responsable de la lupa en els processos d'observació.</text:p>
          </table:table-cell>
          <table:table-cell table:style-name="Tabla6.D27" office:value-type="string">
            <text:p text:style-name="P88">CMCT</text:p>
          </table:table-cell>
        </table:table-row>
        <table:table-row table:style-name="Tabla6.1">
          <table:table-cell table:style-name="Tabla6.A28" table:number-rows-spanned="7" office:value-type="string">
            <text:p text:style-name="P87">4</text:p>
          </table:table-cell>
          <table:table-cell table:style-name="Tabla6.B4" table:number-rows-spanned="2" office:value-type="string">
            <text:p text:style-name="P57">6tCN.BL4.1 Aplicar els procediments per al càlcul de la densitat d’un cos i explicar el fenomen de flotabilitat per mitjà de l’experimentació.</text:p>
          </table:table-cell>
          <table:table-cell table:style-name="Tabla6.B4" office:value-type="string">
            <text:p text:style-name="Standard"><text:span text:style-name="T23">6tCN.BL4.1.1 Aplica els procediments per al </text:span><text:span text:style-name="T25">càlcul</text:span><text:span text:style-name="T24"> de la densitat</text:span><text:span text:style-name="T23"> d'un cos per mitjà de l'experimentació.</text:span><text:bookmark text:name="__DdeLink__295_1116109517"/></text:p>
          </table:table-cell>
          <table:table-cell table:style-name="Tabla6.D4" office:value-type="string">
            <text:p text:style-name="P88">CMCT</text:p>
            <text:p text:style-name="P88">SIEE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29" office:value-type="string">
            <text:p text:style-name="Standard"><text:span text:style-name="T23">6tCN.BL4.1.2 Explica el </text:span><text:span text:style-name="T25">fenomen</text:span><text:span text:style-name="T24"> de flotabilitat</text:span><text:span text:style-name="T23"> de diferents tipus de materials per mitjà de l'experimentació.</text:span></text:p>
          </table:table-cell>
          <table:table-cell table:style-name="Tabla6.D29" office:value-type="string">
            <text:p text:style-name="P88">CMCT</text:p>
            <text:p text:style-name="P88">SIEE</text:p>
          </table:table-cell>
        </table:table-row>
        <table:table-row table:style-name="Tabla6.1">
          <table:covered-table-cell/>
          <table:table-cell table:style-name="Tabla6.B32" table:number-rows-spanned="3" office:value-type="string">
            <text:p text:style-name="P44"><text:span text:style-name="T19">6tCN.BL4.2 Diferenciar les principals característiques de tipus d'energia, les seues fonts, el seu origen i matèries primeres, enunciant els beneficis i riscos del seu ús (</text:span><text:span text:style-name="T21">esgotament</text:span><text:span text:style-name="T19">, pluja àcida, radioactivitat), actuant d'acord amb hàbits de consum responsable de l'energia i altres recursos.</text:span></text:p>
          </table:table-cell>
          <table:table-cell table:style-name="Tabla6.C30" office:value-type="string">
            <text:p text:style-name="Standard"><text:span text:style-name="T23">6tCN.BL4.2.1 Diferencia les principals</text:span><text:span text:style-name="T24"> característiques dels distints tipus d'energia, les seues fonts, el seu origen i les matèries primeres</text:span><text:span text:style-name="T23">.</text:span></text:p>
          </table:table-cell>
          <table:table-cell table:style-name="Tabla6.D30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31" office:value-type="string">
            <text:p text:style-name="Standard"><text:span text:style-name="T23">6tCN.BL4 2.2 Enuncia els</text:span><text:span text:style-name="T24"> beneficis i riscos de l'ús</text:span><text:span text:style-name="T23"> dels diferents tipus d'energia (</text:span><text:span text:style-name="T51">esgotament</text:span><text:span text:style-name="T23">, pluja àcida, radioactivitat).</text:span></text:p>
          </table:table-cell>
          <table:table-cell table:style-name="Tabla6.D31" office:value-type="string">
            <text:p text:style-name="P88">CMCT</text:p>
            <text:p text:style-name="P88">CSC</text:p>
          </table:table-cell>
        </table:table-row>
        <table:table-row table:style-name="Tabla6.1">
          <table:covered-table-cell/>
          <table:covered-table-cell/>
          <table:table-cell table:style-name="Tabla6.C32" office:value-type="string">
            <text:p text:style-name="Standard"><text:span text:style-name="T23">6tCN.BL4.2.3 Actua al centre i al barri d'acord </text:span><text:span text:style-name="T25">amb</text:span><text:span text:style-name="T24"> hàbits de consum responsable</text:span><text:span text:style-name="T23"> de l'energia i altres recursos.</text:span></text:p>
          </table:table-cell>
          <table:table-cell table:style-name="Tabla6.D32" office:value-type="string">
            <text:p text:style-name="P88">CMCT</text:p>
            <text:p text:style-name="P88">CSC</text:p>
          </table:table-cell>
        </table:table-row>
        <table:table-row table:style-name="Tabla6.1">
          <table:covered-table-cell/>
          <table:table-cell table:style-name="Tabla6.B34" table:number-rows-spanned="2" office:value-type="string">
            <text:p text:style-name="Standard">6tCN.BL4.3 Planificar i realitzar experiències senzilles per a reconéixer els canvis químics de la matèria i les seues reaccions, respectant les normes d'ús, de seguretat i de conservació dels instruments i dels materials de treball a l'aula.</text:p>
          </table:table-cell>
          <table:table-cell table:style-name="Tabla6.C33" office:value-type="string">
            <text:p text:style-name="Standard"><text:span text:style-name="T23">6tCN.BL4.3.1 </text:span><text:span text:style-name="T24">Reconeix</text:span><text:span text:style-name="T23"> en experiències senzilles, </text:span><text:span text:style-name="T47">planificades</text:span><text:span text:style-name="T46"> amb els seus companys i amb l'ajuda de guies</text:span><text:span text:style-name="T52">,</text:span><text:span text:style-name="T23"> </text:span><text:span text:style-name="T25">els</text:span><text:span text:style-name="T24"> distints tipus de matèria segons la seua composició (substàncies pures, mescles i dissolucions) i els <text:s/>canvis químics de la matèria.</text:span></text:p>
          </table:table-cell>
          <table:table-cell table:style-name="Tabla6.D33" office:value-type="string">
            <text:p text:style-name="P88">CMCT</text:p>
            <text:p text:style-name="P88">SIEE</text:p>
          </table:table-cell>
        </table:table-row>
        <table:table-row table:style-name="Tabla6.1">
          <table:covered-table-cell/>
          <table:covered-table-cell/>
          <table:table-cell table:style-name="Tabla6.C34" office:value-type="string">
            <text:p text:style-name="Standard"><text:span text:style-name="T23">6tCN.BL4.3.3 </text:span><text:span text:style-name="T59">Participa en </text:span><text:span text:style-name="T32">l'avaluació </text:span><text:span text:style-name="T59">del </text:span><text:span text:style-name="T32">compliment de les normes d'ús, de seguretat i de conservació de materials</text:span><text:span text:style-name="T59"> i instruments adequades al context de les</text:span><text:span text:style-name="T32"> eixides</text:span><text:span text:style-name="T59"> fora de l'aula i fa</text:span><text:span text:style-name="T32"> propostes de millora</text:span><text:span text:style-name="T59"> per a les situacions conflictives que es produïxen</text:span><text:span text:style-name="T32">.</text:span></text:p>
          </table:table-cell>
          <table:table-cell table:style-name="Tabla6.D34" office:value-type="string">
            <text:p text:style-name="P88">CSC</text:p>
            <text:p text:style-name="P88">SIEE</text:p>
          </table:table-cell>
        </table:table-row>
        <table:table-row table:style-name="Tabla6.1">
          <table:table-cell table:style-name="Tabla6.A35" table:number-rows-spanned="9" office:value-type="string">
            <text:p text:style-name="P87">5</text:p>
          </table:table-cell>
          <table:table-cell table:style-name="Tabla6.B4" table:number-rows-spanned="2" office:value-type="string">
            <text:p text:style-name="P39">6tCN.BL5.1 Explorar i classificar els elements de joguets/aparells elèctrics a través del seu muntatge i/o desmuntatge, per a descriure els principis bàsics de funcionament i la seua utilitat.</text:p>
          </table:table-cell>
          <table:table-cell table:style-name="Tabla6.B4" office:value-type="string">
            <text:p text:style-name="Standard"><text:span text:style-name="T23">6tCN.BL5.1.1 Classifica els</text:span><text:span text:style-name="T24"> components bàsics de joguets/aparells elèctrics</text:span><text:span text:style-name="T23"> a través del seu muntatge <text:s/>i/o desmuntatge.</text:span></text:p>
          </table:table-cell>
          <table:table-cell table:style-name="Tabla6.D4" office:value-type="string">
            <text:p text:style-name="P88">CMCT</text:p>
            <text:p text:style-name="P88">CSC</text:p>
            <text:p text:style-name="P88"/>
          </table:table-cell>
        </table:table-row>
        <table:table-row table:style-name="Tabla6.1">
          <table:covered-table-cell/>
          <table:covered-table-cell/>
          <table:table-cell table:style-name="Tabla6.C36" office:value-type="string">
            <text:p text:style-name="Standard"><text:span text:style-name="T23">6tCN.BL5.1.2 Descriu els </text:span><text:span text:style-name="T25">principis bàsics de funcionament i la utilitat dels circuits elèctrics.</text:span></text:p>
          </table:table-cell>
          <table:table-cell table:style-name="Tabla6.D36" office:value-type="string">
            <text:p text:style-name="P88">CMCT</text:p>
            <text:p text:style-name="P88">CD</text:p>
          </table:table-cell>
        </table:table-row>
        <table:table-row table:style-name="Tabla6.1">
          <table:covered-table-cell/>
          <table:table-cell table:style-name="Tabla6.B38" table:number-rows-spanned="2" office:value-type="string">
            <text:p text:style-name="P93">6tCN.BL5.2 Realitzar experiències senzilles <text:soft-page-break/>amb corrioles, explicar els resultats i actuar segons les instruccions i normes de seguretat.</text:p>
          </table:table-cell>
          <table:table-cell table:style-name="Tabla6.C37" office:value-type="string">
            <text:p text:style-name="Standard"><text:span text:style-name="T23">6tCN.BL5.2.1 Proporciona informació sobre la realització d'experiències senzilles amb </text:span><text:soft-page-break/><text:span text:style-name="T23">màquines amb operadors combinats (</text:span><text:span text:style-name="T25">corrioles</text:span><text:span text:style-name="T28"> i plans inclinats</text:span><text:span text:style-name="T41">) </text:span><text:span text:style-name="T29">i avalua</text:span><text:span text:style-name="T41">,</text:span><text:span text:style-name="T51"> </text:span><text:span text:style-name="T46">amb ajuda de guies</text:span><text:span text:style-name="T52">,</text:span><text:span text:style-name="T51"> els resultats obtinguts.</text:span></text:p>
          </table:table-cell>
          <table:table-cell table:style-name="Tabla6.D37" office:value-type="string">
            <text:p text:style-name="P88">CMCT</text:p>
            <text:p text:style-name="P88">SIEE</text:p>
          </table:table-cell>
        </table:table-row>
        <table:table-row table:style-name="Tabla6.1">
          <table:covered-table-cell/>
          <table:covered-table-cell/>
          <table:table-cell table:style-name="Tabla6.C38" office:value-type="string">
            <text:p text:style-name="Standard"><text:span text:style-name="T23">6tCN.BL5.2.2 Seguix les instruccions i les normes de seguretat quan realitza experiències amb </text:span><text:span text:style-name="T25">corrioles</text:span><text:span text:style-name="T24"> i plans inclinats.</text:span></text:p>
          </table:table-cell>
          <table:table-cell table:style-name="Tabla6.D38" office:value-type="string">
            <text:p text:style-name="P88">SIEE</text:p>
            <text:p text:style-name="P88">CSC</text:p>
          </table:table-cell>
        </table:table-row>
        <table:table-row table:style-name="Tabla6.1">
          <table:covered-table-cell/>
          <table:table-cell table:style-name="Tabla6.B41" table:number-rows-spanned="3" office:value-type="string">
            <text:p text:style-name="P93">6tCN.BL5.3 Planificar el disseny i realitzar el muntatge d'un circuit elèctric per a identificar els seus elements, explicar alguns efectes de l'electricitat i la relació entre electricitat i magnetisme, proporcionar informació sobre quines estratègies han emprat i avaluar el resultat.</text:p>
          </table:table-cell>
          <table:table-cell table:style-name="Tabla6.C39" office:value-type="string">
            <text:p text:style-name="Standard"><text:span text:style-name="T23">6tCN.BL5.3.1 Construïx, dissenyant-ho prèviament, un </text:span><text:span text:style-name="T25">circuit</text:span><text:span text:style-name="T24"> elèctric.</text:span></text:p>
          </table:table-cell>
          <table:table-cell table:style-name="Tabla6.D39" office:value-type="string">
            <text:p text:style-name="P88">CMCT</text:p>
            <text:p text:style-name="P88">SIEE</text:p>
          </table:table-cell>
        </table:table-row>
        <table:table-row table:style-name="Tabla6.1">
          <table:covered-table-cell/>
          <table:covered-table-cell/>
          <table:table-cell table:style-name="Tabla6.C40" office:value-type="string">
            <text:p text:style-name="Standard"><text:span text:style-name="T51">6tCN.BL5.3.2 </text:span><text:span text:style-name="T42">Proporciona informació sobre les estratègies emprades per a la </text:span><text:span text:style-name="T31">construcció de circuits elèctrics</text:span><text:span text:style-name="T42"> i avalua, </text:span><text:span text:style-name="T49">amb ajuda de guies</text:span><text:span text:style-name="T57">,</text:span><text:span text:style-name="T42"> els resultats obtinguts.</text:span></text:p>
          </table:table-cell>
          <table:table-cell table:style-name="Tabla6.D40" office:value-type="string">
            <text:p text:style-name="P88">CMCT</text:p>
            <text:p text:style-name="P88">SIEE</text:p>
          </table:table-cell>
        </table:table-row>
        <table:table-row table:style-name="Tabla6.1">
          <table:covered-table-cell/>
          <table:covered-table-cell/>
          <table:table-cell table:style-name="Tabla6.C41" office:value-type="string">
            <text:p text:style-name="P37"><text:span text:style-name="T23">6tCN.BL5.3.3 Identifica els elements dels circuits elèctrics i descriu alguns </text:span><text:span text:style-name="T25">efectes</text:span><text:span text:style-name="T24"> de l'electricitat i la relació entre electricitat i magnetisme.</text:span></text:p>
          </table:table-cell>
          <table:table-cell table:style-name="Tabla6.D41" office:value-type="string">
            <text:p text:style-name="P88">CMCT</text:p>
            <text:p text:style-name="P88"/>
          </table:table-cell>
        </table:table-row>
        <table:table-row table:style-name="Tabla6.1">
          <table:covered-table-cell/>
          <table:table-cell table:style-name="Tabla6.B43" table:number-rows-spanned="2" office:value-type="string">
            <text:p text:style-name="P93">6tCN.BL5.4 <text:span text:style-name="T100">Qüestionar i debatre sobre la importància de la tecnologia en la vida quotidiana, sobre alguns dels grans descobriments i invents de la humanitat relacionats amb l'electricitat i el magnetisme i sobre alguns avanços de la ciència que milloren la vida, reconéixer la seua contribució a les necessitats humanes i contrastar eixa reflexió amb companys i companyes.</text:span></text:p>
          </table:table-cell>
          <table:table-cell table:style-name="Tabla6.C42" office:value-type="string">
            <text:p text:style-name="Standard"><text:span text:style-name="T23">6tCN.BL5.4.1 Participa activament en debats sobre la importància </text:span><text:span text:style-name="T25">d'alguns</text:span><text:span text:style-name="T24"> dels grans descobriments i invents de la humanitat relacionats amb l'electricitat i el magnetisme exposant i reformulant les seues opinions.</text:span></text:p>
          </table:table-cell>
          <table:table-cell table:style-name="Tabla6.D42" office:value-type="string">
            <text:p text:style-name="P88">CMCT</text:p>
            <text:p text:style-name="P88">CSC</text:p>
          </table:table-cell>
        </table:table-row>
        <table:table-row table:style-name="Tabla6.1">
          <table:covered-table-cell/>
          <table:covered-table-cell/>
          <table:table-cell table:style-name="Tabla6.C43" office:value-type="string">
            <text:p text:style-name="Standard"><text:span text:style-name="T23">6tCN.BL5.4.2 Reconeix els beneficis i els riscos d'alguns avanços de la ciència, </text:span><text:span text:style-name="T25">que milloren la vida i la seua contribució a les necessitats humanes.</text:span></text:p>
          </table:table-cell>
          <table:table-cell table:style-name="Tabla6.D43" office:value-type="string">
            <text:p text:style-name="P88">CMCT</text:p>
            <text:p text:style-name="P88">CSC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imSun1" svg:font-family="SimSun" style:font-family-generic="roman"/>
    <style:font-face style:name="Andale Sans UI" svg:font-family="'Andale Sans UI', 'Arial Unicode MS'" style:font-pitch="variable"/>
    <style:font-face style:name="Calibri1" svg:font-family="Calibri" style:font-pitch="variable"/>
    <style:font-face style:name="Mangal3" svg:font-family="Mangal" style:font-pitch="variable"/>
    <style:font-face style:name="Microsoft YaHei" svg:font-family="'Microsoft YaHei'" style:font-pitch="variable"/>
    <style:font-face style:name="Times" svg:font-family="Times, 'Times New Roman'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horndale" fo:font-family="Thorndale, 'Times New Roman'" style:font-family-generic="roman" style:font-pitch="variable" fo:font-size="12pt" style:letter-kerning="true" style:font-name-asian="Andale Sans UI" style:font-family-asian="'Andale Sans UI', 'Arial Unicode MS'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3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family-generic="roman" style:font-pitch="variable" style:font-name-asian="SimSun1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1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estern" style:family="paragraph" style:parent-style-name="Standard">
      <style:paragraph-properties fo:margin-top="0cm" fo:margin-bottom="0.25cm" style:contextual-spacing="false"/>
      <style:text-properties style:font-name="Times" fo:font-family="Times, 'Times New Roman'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-Cuerpo_20_de_20_texto1" style:display-name="WW-Cuerpo de texto1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letter-kerning="true" style:font-name-asian="SimSun1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LO-normal" style:family="paragraph">
      <style:paragraph-properties fo:margin-top="0cm" fo:margin-bottom="0cm" style:contextual-spacing="false" fo:orphans="0" fo:widows="0" fo:hyphenation-ladder-count="no-limit"/>
      <style:text-properties fo:color="#000000" style:font-name="Verdana" fo:font-family="Verdana" style:font-pitch="variable" fo:font-size="12pt" style:font-name-asian="Verdana" style:font-family-asian="Verdana" style:font-pitch-asian="variable" style:font-size-asian="12pt" style:language-asian="zh" style:country-asian="CN" style:font-name-complex="Verdana" style:font-family-complex="Verdana" style:font-pitch-complex="variable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 style:snap-to-layout-grid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snap-to-layout-grid="false"/>
      <style:text-properties fo:color="#000000"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Texto_20_de_20_cuerpo_20_Car" style:display-name="Texto de cuerpo Car" style:family="text">
      <style:text-properties style:font-name="Thorndale" fo:font-family="Thorndale, 'Times New Roman'" style:font-family-generic="roman" style:font-pitch="variable" fo:font-size="12pt" style:letter-kerning="true" style:font-name-asian="Andale Sans UI" style:font-family-asian="'Andale Sans UI', 'Arial Unicode MS'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WW-Absatz-Standardschriftart1" style:family="text"/>
    <style:style style:name="WW-Absatz-Standardschriftart11" style:family="text"/>
    <style:style style:name="Numbering_20_Symbols" style:display-name="Numbering Symbols" style:family="text"/>
    <style:style style:name="WW-Fuente_20_de_20_párrafo_20_predeter." style:display-name="WW-Fuente de párrafo predeter.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page-layout style:name="Mpm1">
      <style:page-layout-properties fo:page-width="21.59cm" fo:page-height="27.94cm" style:num-format="1" style:print-orientation="portrait" fo:margin-top="1.499cm" fo:margin-bottom="0.801cm" fo:margin-left="1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40.801cm" style:num-format="1" style:print-orientation="portrait" fo:margin-top="1.499cm" fo:margin-bottom="0.801cm" fo:margin-left="1.499cm" fo:margin-right="1.499cm" fo:background-color="transparent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50.1cm" style:num-format="1" style:print-orientation="portrait" fo:margin-top="1.499cm" fo:margin-bottom="0.801cm" fo:margin-left="1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50.999cm" style:num-format="1" style:print-orientation="portrait" fo:margin-top="1.499cm" fo:margin-bottom="0.801cm" fo:margin-left="1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59cm" fo:page-height="60.3cm" style:num-format="1" style:print-orientation="portrait" fo:margin-top="1.499cm" fo:margin-bottom="0.801cm" fo:margin-left="1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72.7cm" style:num-format="1" style:print-orientation="portrait" fo:margin-top="1.499cm" fo:margin-bottom="0.801cm" fo:margin-left="1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68.599cm" style:num-format="1" style:print-orientation="portrait" fo:margin-top="1.499cm" fo:margin-bottom="0.43cm" fo:margin-left="1.499cm" fo:margin-right="1.49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 style:next-style-name="_32_">
      <style:footer>
        <text:p text:style-name="MP1"><text:page-number text:select-page="current">1</text:page-number></text:p>
      </style:footer>
    </style:master-page>
    <style:master-page style:name="_32_" style:display-name="2" style:page-layout-name="Mpm3" style:next-style-name="_33_">
      <style:footer>
        <text:p text:style-name="MP1"><text:page-number text:select-page="current">2</text:page-number></text:p>
      </style:footer>
    </style:master-page>
    <style:master-page style:name="_33_" style:display-name="3" style:page-layout-name="Mpm4">
      <style:footer>
        <text:p text:style-name="MP1"><text:page-number text:select-page="current">3</text:page-number></text:p>
      </style:footer>
    </style:master-page>
    <style:master-page style:name="_34_" style:display-name="4" style:page-layout-name="Mpm5">
      <style:footer>
        <text:p text:style-name="MP1"><text:page-number text:select-page="current">10</text:page-number></text:p>
      </style:footer>
    </style:master-page>
    <style:master-page style:name="_35_" style:display-name="5" style:page-layout-name="Mpm6">
      <style:footer>
        <text:p text:style-name="MP1"><text:page-number text:select-page="current">12</text:page-number></text:p>
      </style:footer>
    </style:master-page>
    <style:master-page style:name="_36_" style:display-name="6" style:page-layout-name="Mpm7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2:37:33.265000000</meta:creation-date>
    <dc:date>2015-09-10T09:35:52.143621078</dc:date>
    <meta:editing-cycles>85</meta:editing-cycles>
    <meta:editing-duration>P12DT3H17M7S</meta:editing-duration>
    <meta:generator>LibreOffice/4.2.5.2$Linux_X86_64 LibreOffice_project/420m0$Build-2</meta:generator>
    <dc:creator>lliurex </dc:creator>
    <meta:document-statistic meta:table-count="6" meta:image-count="0" meta:object-count="0" meta:page-count="14" meta:paragraph-count="930" meta:word-count="9424" meta:character-count="62703" meta:non-whitespace-character-count="54000"/>
  </office:meta>
</office:document-meta>
</file>